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ystem-ui, apple-system, system-ui, 'Segoe UI', Roboto, 'Noto Sans', Ubuntu, Cantarell, 'Helvetica Neue', Oxygen, 'Open Sans', sans-serif"/>
    <style:font-face style:name="OpenSymbol" svg:font-family="OpenSymbol"/>
    <style:font-face style:name="var ds-font-family-code" svg:font-family="'var ds-font-family-cod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color="#ff0000"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style>
    <style:style style:name="T1" style:family="text">
      <style:text-properties fo:font-size="20pt" style:font-size-asian="20pt" style:font-size-complex="20pt"/>
    </style:style>
    <style:style style:name="T2" style:family="text">
      <style:text-properties fo:font-size="36pt" style:font-size-asian="36pt" style:font-size-complex="36pt"/>
    </style:style>
    <text:list-style style:name="L1">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0.8799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NexusAI. 101 product design</text:span></text:p>
      <text:p text:style-name="Standard"/>
      <text:p text:style-name="P2">TOP SECRET.<text:line-break/>RESTRICTED<text:line-break/>CONFIDENTIAL<text:line-break/>TRADEMARKS AND TRADESECRETS</text:p>
      <text:p text:style-name="Standard"/>
      <text:p text:style-name="P3">Rajinder</text:p>
      <text:p text:style-name="Standard"/>
      <text:p text:style-name="Standard"/>
      <text:p text:style-name="P1">AI SettingWidget 1.0</text:p>
      <text:p text:style-name="Standard"><text:line-break/><text:line-break/><text:line-break/> Update and refactor this settingswidget to include new features</text:p>
      <text:p text:style-name="Standard"/>
      <text:p text:style-name="Standard">Let’s design a third-party AI integration form that is user-friendly, intuitive, and visually appealing. This form will allow users to integrate online AI systems (e.g., OpenAI, Hugging Face, etc.) by providing necessary details like API keys, endpoints, and model configurations.</text:p>
      <text:p text:style-name="Standard"/>
      <text:p text:style-name="Standard">Design and Usability Considerations</text:p>
      <text:p text:style-name="Standard">Clear and Intuitive Layout:</text:p>
      <text:p text:style-name="Standard"/>
      <text:p text:style-name="Standard">Group related fields together (e.g., API details, model settings).</text:p>
      <text:p text:style-name="Standard"/>
      <text:p text:style-name="Standard">Use labels, placeholders, and tooltips to guide users.</text:p>
      <text:p text:style-name="Standard"/>
      <text:p text:style-name="Standard">Dynamic Form:</text:p>
      <text:p text:style-name="Standard"/>
      <text:p text:style-name="Standard">Show/hide fields based on the selected AI provider (e.g., OpenAI, Hugging Face).</text:p>
      <text:p text:style-name="Standard"/>
      <text:p text:style-name="Standard">Provide default values for common fields (e.g., OpenAI's API endpoint).</text:p>
      <text:p text:style-name="Standard"/>
      <text:p text:style-name="Standard">Validation and Feedback:</text:p>
      <text:p text:style-name="Standard"/>
      <text:p text:style-name="Standard">Validate inputs in real-time (e.g., check if the API key is in the correct format).</text:p>
      <text:p text:style-name="Standard"/>
      <text:p text:style-name="Standard">Display clear error messages for invalid inputs.</text:p>
      <text:p text:style-name="Standard"/>
      <text:p text:style-name="Standard">User-Friendly Feedback:</text:p>
      <text:p text:style-name="Standard"/>
      <text:p text:style-name="Standard">Show a loading spinner while saving settings.</text:p>
      <text:p text:style-name="Standard"/>
      <text:p text:style-name="Standard">Display success/error messages after submission.</text:p>
      <text:p text:style-name="Standard"/>
      <text:p text:style-name="Standard">Security:</text:p>
      <text:p text:style-name="Standard"/>
      <text:p text:style-name="Standard">Mask sensitive fields like API keys (e.g., show as ******* after input).</text:p>
      <text:p text:style-name="Standard"><text:soft-page-break/></text:p>
      <text:p text:style-name="Standard">Preview of the Third-Party AI Integration Form</text:p>
      <text:p text:style-name="Standard">Form Fields</text:p>
      <text:p text:style-name="Standard">AI Provider (Dropdown):</text:p>
      <text:p text:style-name="Standard"/>
      <text:p text:style-name="Standard">Options: OpenAI, Hugging Face, Custom.</text:p>
      <text:p text:style-name="Standard"/>
      <text:p text:style-name="Standard">Default: OpenAI.</text:p>
      <text:p text:style-name="Standard"/>
      <text:p text:style-name="Standard">API Key (Input):</text:p>
      <text:p text:style-name="Standard"/>
      <text:p text:style-name="Standard">Placeholder: "Enter your API key".</text:p>
      <text:p text:style-name="Standard"/>
      <text:p text:style-name="Standard">Masked input for security.</text:p>
      <text:p text:style-name="Standard"/>
      <text:p text:style-name="Standard">API Endpoint (Input):</text:p>
      <text:p text:style-name="Standard"/>
      <text:p text:style-name="Standard">Placeholder: "Enter the API endpoint".</text:p>
      <text:p text:style-name="Standard"/>
      <text:p text:style-name="Standard">Default value for OpenAI: https://api.openai.com/v1.</text:p>
      <text:p text:style-name="Standard"/>
      <text:p text:style-name="Standard">Model Name (Input):</text:p>
      <text:p text:style-name="Standard"/>
      <text:p text:style-name="Standard">Placeholder: "Enter the model name (e.g., gpt-4)".</text:p>
      <text:p text:style-name="Standard"/>
      <text:p text:style-name="Standard">Temperature (Slider):</text:p>
      <text:p text:style-name="Standard"/>
      <text:p text:style-name="Standard">Range: 0 to 1.</text:p>
      <text:p text:style-name="Standard"/>
      <text:p text:style-name="Standard">Default: 0.7.</text:p>
      <text:p text:style-name="Standard"/>
      <text:p text:style-name="Standard">Max Tokens (Input):</text:p>
      <text:p text:style-name="Standard"/>
      <text:p text:style-name="Standard">Placeholder: "Enter max tokens (e.g., 100)".</text:p>
      <text:p text:style-name="Standard"/>
      <text:p text:style-name="Standard">System Prompt (Textarea):</text:p>
      <text:p text:style-name="Standard"/>
      <text:p text:style-name="Standard">Placeholder: "Enter a system prompt (e.g., You are a helpful assistant.)".</text:p>
      <text:p text:style-name="Standard"/>
      <text:p text:style-name="Standard">Response Format (Dropdown):</text:p>
      <text:p text:style-name="Standard"/>
      <text:p text:style-name="Standard">Options: Text, JSON, Markdown.</text:p>
      <text:p text:style-name="Standard"/>
      <text:p text:style-name="Standard">Default: Text.</text:p>
      <text:p text:style-name="Standard"/>
      <text:p text:style-name="Standard">Language (Dropdown):</text:p>
      <text:p text:style-name="Standard"/>
      <text:p text:style-name="Standard">Options: English, Spanish, French.</text:p>
      <text:p text:style-name="Standard"/>
      <text:p text:style-name="Standard">Default: English.</text:p>
      <text:p text:style-name="Standard"/>
      <text:p text:style-name="Standard">Save Button:</text:p>
      <text:p text:style-name="Standard"><text:soft-page-break/></text:p>
      <text:p text:style-name="Standard">Text: "Save Integration".</text:p>
      <text:p text:style-name="Standard"/>
      <text:p text:style-name="Standard">Disabled until all required fields are filled.</text:p>
      <text:p text:style-name="Standard"/>
      <text:p text:style-name="Standard">Code Preview</text:p>
      <text:p text:style-name="Standard">Here’s how the form could look in code:</text:p>
      <text:p text:style-name="Standard"/>
      <text:p text:style-name="Standard">javascript</text:p>
      <text:p text:style-name="Standard">Copy</text:p>
      <text:p text:style-name="Standard">renderThirdPartyIntegrationForm() {</text:p>
      <text:p text:style-name="Standard"><text:s text:c="4"/>const settingsPanel = this.createElement('div', { id: 'thirdPartyIntegrationPanel', className: 'settings-panel' }, this.container);</text:p>
      <text:p text:style-name="Standard"/>
      <text:p text:style-name="Standard"><text:s text:c="4"/>// AI Provider Dropdown</text:p>
      <text:p text:style-name="Standard"><text:s text:c="4"/>this.createLabel('AI Provider:', 'ai-provider', settingsPanel);</text:p>
      <text:p text:style-name="Standard"><text:s text:c="4"/>this.createDropdown('ai-provider', [</text:p>
      <text:p text:style-name="Standard"><text:s text:c="8"/>{ value: 'openai', text: 'OpenAI' },</text:p>
      <text:p text:style-name="Standard"><text:s text:c="8"/>{ value: 'huggingface', text: 'Hugging Face' },</text:p>
      <text:p text:style-name="Standard"><text:s text:c="8"/>{ value: 'custom', text: 'Custom' },</text:p>
      <text:p text:style-name="Standard"><text:s text:c="4"/>], settingsPanel);</text:p>
      <text:p text:style-name="Standard"/>
      <text:p text:style-name="Standard"><text:s text:c="4"/>// API Key Input</text:p>
      <text:p text:style-name="Standard"><text:s text:c="4"/>this.createLabel('API Key:', 'api-key', settingsPanel);</text:p>
      <text:p text:style-name="Standard"><text:s text:c="4"/>this.createInput('api-key', 'password', null, null, '', settingsPanel, 'Enter your API key');</text:p>
      <text:p text:style-name="Standard"/>
      <text:p text:style-name="Standard"><text:s text:c="4"/>// API Endpoint Input</text:p>
      <text:p text:style-name="Standard"><text:s text:c="4"/>this.createLabel('API Endpoint:', 'api-endpoint', settingsPanel);</text:p>
      <text:p text:style-name="Standard"><text:s text:c="4"/>this.createInput('api-endpoint', 'text', null, null, 'https://api.openai.com/v1', settingsPanel, 'Enter the API endpoint');</text:p>
      <text:p text:style-name="Standard"/>
      <text:p text:style-name="Standard"><text:s text:c="4"/>// Model Name Input</text:p>
      <text:p text:style-name="Standard"><text:s text:c="4"/>this.createLabel('Model Name:', 'model-name', settingsPanel);</text:p>
      <text:p text:style-name="Standard"><text:s text:c="4"/>this.createInput('model-name', 'text', null, null, '', settingsPanel, 'Enter the model name (e.g., gpt-4)');</text:p>
      <text:p text:style-name="Standard"/>
      <text:p text:style-name="Standard"><text:s text:c="4"/>// Temperature Slider</text:p>
      <text:p text:style-name="Standard"><text:s text:c="4"/>this.createLabel('Temperature:', 'temperature', settingsPanel);</text:p>
      <text:p text:style-name="Standard"><text:s text:c="4"/>this.createSlider('temperature', 0, 1, 0.1, 0.7, settingsPanel);</text:p>
      <text:p text:style-name="Standard"><text:s text:c="4"/>this.createElement('span', { className: 'tooltip', textContent: '❓' }, settingsPanel).title = 'Controls the randomness of the model\'s output. Lower values make the output more deterministic.';</text:p>
      <text:p text:style-name="Standard"/>
      <text:p text:style-name="Standard"><text:s text:c="4"/>// Max Tokens Input</text:p>
      <text:p text:style-name="Standard"><text:s text:c="4"/>this.createLabel('Max Tokens:', 'max-tokens', settingsPanel);</text:p>
      <text:p text:style-name="Standard"><text:s text:c="4"/>this.createInput('max-tokens', 'number', 1, 1000, 100, settingsPanel, 'Enter max tokens (e.g., 100)');</text:p>
      <text:p text:style-name="Standard"/>
      <text:p text:style-name="Standard"><text:s text:c="4"/>// System Prompt Textarea</text:p>
      <text:p text:style-name="Standard"><text:s text:c="4"/>this.createLabel('System Prompt:', 'system-prompt', settingsPanel);</text:p>
      <text:p text:style-name="Standard"><text:s text:c="4"/>this.createTextarea('system-prompt', 'Enter a system prompt (e.g., You are a helpful assistant.)', settingsPanel);</text:p>
      <text:p text:style-name="Standard"/>
      <text:p text:style-name="Standard"><text:s text:c="4"/>// Response Format Dropdown</text:p>
      <text:p text:style-name="Standard"><text:s text:c="4"/>this.createLabel('Response Format:', 'response-format', settingsPanel);</text:p>
      <text:p text:style-name="Standard"><text:s text:c="4"/>this.createDropdown('response-format', [</text:p>
      <text:p text:style-name="Standard"><text:s text:c="8"/>{ value: 'text', text: 'Text' },</text:p>
      <text:p text:style-name="Standard"><text:s text:c="8"/>{ value: 'json', text: 'JSON' },</text:p>
      <text:p text:style-name="Standard"><text:s text:c="8"/>{ value: 'markdown', text: 'Markdown' },</text:p>
      <text:p text:style-name="Standard"><text:soft-page-break/><text:s text:c="4"/>], settingsPanel);</text:p>
      <text:p text:style-name="Standard"/>
      <text:p text:style-name="Standard"><text:s text:c="4"/>// Language Dropdown</text:p>
      <text:p text:style-name="Standard"><text:s text:c="4"/>this.createLabel('Language:', 'language', settingsPanel);</text:p>
      <text:p text:style-name="Standard"><text:s text:c="4"/>this.createDropdown('language', [</text:p>
      <text:p text:style-name="Standard"><text:s text:c="8"/>{ value: 'en', text: 'English' },</text:p>
      <text:p text:style-name="Standard"><text:s text:c="8"/>{ value: 'es', text: 'Spanish' },</text:p>
      <text:p text:style-name="Standard"><text:s text:c="8"/>{ value: 'fr', text: 'French' },</text:p>
      <text:p text:style-name="Standard"><text:s text:c="4"/>], settingsPanel);</text:p>
      <text:p text:style-name="Standard"/>
      <text:p text:style-name="Standard"><text:s text:c="4"/>// Save Integration Button</text:p>
      <text:p text:style-name="Standard"><text:s text:c="4"/>this.createElement('button', { id: 'save-integration-btn', textContent: 'Save Integration' }, settingsPanel);</text:p>
      <text:p text:style-name="Standard">}</text:p>
      <text:p text:style-name="Standard">Dynamic Behavior</text:p>
      <text:p text:style-name="Standard">Show/Hide Fields Based on AI Provider:</text:p>
      <text:p text:style-name="Standard"/>
      <text:p text:style-name="Standard">If the user selects "OpenAI", hide the API Endpoint field and use the default OpenAI endpoint.</text:p>
      <text:p text:style-name="Standard"/>
      <text:p text:style-name="Standard">If the user selects "Custom", show the API Endpoint field.</text:p>
      <text:p text:style-name="Standard"/>
      <text:p text:style-name="Standard">javascript</text:p>
      <text:p text:style-name="Standard">Copy</text:p>
      <text:p text:style-name="Standard">setupEventListeners() {</text:p>
      <text:p text:style-name="Standard"><text:s text:c="4"/>const aiProviderDropdown = this.container.querySelector('#ai-provider');</text:p>
      <text:p text:style-name="Standard"><text:s text:c="4"/>const apiEndpointInput = this.container.querySelector('#api-endpoint');</text:p>
      <text:p text:style-name="Standard"/>
      <text:p text:style-name="Standard"><text:s text:c="4"/>if (aiProviderDropdown &amp;&amp; apiEndpointInput) {</text:p>
      <text:p text:style-name="Standard"><text:s text:c="8"/>aiProviderDropdown.addEventListener('change', (event) =&gt; {</text:p>
      <text:p text:style-name="Standard"><text:s text:c="12"/>if (event.target.value === 'openai') {</text:p>
      <text:p text:style-name="Standard"><text:s text:c="16"/>apiEndpointInput.value = 'https://api.openai.com/v1';</text:p>
      <text:p text:style-name="Standard"><text:s text:c="16"/>apiEndpointInput.disabled = true; // Disable editing for OpenAI</text:p>
      <text:p text:style-name="Standard"><text:s text:c="12"/>} else {</text:p>
      <text:p text:style-name="Standard"><text:s text:c="16"/>apiEndpointInput.value = '';</text:p>
      <text:p text:style-name="Standard"><text:s text:c="16"/>apiEndpointInput.disabled = false; // Enable editing for custom providers</text:p>
      <text:p text:style-name="Standard"><text:s text:c="12"/>}</text:p>
      <text:p text:style-name="Standard"><text:s text:c="8"/>});</text:p>
      <text:p text:style-name="Standard"><text:s text:c="4"/>}</text:p>
      <text:p text:style-name="Standard">}</text:p>
      <text:p text:style-name="Standard">Validation:</text:p>
      <text:p text:style-name="Standard"/>
      <text:p text:style-name="Standard">Ensure the API key is not empty.</text:p>
      <text:p text:style-name="Standard"/>
      <text:p text:style-name="Standard">Ensure the model name is provided.</text:p>
      <text:p text:style-name="Standard"/>
      <text:p text:style-name="Standard">javascript</text:p>
      <text:p text:style-name="Standard">Copy</text:p>
      <text:p text:style-name="Standard">validateIntegrationForm() {</text:p>
      <text:p text:style-name="Standard"><text:s text:c="4"/>const apiKey = this.container.querySelector('#api-key').value;</text:p>
      <text:p text:style-name="Standard"><text:s text:c="4"/>const modelName = this.container.querySelector('#model-name').value;</text:p>
      <text:p text:style-name="Standard"/>
      <text:p text:style-name="Standard"><text:s text:c="4"/>if (!apiKey) {</text:p>
      <text:p text:style-name="Standard"><text:soft-page-break/><text:s text:c="8"/>this.displayError('API Key is required.');</text:p>
      <text:p text:style-name="Standard"><text:s text:c="8"/>return false;</text:p>
      <text:p text:style-name="Standard"><text:s text:c="4"/>}</text:p>
      <text:p text:style-name="Standard"/>
      <text:p text:style-name="Standard"><text:s text:c="4"/>if (!modelName) {</text:p>
      <text:p text:style-name="Standard"><text:s text:c="8"/>this.displayError('Model Name is required.');</text:p>
      <text:p text:style-name="Standard"><text:s text:c="8"/>return false;</text:p>
      <text:p text:style-name="Standard"><text:s text:c="4"/>}</text:p>
      <text:p text:style-name="Standard"/>
      <text:p text:style-name="Standard"><text:s text:c="4"/>return true;</text:p>
      <text:p text:style-name="Standard">}</text:p>
      <text:p text:style-name="Standard">Visual Design</text:p>
      <text:p text:style-name="Standard">Grouping Fields:</text:p>
      <text:p text:style-name="Standard"/>
      <text:p text:style-name="Standard">Use &lt;fieldset&gt; and &lt;legend&gt; to group related fields (e.g., API details, model settings).</text:p>
      <text:p text:style-name="Standard"/>
      <text:p text:style-name="Standard">Tooltips:</text:p>
      <text:p text:style-name="Standard"/>
      <text:p text:style-name="Standard">Add tooltips to explain fields like "Temperature" and "Max Tokens".</text:p>
      <text:p text:style-name="Standard"/>
      <text:p text:style-name="Standard">Error Messages:</text:p>
      <text:p text:style-name="Standard"/>
      <text:p text:style-name="Standard">Display error messages below the relevant fields.</text:p>
      <text:p text:style-name="Standard"/>
      <text:p text:style-name="Standard">Success Message:</text:p>
      <text:p text:style-name="Standard"/>
      <text:p text:style-name="Standard">Show a green success message at the top of the form after saving.</text:p>
      <text:p text:style-name="Standard"/>
      <text:p text:style-name="Standard">Example UI Layout</text:p>
      <text:p text:style-name="Standard">plaintext</text:p>
      <text:p text:style-name="Standard"/>
      <text:p text:style-name="Standard">Local AI Selection <text:s/>// </text:p>
      <text:p text:style-name="Standard">"External AI Integration Settings"</text:p>
      <text:p text:style-name="Standard">---------------------------------</text:p>
      <text:p text:style-name="Standard">[ AI Provider: [Dropdown] ]</text:p>
      <text:p text:style-name="Standard">[ API Key: [********] ] (Tooltip: "Your API key for the selected provider.")</text:p>
      <text:p text:style-name="Standard">[ API Endpoint: [https://api.openai.com/v1] ] (Disabled for OpenAI)</text:p>
      <text:p text:style-name="Standard">[ Model Name: [gpt-4] ]</text:p>
      <text:p text:style-name="Standard">[ Temperature: [Slider] ] (Tooltip: "Controls randomness.")</text:p>
      <text:p text:style-name="Standard">[ Max Tokens: [100] ]</text:p>
      <text:p text:style-name="Standard">[ System Prompt: [Textarea] ]</text:p>
      <text:p text:style-name="Standard">[ Response Format: [Dropdown] ]</text:p>
      <text:p text:style-name="Standard">[ Language: [Dropdown] ]</text:p>
      <text:p text:style-name="Standard">---------------------------------</text:p>
      <text:p text:style-name="Standard">[ Save Integration ] [ Reset ]</text:p>
      <text:p text:style-name="Standard"/>
      <text:p text:style-name="Standard"/>
      <text:p text:style-name="Standard">Next Steps</text:p>
      <text:p text:style-name="Standard">Implement the Form:</text:p>
      <text:p text:style-name="Standard"/>
      <text:p text:style-name="Standard">Add the form to the SettingsWidget and integrate it with the backend.</text:p>
      <text:p text:style-name="Standard"/>
      <text:p text:style-name="Standard"><text:soft-page-break/>Test the Form:</text:p>
      <text:p text:style-name="Standard"/>
      <text:p text:style-name="Standard">Verify that all fields work as expected and that the form is user-friendly.</text:p>
      <text:p text:style-name="Standard"/>
      <text:p text:style-name="Standard">Extend the Backend:</text:p>
      <text:p text:style-name="Standard"/>
      <text:p text:style-name="Standard">Update the backend to handle third-party AI integrations.</text:p>
      <text:p text:style-name="Standard">To implement the third-party AI integration form in the SettingsWidget class, we need to refactor the existing code to include the new features while maintaining the existing functionality. Below is the updated and refactored code with the new third-party AI integration form:</text:p>
      <text:p text:style-name="Standard"/>
      <text:p text:style-name="Standard">Updated SettingsWidget.js</text:p>
      <text:p text:style-name="Standard">javascript</text:p>
      <text:p text:style-name="Standard">Copy</text:p>
      <text:p text:style-name="Standard">export class SettingsWidget {</text:p>
      <text:p text:style-name="Standard"><text:s text:c="4"/>constructor(containerId, apiEndpoint) {</text:p>
      <text:p text:style-name="Standard"><text:s text:c="8"/>this.container = document.getElementById(containerId);</text:p>
      <text:p text:style-name="Standard"><text:s text:c="8"/>this.apiEndpoint = apiEndpoint || 'http://localhost:5001';</text:p>
      <text:p text:style-name="Standard"/>
      <text:p text:style-name="Standard"><text:s text:c="8"/>if (!this.container) {</text:p>
      <text:p text:style-name="Standard"><text:s text:c="12"/>console.error(`Error: Container with ID "${containerId}" not found.`);</text:p>
      <text:p text:style-name="Standard"><text:s text:c="12"/>throw new Error(`Container with ID "${containerId}" not found.`);</text:p>
      <text:p text:style-name="Standard"><text:s text:c="8"/>}</text:p>
      <text:p text:style-name="Standard"/>
      <text:p text:style-name="Standard"><text:s text:c="8"/>// Initialize the widget</text:p>
      <text:p text:style-name="Standard"><text:s text:c="8"/>this.init();</text:p>
      <text:p text:style-name="Standard"><text:s text:c="4"/>}</text:p>
      <text:p text:style-name="Standard"/>
      <text:p text:style-name="Standard"><text:s text:c="4"/>/**</text:p>
      <text:p text:style-name="Standard"><text:s text:c="5"/>* Initializes the settings widget by rendering the UI and setting up event listeners.</text:p>
      <text:p text:style-name="Standard"><text:s text:c="5"/>*/</text:p>
      <text:p text:style-name="Standard"><text:s text:c="4"/>init() {</text:p>
      <text:p text:style-name="Standard"><text:s text:c="8"/>console.log('Initializing SettingsWidget...');</text:p>
      <text:p text:style-name="Standard"/>
      <text:p text:style-name="Standard"><text:s text:c="8"/>// Clear the container</text:p>
      <text:p text:style-name="Standard"><text:s text:c="8"/>this.container.innerHTML = '';</text:p>
      <text:p text:style-name="Standard"/>
      <text:p text:style-name="Standard"><text:s text:c="8"/>// Render the settings widget UI</text:p>
      <text:p text:style-name="Standard"><text:s text:c="8"/>this.renderUI();</text:p>
      <text:p text:style-name="Standard"/>
      <text:p text:style-name="Standard"><text:s text:c="8"/>// Set up event listeners</text:p>
      <text:p text:style-name="Standard"><text:s text:c="8"/>this.setupEventListeners();</text:p>
      <text:p text:style-name="Standard"/>
      <text:p text:style-name="Standard"><text:s text:c="8"/>// Fetch available models and AI settings</text:p>
      <text:p text:style-name="Standard"><text:s text:c="8"/>this.fetchModels().then(() =&gt; {</text:p>
      <text:p text:style-name="Standard"><text:s text:c="12"/>// After fetching models, fetch and apply AI settings</text:p>
      <text:p text:style-name="Standard"><text:s text:c="12"/>this.fetchAISettings();</text:p>
      <text:p text:style-name="Standard"><text:s text:c="8"/>});</text:p>
      <text:p text:style-name="Standard"><text:s text:c="4"/>}</text:p>
      <text:p text:style-name="Standard"/>
      <text:p text:style-name="Standard"><text:s text:c="4"/>/**</text:p>
      <text:p text:style-name="Standard"><text:s text:c="5"/>* Renders the settings widget UI.</text:p>
      <text:p text:style-name="Standard"><text:soft-page-break/><text:s text:c="5"/>*/</text:p>
      <text:p text:style-name="Standard"><text:s text:c="4"/>renderUI() {</text:p>
      <text:p text:style-name="Standard"><text:s text:c="8"/>// Widget title</text:p>
      <text:p text:style-name="Standard"><text:s text:c="8"/>this.createElement('div', { className: 'widget-title', textContent: 'Settings' }, this.container);</text:p>
      <text:p text:style-name="Standard"/>
      <text:p text:style-name="Standard"><text:s text:c="8"/>// Local AI Settings Panel</text:p>
      <text:p text:style-name="Standard"><text:s text:c="8"/>const localAIPanel = this.createElement('div', { id: 'localAIPanel', className: 'settings-panel' }, this.container);</text:p>
      <text:p text:style-name="Standard"><text:s text:c="8"/>this.renderLocalAISettings(localAIPanel);</text:p>
      <text:p text:style-name="Standard"/>
      <text:p text:style-name="Standard"><text:s text:c="8"/>// Third-Party AI Integration Panel</text:p>
      <text:p text:style-name="Standard"><text:s text:c="8"/>const thirdPartyPanel = this.createElement('div', { id: 'thirdPartyIntegrationPanel', className: 'settings-panel' }, this.container);</text:p>
      <text:p text:style-name="Standard"><text:s text:c="8"/>this.renderThirdPartyIntegrationForm(thirdPartyPanel);</text:p>
      <text:p text:style-name="Standard"/>
      <text:p text:style-name="Standard"><text:s text:c="8"/>// Debugging element to display backend response</text:p>
      <text:p text:style-name="Standard"><text:s text:c="8"/>this.createElement('div', { id: 'debug-info', className: 'debug-info' }, this.container);</text:p>
      <text:p text:style-name="Standard"><text:s text:c="4"/>}</text:p>
      <text:p text:style-name="Standard"/>
      <text:p text:style-name="Standard"><text:s text:c="4"/>/**</text:p>
      <text:p text:style-name="Standard"><text:s text:c="5"/>* Renders the local AI settings form.</text:p>
      <text:p text:style-name="Standard"><text:s text:c="5"/>* @param {HTMLElement} parent - The parent element to append the form to.</text:p>
      <text:p text:style-name="Standard"><text:s text:c="5"/>*/</text:p>
      <text:p text:style-name="Standard"><text:s text:c="4"/>renderLocalAISettings(parent) {</text:p>
      <text:p text:style-name="Standard"><text:s text:c="8"/>// Model dropdown</text:p>
      <text:p text:style-name="Standard"><text:s text:c="8"/>this.createLabel('Model:', 'model-select', parent);</text:p>
      <text:p text:style-name="Standard"><text:s text:c="8"/>this.createDropdown('model-select', [], parent);</text:p>
      <text:p text:style-name="Standard"/>
      <text:p text:style-name="Standard"><text:s text:c="8"/>// Temperature slider</text:p>
      <text:p text:style-name="Standard"><text:s text:c="8"/>this.createLabel('Temperature:', 'temperature', parent);</text:p>
      <text:p text:style-name="Standard"><text:s text:c="8"/>this.createSlider('temperature', 0, 1, 0.1, 0.7, parent);</text:p>
      <text:p text:style-name="Standard"><text:s text:c="8"/>this.createElement('span', { className: 'tooltip', textContent: '❓' }, parent).title = 'Controls the randomness of the model\'s output. Lower values make the output more deterministic.';</text:p>
      <text:p text:style-name="Standard"/>
      <text:p text:style-name="Standard"><text:s text:c="8"/>// Max Tokens input</text:p>
      <text:p text:style-name="Standard"><text:s text:c="8"/>this.createLabel('Max Tokens:', 'max-tokens', parent);</text:p>
      <text:p text:style-name="Standard"><text:s text:c="8"/>this.createInput('max-tokens', 'number', 1, 1000, 100, parent);</text:p>
      <text:p text:style-name="Standard"/>
      <text:p text:style-name="Standard"><text:s text:c="8"/>// System Prompt textarea</text:p>
      <text:p text:style-name="Standard"><text:s text:c="8"/>this.createLabel('System Prompt:', 'system-prompt', parent);</text:p>
      <text:p text:style-name="Standard"><text:s text:c="8"/>this.createTextarea('system-prompt', 'e.g., You are a helpful assistant.', parent);</text:p>
      <text:p text:style-name="Standard"/>
      <text:p text:style-name="Standard"><text:s text:c="8"/>// Response Format dropdown</text:p>
      <text:p text:style-name="Standard"><text:s text:c="8"/>this.createLabel('Response Format:', 'response-format', parent);</text:p>
      <text:p text:style-name="Standard"><text:s text:c="8"/>this.createDropdown('response-format', [</text:p>
      <text:p text:style-name="Standard"><text:s text:c="12"/>{ value: 'text', text: 'Text' },</text:p>
      <text:p text:style-name="Standard"><text:s text:c="12"/>{ value: 'json', text: 'JSON' },</text:p>
      <text:p text:style-name="Standard"><text:s text:c="12"/>{ value: 'markdown', text: 'Markdown' },</text:p>
      <text:p text:style-name="Standard"><text:s text:c="8"/>], parent);</text:p>
      <text:p text:style-name="Standard"/>
      <text:p text:style-name="Standard"><text:s text:c="8"/>// Language dropdown</text:p>
      <text:p text:style-name="Standard"><text:s text:c="8"/>this.createLabel('Language:', 'language', parent);</text:p>
      <text:p text:style-name="Standard"><text:soft-page-break/><text:s text:c="8"/>this.createDropdown('language', [</text:p>
      <text:p text:style-name="Standard"><text:s text:c="12"/>{ value: 'en', text: 'English' },</text:p>
      <text:p text:style-name="Standard"><text:s text:c="12"/>{ value: 'es', text: 'Spanish' },</text:p>
      <text:p text:style-name="Standard"><text:s text:c="12"/>{ value: 'fr', text: 'French' },</text:p>
      <text:p text:style-name="Standard"><text:s text:c="8"/>], parent);</text:p>
      <text:p text:style-name="Standard"/>
      <text:p text:style-name="Standard"><text:s text:c="8"/>// Update Settings button</text:p>
      <text:p text:style-name="Standard"><text:s text:c="8"/>this.createElement('button', { id: 'save-settings-btn', textContent: 'Update Settings' }, parent);</text:p>
      <text:p text:style-name="Standard"/>
      <text:p text:style-name="Standard"><text:s text:c="8"/>// Reset to Defaults button</text:p>
      <text:p text:style-name="Standard"><text:s text:c="8"/>this.createElement('button', { id: 'reset-settings-btn', textContent: 'Reset to Defaults' }, parent);</text:p>
      <text:p text:style-name="Standard"><text:s text:c="4"/>}</text:p>
      <text:p text:style-name="Standard"/>
      <text:p text:style-name="Standard"><text:s text:c="4"/>/**</text:p>
      <text:p text:style-name="Standard"><text:s text:c="5"/>* Renders the third-party AI integration form.</text:p>
      <text:p text:style-name="Standard"><text:s text:c="5"/>* @param {HTMLElement} parent - The parent element to append the form to.</text:p>
      <text:p text:style-name="Standard"><text:s text:c="5"/>*/</text:p>
      <text:p text:style-name="Standard"><text:s text:c="4"/>renderThirdPartyIntegrationForm(parent) {</text:p>
      <text:p text:style-name="Standard"><text:s text:c="8"/>// AI Provider Dropdown</text:p>
      <text:p text:style-name="Standard"><text:s text:c="8"/>this.createLabel('AI Provider:', 'ai-provider', parent);</text:p>
      <text:p text:style-name="Standard"><text:s text:c="8"/>this.createDropdown('ai-provider', [</text:p>
      <text:p text:style-name="Standard"><text:s text:c="12"/>{ value: 'openai', text: 'OpenAI' },</text:p>
      <text:p text:style-name="Standard"><text:s text:c="12"/>{ value: 'huggingface', text: 'Hugging Face' },</text:p>
      <text:p text:style-name="Standard"><text:s text:c="12"/>{ value: 'custom', text: 'Custom' },</text:p>
      <text:p text:style-name="Standard"><text:s text:c="8"/>], parent);</text:p>
      <text:p text:style-name="Standard"/>
      <text:p text:style-name="Standard"><text:s text:c="8"/>// API Key Input</text:p>
      <text:p text:style-name="Standard"><text:s text:c="8"/>this.createLabel('API Key:', 'api-key', parent);</text:p>
      <text:p text:style-name="Standard"><text:s text:c="8"/>this.createInput('api-key', 'password', null, null, '', parent, 'Enter your API key');</text:p>
      <text:p text:style-name="Standard"/>
      <text:p text:style-name="Standard"><text:s text:c="8"/>// API Endpoint Input</text:p>
      <text:p text:style-name="Standard"><text:s text:c="8"/>this.createLabel('API Endpoint:', 'api-endpoint', parent);</text:p>
      <text:p text:style-name="Standard"><text:s text:c="8"/>this.createInput('api-endpoint', 'text', null, null, 'https://api.openai.com/v1', parent, 'Enter the API endpoint');</text:p>
      <text:p text:style-name="Standard"/>
      <text:p text:style-name="Standard"><text:s text:c="8"/>// Model Name Input</text:p>
      <text:p text:style-name="Standard"><text:s text:c="8"/>this.createLabel('Model Name:', 'model-name', parent);</text:p>
      <text:p text:style-name="Standard"><text:s text:c="8"/>this.createInput('model-name', 'text', null, null, '', parent, 'Enter the model name (e.g., gpt-4)');</text:p>
      <text:p text:style-name="Standard"/>
      <text:p text:style-name="Standard"><text:s text:c="8"/>// Temperature Slider</text:p>
      <text:p text:style-name="Standard"><text:s text:c="8"/>this.createLabel('Temperature:', 'temperature', parent);</text:p>
      <text:p text:style-name="Standard"><text:s text:c="8"/>this.createSlider('temperature', 0, 1, 0.1, 0.7, parent);</text:p>
      <text:p text:style-name="Standard"><text:s text:c="8"/>this.createElement('span', { className: 'tooltip', textContent: '❓' }, parent).title = 'Controls the randomness of the model\'s output. Lower values make the output more deterministic.';</text:p>
      <text:p text:style-name="Standard"/>
      <text:p text:style-name="Standard"><text:s text:c="8"/>// Max Tokens Input</text:p>
      <text:p text:style-name="Standard"><text:s text:c="8"/>this.createLabel('Max Tokens:', 'max-tokens', parent);</text:p>
      <text:p text:style-name="Standard"><text:s text:c="8"/>this.createInput('max-tokens', 'number', 1, 1000, 100, parent, 'Enter max tokens (e.g., 100)');</text:p>
      <text:p text:style-name="Standard"/>
      <text:p text:style-name="Standard"><text:s text:c="8"/>// System Prompt Textarea</text:p>
      <text:p text:style-name="Standard"><text:s text:c="8"/>this.createLabel('System Prompt:', 'system-prompt', parent);</text:p>
      <text:p text:style-name="Standard"><text:s text:c="8"/>this.createTextarea('system-prompt', 'Enter a system prompt (e.g., You are a helpful assistant.)', <text:soft-page-break/>parent);</text:p>
      <text:p text:style-name="Standard"/>
      <text:p text:style-name="Standard"><text:s text:c="8"/>// Response Format Dropdown</text:p>
      <text:p text:style-name="Standard"><text:s text:c="8"/>this.createLabel('Response Format:', 'response-format', parent);</text:p>
      <text:p text:style-name="Standard"><text:s text:c="8"/>this.createDropdown('response-format', [</text:p>
      <text:p text:style-name="Standard"><text:s text:c="12"/>{ value: 'text', text: 'Text' },</text:p>
      <text:p text:style-name="Standard"><text:s text:c="12"/>{ value: 'json', text: 'JSON' },</text:p>
      <text:p text:style-name="Standard"><text:s text:c="12"/>{ value: 'markdown', text: 'Markdown' },</text:p>
      <text:p text:style-name="Standard"><text:s text:c="8"/>], parent);</text:p>
      <text:p text:style-name="Standard"/>
      <text:p text:style-name="Standard"><text:s text:c="8"/>// Language Dropdown</text:p>
      <text:p text:style-name="Standard"><text:s text:c="8"/>this.createLabel('Language:', 'language', parent);</text:p>
      <text:p text:style-name="Standard"><text:s text:c="8"/>this.createDropdown('language', [</text:p>
      <text:p text:style-name="Standard"><text:s text:c="12"/>{ value: 'en', text: 'English' },</text:p>
      <text:p text:style-name="Standard"><text:s text:c="12"/>{ value: 'es', text: 'Spanish' },</text:p>
      <text:p text:style-name="Standard"><text:s text:c="12"/>{ value: 'fr', text: 'French' },</text:p>
      <text:p text:style-name="Standard"><text:s text:c="8"/>], parent);</text:p>
      <text:p text:style-name="Standard"/>
      <text:p text:style-name="Standard"><text:s text:c="8"/>// Save Integration Button</text:p>
      <text:p text:style-name="Standard"><text:s text:c="8"/>this.createElement('button', { id: 'save-integration-btn', textContent: 'Save Integration' }, parent);</text:p>
      <text:p text:style-name="Standard"><text:s text:c="4"/>}</text:p>
      <text:p text:style-name="Standard"/>
      <text:p text:style-name="Standard"><text:s text:c="4"/>/**</text:p>
      <text:p text:style-name="Standard"><text:s text:c="5"/>* Sets up event listeners for the settings widget.</text:p>
      <text:p text:style-name="Standard"><text:s text:c="5"/>*/</text:p>
      <text:p text:style-name="Standard"><text:s text:c="4"/>setupEventListeners() {</text:p>
      <text:p text:style-name="Standard"><text:s text:c="8"/>console.log('Setting up event listeners...');</text:p>
      <text:p text:style-name="Standard"/>
      <text:p text:style-name="Standard"><text:s text:c="8"/>// Save Settings button</text:p>
      <text:p text:style-name="Standard"><text:s text:c="8"/>const saveSettingsBtn = this.container.querySelector('#save-settings-btn');</text:p>
      <text:p text:style-name="Standard"><text:s text:c="8"/>if (saveSettingsBtn) {</text:p>
      <text:p text:style-name="Standard"><text:s text:c="12"/>saveSettingsBtn.addEventListener('click', () =&gt; this.saveSettings());</text:p>
      <text:p text:style-name="Standard"><text:s text:c="8"/>} else {</text:p>
      <text:p text:style-name="Standard"><text:s text:c="12"/>console.error('Error: #save-settings-btn not found.');</text:p>
      <text:p text:style-name="Standard"><text:s text:c="8"/>}</text:p>
      <text:p text:style-name="Standard"/>
      <text:p text:style-name="Standard"><text:s text:c="8"/>// Reset to Defaults button</text:p>
      <text:p text:style-name="Standard"><text:s text:c="8"/>const resetSettingsBtn = this.container.querySelector('#reset-settings-btn');</text:p>
      <text:p text:style-name="Standard"><text:s text:c="8"/>if (resetSettingsBtn) {</text:p>
      <text:p text:style-name="Standard"><text:s text:c="12"/>resetSettingsBtn.addEventListener('click', () =&gt; this.resetSettings());</text:p>
      <text:p text:style-name="Standard"><text:s text:c="8"/>} else {</text:p>
      <text:p text:style-name="Standard"><text:s text:c="12"/>console.error('Error: #reset-settings-btn not found.');</text:p>
      <text:p text:style-name="Standard"><text:s text:c="8"/>}</text:p>
      <text:p text:style-name="Standard"/>
      <text:p text:style-name="Standard"><text:s text:c="8"/>// Save Integration button</text:p>
      <text:p text:style-name="Standard"><text:s text:c="8"/>const saveIntegrationBtn = this.container.querySelector('#save-integration-btn');</text:p>
      <text:p text:style-name="Standard"><text:s text:c="8"/>if (saveIntegrationBtn) {</text:p>
      <text:p text:style-name="Standard"><text:s text:c="12"/>saveIntegrationBtn.addEventListener('click', () =&gt; this.saveIntegration());</text:p>
      <text:p text:style-name="Standard"><text:s text:c="8"/>} else {</text:p>
      <text:p text:style-name="Standard"><text:s text:c="12"/>console.error('Error: #save-integration-btn not found.');</text:p>
      <text:p text:style-name="Standard"><text:s text:c="8"/>}</text:p>
      <text:p text:style-name="Standard"><text:soft-page-break/></text:p>
      <text:p text:style-name="Standard"><text:s text:c="8"/>// AI Provider Dropdown change event</text:p>
      <text:p text:style-name="Standard"><text:s text:c="8"/>const aiProviderDropdown = this.container.querySelector('#ai-provider');</text:p>
      <text:p text:style-name="Standard"><text:s text:c="8"/>const apiEndpointInput = this.container.querySelector('#api-endpoint');</text:p>
      <text:p text:style-name="Standard"><text:s text:c="8"/>if (aiProviderDropdown &amp;&amp; apiEndpointInput) {</text:p>
      <text:p text:style-name="Standard"><text:s text:c="12"/>aiProviderDropdown.addEventListener('change', (event) =&gt; {</text:p>
      <text:p text:style-name="Standard"><text:s text:c="16"/>if (event.target.value === 'openai') {</text:p>
      <text:p text:style-name="Standard"><text:s text:c="20"/>apiEndpointInput.value = 'https://api.openai.com/v1';</text:p>
      <text:p text:style-name="Standard"><text:s text:c="20"/>apiEndpointInput.disabled = true; // Disable editing for OpenAI</text:p>
      <text:p text:style-name="Standard"><text:s text:c="16"/>} else {</text:p>
      <text:p text:style-name="Standard"><text:s text:c="20"/>apiEndpointInput.value = '';</text:p>
      <text:p text:style-name="Standard"><text:s text:c="20"/>apiEndpointInput.disabled = false; // Enable editing for custom providers</text:p>
      <text:p text:style-name="Standard"><text:s text:c="16"/>}</text:p>
      <text:p text:style-name="Standard"><text:s text:c="12"/>});</text:p>
      <text:p text:style-name="Standard"><text:s text:c="8"/>}</text:p>
      <text:p text:style-name="Standard"><text:s text:c="4"/>}</text:p>
      <text:p text:style-name="Standard"/>
      <text:p text:style-name="Standard"><text:s text:c="4"/>/**</text:p>
      <text:p text:style-name="Standard"><text:s text:c="5"/>* Saves the third-party AI integration settings.</text:p>
      <text:p text:style-name="Standard"><text:s text:c="5"/>*/</text:p>
      <text:p text:style-name="Standard"><text:s text:c="4"/>async saveIntegration() {</text:p>
      <text:p text:style-name="Standard"><text:s text:c="8"/>try {</text:p>
      <text:p text:style-name="Standard"><text:s text:c="12"/>const saveButton = this.container.querySelector('#save-integration-btn');</text:p>
      <text:p text:style-name="Standard"><text:s text:c="12"/>saveButton.disabled = true;</text:p>
      <text:p text:style-name="Standard"><text:s text:c="12"/>saveButton.textContent = 'Saving...';</text:p>
      <text:p text:style-name="Standard"/>
      <text:p text:style-name="Standard"><text:s text:c="12"/>if (!this.validateIntegrationForm()) {</text:p>
      <text:p text:style-name="Standard"><text:s text:c="16"/>throw new Error('Form validation failed');</text:p>
      <text:p text:style-name="Standard"><text:s text:c="12"/>}</text:p>
      <text:p text:style-name="Standard"/>
      <text:p text:style-name="Standard"><text:s text:c="12"/>const settings = this.getIntegrationSettings();</text:p>
      <text:p text:style-name="Standard"><text:s text:c="12"/>const session_id = localStorage.getItem('session_id');</text:p>
      <text:p text:style-name="Standard"><text:s text:c="12"/>if (!session_id) {</text:p>
      <text:p text:style-name="Standard"><text:s text:c="16"/>throw new Error('User is not logged in');</text:p>
      <text:p text:style-name="Standard"><text:s text:c="12"/>}</text:p>
      <text:p text:style-name="Standard"/>
      <text:p text:style-name="Standard"><text:s text:c="12"/>const response = await fetch(`${this.apiEndpoint}/third-party-integration`, {</text:p>
      <text:p text:style-name="Standard"><text:s text:c="16"/>method: 'POST',</text:p>
      <text:p text:style-name="Standard"><text:s text:c="16"/>headers: {</text:p>
      <text:p text:style-name="Standard"><text:s text:c="20"/>'Content-Type': 'application/json',</text:p>
      <text:p text:style-name="Standard"><text:s text:c="20"/>'Authorization': session_id,</text:p>
      <text:p text:style-name="Standard"><text:s text:c="16"/>},</text:p>
      <text:p text:style-name="Standard"><text:s text:c="16"/>body: JSON.stringify(settings),</text:p>
      <text:p text:style-name="Standard"><text:s text:c="12"/>});</text:p>
      <text:p text:style-name="Standard"/>
      <text:p text:style-name="Standard"><text:s text:c="12"/>if (!response.ok) {</text:p>
      <text:p text:style-name="Standard"><text:s text:c="16"/>const errorData = await response.json();</text:p>
      <text:p text:style-name="Standard"><text:s text:c="16"/>throw new Error(`Failed to save integration: ${errorData.error || response.statusText}`);</text:p>
      <text:p text:style-name="Standard"><text:s text:c="12"/>}</text:p>
      <text:p text:style-name="Standard"/>
      <text:p text:style-name="Standard"><text:s text:c="12"/>this.displaySuccess('Integration saved successfully!');</text:p>
      <text:p text:style-name="Standard"><text:s text:c="8"/>} catch (error) {</text:p>
      <text:p text:style-name="Standard"><text:soft-page-break/><text:s text:c="12"/>console.error('Error saving integration:', error);</text:p>
      <text:p text:style-name="Standard"><text:s text:c="12"/>this.displayError(error.message || 'Failed to save integration. Please try again.');</text:p>
      <text:p text:style-name="Standard"><text:s text:c="8"/>} finally {</text:p>
      <text:p text:style-name="Standard"><text:s text:c="12"/>const saveButton = this.container.querySelector('#save-integration-btn');</text:p>
      <text:p text:style-name="Standard"><text:s text:c="12"/>saveButton.disabled = false;</text:p>
      <text:p text:style-name="Standard"><text:s text:c="12"/>saveButton.textContent = 'Save Integration';</text:p>
      <text:p text:style-name="Standard"><text:s text:c="8"/>}</text:p>
      <text:p text:style-name="Standard"><text:s text:c="4"/>}</text:p>
      <text:p text:style-name="Standard"/>
      <text:p text:style-name="Standard"><text:s text:c="4"/>/**</text:p>
      <text:p text:style-name="Standard"><text:s text:c="5"/>* Validates the third-party AI integration form.</text:p>
      <text:p text:style-name="Standard"><text:s text:c="5"/>* @returns {boolean} - True if the form is valid, false otherwise.</text:p>
      <text:p text:style-name="Standard"><text:s text:c="5"/>*/</text:p>
      <text:p text:style-name="Standard"><text:s text:c="4"/>validateIntegrationForm() {</text:p>
      <text:p text:style-name="Standard"><text:s text:c="8"/>const apiKey = this.container.querySelector('#api-key').value;</text:p>
      <text:p text:style-name="Standard"><text:s text:c="8"/>const modelName = this.container.querySelector('#model-name').value;</text:p>
      <text:p text:style-name="Standard"/>
      <text:p text:style-name="Standard"><text:s text:c="8"/>if (!apiKey) {</text:p>
      <text:p text:style-name="Standard"><text:s text:c="12"/>this.displayError('API Key is required.');</text:p>
      <text:p text:style-name="Standard"><text:s text:c="12"/>return false;</text:p>
      <text:p text:style-name="Standard"><text:s text:c="8"/>}</text:p>
      <text:p text:style-name="Standard"/>
      <text:p text:style-name="Standard"><text:s text:c="8"/>if (!modelName) {</text:p>
      <text:p text:style-name="Standard"><text:s text:c="12"/>this.displayError('Model Name is required.');</text:p>
      <text:p text:style-name="Standard"><text:s text:c="12"/>return false;</text:p>
      <text:p text:style-name="Standard"><text:s text:c="8"/>}</text:p>
      <text:p text:style-name="Standard"/>
      <text:p text:style-name="Standard"><text:s text:c="8"/>return true;</text:p>
      <text:p text:style-name="Standard"><text:s text:c="4"/>}</text:p>
      <text:p text:style-name="Standard"/>
      <text:p text:style-name="Standard"><text:s text:c="4"/>/**</text:p>
      <text:p text:style-name="Standard"><text:s text:c="5"/>* Retrieves the current third-party AI integration settings from the UI.</text:p>
      <text:p text:style-name="Standard"><text:s text:c="5"/>* @returns {Object} - The current integration settings.</text:p>
      <text:p text:style-name="Standard"><text:s text:c="5"/>*/</text:p>
      <text:p text:style-name="Standard"><text:s text:c="4"/>getIntegrationSettings() {</text:p>
      <text:p text:style-name="Standard"><text:s text:c="8"/>const inputs = {</text:p>
      <text:p text:style-name="Standard"><text:s text:c="12"/>'ai-provider': 'value',</text:p>
      <text:p text:style-name="Standard"><text:s text:c="12"/>'api-key': 'value',</text:p>
      <text:p text:style-name="Standard"><text:s text:c="12"/>'api-endpoint': 'value',</text:p>
      <text:p text:style-name="Standard"><text:s text:c="12"/>'model-name': 'value',</text:p>
      <text:p text:style-name="Standard"><text:s text:c="12"/>'temperature': 'value',</text:p>
      <text:p text:style-name="Standard"><text:s text:c="12"/>'max-tokens': 'value',</text:p>
      <text:p text:style-name="Standard"><text:s text:c="12"/>'system-prompt': 'value',</text:p>
      <text:p text:style-name="Standard"><text:s text:c="12"/>'response-format': 'value',</text:p>
      <text:p text:style-name="Standard"><text:s text:c="12"/>'language': 'value',</text:p>
      <text:p text:style-name="Standard"><text:s text:c="8"/>};</text:p>
      <text:p text:style-name="Standard"/>
      <text:p text:style-name="Standard"><text:s text:c="8"/>const settings = {};</text:p>
      <text:p text:style-name="Standard"><text:s text:c="8"/>Object.entries(inputs).forEach(([id, prop]) =&gt; {</text:p>
      <text:p text:style-name="Standard"><text:s text:c="12"/>const input = this.container.querySelector(`#${id}`);</text:p>
      <text:p text:style-name="Standard"><text:s text:c="12"/>if (input) {</text:p>
      <text:p text:style-name="Standard"><text:s text:c="16"/>if (id === 'temperature') {</text:p>
      <text:p text:style-name="Standard"><text:soft-page-break/><text:s text:c="20"/>settings[id.replace('-', '_')] = parseFloat(input[prop]);</text:p>
      <text:p text:style-name="Standard"><text:s text:c="16"/>} else if (id === 'max-tokens') {</text:p>
      <text:p text:style-name="Standard"><text:s text:c="20"/>settings[id.replace('-', '_')] = parseInt(input[prop], 10);</text:p>
      <text:p text:style-name="Standard"><text:s text:c="16"/>} else {</text:p>
      <text:p text:style-name="Standard"><text:s text:c="20"/>settings[id.replace('-', '_')] = input[prop];</text:p>
      <text:p text:style-name="Standard"><text:s text:c="16"/>}</text:p>
      <text:p text:style-name="Standard"><text:s text:c="12"/>}</text:p>
      <text:p text:style-name="Standard"><text:s text:c="8"/>});</text:p>
      <text:p text:style-name="Standard"/>
      <text:p text:style-name="Standard"><text:s text:c="8"/>console.log('Retrieved integration settings:', settings);</text:p>
      <text:p text:style-name="Standard"><text:s text:c="8"/>return settings;</text:p>
      <text:p text:style-name="Standard"><text:s text:c="4"/>}</text:p>
      <text:p text:style-name="Standard"/>
      <text:p text:style-name="Standard"><text:s text:c="4"/>// ... (rest of the existing methods like createElement, createLabel, createDropdown, etc.)</text:p>
      <text:p text:style-name="Standard">}</text:p>
      <text:p text:style-name="Standard">Key Changes and Additions:</text:p>
      <text:p text:style-name="Standard">Third-Party AI Integration Form: Added a new method renderThirdPartyIntegrationForm to render the form for third-party AI integration.</text:p>
      <text:p text:style-name="Standard"/>
      <text:p text:style-name="Standard">Dynamic Form Behavior: Added logic to show/hide the API endpoint field based on the selected AI provider.</text:p>
      <text:p text:style-name="Standard"/>
      <text:p text:style-name="Standard">Validation: Added a validateIntegrationForm method to ensure required fields are filled.</text:p>
      <text:p text:style-name="Standard"/>
      <text:p text:style-name="Standard">Save Integration: Added a saveIntegration method to handle saving the third-party AI integration settings.</text:p>
      <text:p text:style-name="Standard"/>
      <text:p text:style-name="Standard">Event Listeners: Updated setupEventListeners to handle the new form's events.</text:p>
      <text:p text:style-name="Standard"/>
      <text:p text:style-name="Standard">Next Steps:</text:p>
      <text:p text:style-name="Standard">Backend Integration: Update the backend to handle the new third-party AI integration settings.</text:p>
      <text:p text:style-name="Standard"/>
      <text:p text:style-name="Standard">Testing: Test the form to ensure all fields work as expected and that the form is user-friendly.</text:p>
      <text:p text:style-name="Standard"/>
      <text:p text:style-name="Standard">UI Enhancements: Add tooltips, error messages, and success messages to improve user experience.</text:p>
      <text:p text:style-name="Standard"/>
      <text:p text:style-name="Standard">This refactored code should provide a solid foundation for integrating third-party AI systems into your application.</text:p>
      <text:p text:style-name="Standard"/>
      <text:p text:style-name="Standard">some of the aisettings are carried forth into the payload.</text:p>
      <text:p text:style-name="Standard"/>
      <text:p text:style-name="Standard">how is this managed today, and what is your suggested approach?</text:p>
      <text:p text:style-name="Standard">In the current implementation, the SettingsWidget class handles both local AI settings and third-party AI integration settings. The getSettings method retrieves the local AI settings, while the getIntegrationSettings method retrieves the third-party AI integration settings. However, there is no explicit mechanism to manage the overlap or carry forward certain settings from the local AI settings into the third-party integration payload.</text:p>
      <text:p text:style-name="Standard"/>
      <text:p text:style-name="Standard">Current Management of AI Settings</text:p>
      <text:p text:style-name="Standard">Local AI Settings:</text:p>
      <text:p text:style-name="Standard"/>
      <text:p text:style-name="Standard">These are retrieved using the getSettings method.</text:p>
      <text:p text:style-name="Standard"><text:soft-page-break/></text:p>
      <text:p text:style-name="Standard">They include fields like model-select, temperature, max-tokens, system-prompt, response-format, and language.</text:p>
      <text:p text:style-name="Standard"/>
      <text:p text:style-name="Standard">These settings are sent to the backend when the user clicks the "Update Settings" button.</text:p>
      <text:p text:style-name="Standard"/>
      <text:p text:style-name="Standard">Third-Party AI Integration Settings:</text:p>
      <text:p text:style-name="Standard"/>
      <text:p text:style-name="Standard">These are retrieved using the getIntegrationSettings method.</text:p>
      <text:p text:style-name="Standard"/>
      <text:p text:style-name="Standard">They include fields like ai-provider, api-key, api-endpoint, model-name, temperature, max-tokens, system-prompt, response-format, and language.</text:p>
      <text:p text:style-name="Standard"/>
      <text:p text:style-name="Standard">These settings are sent to the backend when the user clicks the "Save Integration" button.</text:p>
      <text:p text:style-name="Standard"/>
      <text:p text:style-name="Standard">Overlap Between Local and Third-Party Settings</text:p>
      <text:p text:style-name="Standard">Some settings, such as temperature, max-tokens, system-prompt, response-format, and language, are common to both local AI settings and third-party AI integration settings. Currently, these settings are managed separately, which could lead to inconsistencies if the user updates one set of settings but not the other.</text:p>
      <text:p text:style-name="Standard"/>
      <text:p text:style-name="Standard">Suggested Approach</text:p>
      <text:p text:style-name="Standard">To manage the overlap and ensure consistency, we can implement the following strategies:</text:p>
      <text:p text:style-name="Standard"/>
      <text:p text:style-name="Standard">1. Shared Settings Management</text:p>
      <text:p text:style-name="Standard">Create a shared settings object that stores common settings like temperature, max-tokens, system-prompt, response-format, and language.</text:p>
      <text:p text:style-name="Standard"/>
      <text:p text:style-name="Standard">Use this shared object to populate both the local AI settings and third-party AI integration settings forms.</text:p>
      <text:p text:style-name="Standard"/>
      <text:p text:style-name="Standard">When the user updates a common setting in one form, update the shared settings object and reflect the change in the other form.</text:p>
      <text:p text:style-name="Standard"/>
      <text:p text:style-name="Standard">2. Carry Forward Settings</text:p>
      <text:p text:style-name="Standard">When the user switches from local AI settings to third-party AI integration, carry forward the common settings from the local AI settings to the third-party integration form.</text:p>
      <text:p text:style-name="Standard"/>
      <text:p text:style-name="Standard">Similarly, when switching back, carry forward any updated settings from the third-party integration form to the local AI settings.</text:p>
      <text:p text:style-name="Standard"/>
      <text:p text:style-name="Standard">3. Backend Handling</text:p>
      <text:p text:style-name="Standard">Update the backend to handle the shared settings appropriately. For example, when saving third-party integration settings, the backend should also update the corresponding local AI settings if they are shared.</text:p>
      <text:p text:style-name="Standard"/>
      <text:p text:style-name="Standard">Implementation Example</text:p>
      <text:p text:style-name="Standard">Shared Settings Object</text:p>
      <text:p text:style-name="Standard">javascript</text:p>
      <text:p text:style-name="Standard">Copy</text:p>
      <text:p text:style-name="Standard">class SettingsWidget {</text:p>
      <text:p text:style-name="Standard"><text:s text:c="4"/>constructor(containerId, apiEndpoint) {</text:p>
      <text:p text:style-name="Standard"><text:soft-page-break/><text:s text:c="8"/>this.container = document.getElementById(containerId);</text:p>
      <text:p text:style-name="Standard"><text:s text:c="8"/>this.apiEndpoint = apiEndpoint || 'http://localhost:5001';</text:p>
      <text:p text:style-name="Standard"><text:s text:c="8"/>this.sharedSettings = {</text:p>
      <text:p text:style-name="Standard"><text:s text:c="12"/>temperature: 0.7,</text:p>
      <text:p text:style-name="Standard"><text:s text:c="12"/>max_tokens: 100,</text:p>
      <text:p text:style-name="Standard"><text:s text:c="12"/>system_prompt: 'You are a helpful assistant.',</text:p>
      <text:p text:style-name="Standard"><text:s text:c="12"/>response_format: 'text',</text:p>
      <text:p text:style-name="Standard"><text:s text:c="12"/>language: 'en',</text:p>
      <text:p text:style-name="Standard"><text:s text:c="8"/>};</text:p>
      <text:p text:style-name="Standard"/>
      <text:p text:style-name="Standard"><text:s text:c="8"/>if (!this.container) {</text:p>
      <text:p text:style-name="Standard"><text:s text:c="12"/>console.error(`Error: Container with ID "${containerId}" not found.`);</text:p>
      <text:p text:style-name="Standard"><text:s text:c="12"/>throw new Error(`Container with ID "${containerId}" not found.`);</text:p>
      <text:p text:style-name="Standard"><text:s text:c="8"/>}</text:p>
      <text:p text:style-name="Standard"/>
      <text:p text:style-name="Standard"><text:s text:c="8"/>// Initialize the widget</text:p>
      <text:p text:style-name="Standard"><text:s text:c="8"/>this.init();</text:p>
      <text:p text:style-name="Standard"><text:s text:c="4"/>}</text:p>
      <text:p text:style-name="Standard"/>
      <text:p text:style-name="Standard"><text:s text:c="4"/>// ... (other methods)</text:p>
      <text:p text:style-name="Standard"/>
      <text:p text:style-name="Standard"><text:s text:c="4"/>/**</text:p>
      <text:p text:style-name="Standard"><text:s text:c="5"/>* Applies the shared settings to the local AI settings form.</text:p>
      <text:p text:style-name="Standard"><text:s text:c="5"/>*/</text:p>
      <text:p text:style-name="Standard"><text:s text:c="4"/>applySharedSettingsToLocalForm() {</text:p>
      <text:p text:style-name="Standard"><text:s text:c="8"/>const inputs = {</text:p>
      <text:p text:style-name="Standard"><text:s text:c="12"/>'temperature': this.sharedSettings.temperature,</text:p>
      <text:p text:style-name="Standard"><text:s text:c="12"/>'max-tokens': this.sharedSettings.max_tokens,</text:p>
      <text:p text:style-name="Standard"><text:s text:c="12"/>'system-prompt': this.sharedSettings.system_prompt,</text:p>
      <text:p text:style-name="Standard"><text:s text:c="12"/>'response-format': this.sharedSettings.response_format,</text:p>
      <text:p text:style-name="Standard"><text:s text:c="12"/>'language': this.sharedSettings.language,</text:p>
      <text:p text:style-name="Standard"><text:s text:c="8"/>};</text:p>
      <text:p text:style-name="Standard"/>
      <text:p text:style-name="Standard"><text:s text:c="8"/>Object.entries(inputs).forEach(([id, value]) =&gt; {</text:p>
      <text:p text:style-name="Standard"><text:s text:c="12"/>const input = this.container.querySelector(`#${id}`);</text:p>
      <text:p text:style-name="Standard"><text:s text:c="12"/>if (input) {</text:p>
      <text:p text:style-name="Standard"><text:s text:c="16"/>input.value = value;</text:p>
      <text:p text:style-name="Standard"><text:s text:c="12"/>}</text:p>
      <text:p text:style-name="Standard"><text:s text:c="8"/>});</text:p>
      <text:p text:style-name="Standard"><text:s text:c="4"/>}</text:p>
      <text:p text:style-name="Standard"/>
      <text:p text:style-name="Standard"><text:s text:c="4"/>/**</text:p>
      <text:p text:style-name="Standard"><text:s text:c="5"/>* Applies the shared settings to the third-party AI integration form.</text:p>
      <text:p text:style-name="Standard"><text:s text:c="5"/>*/</text:p>
      <text:p text:style-name="Standard"><text:s text:c="4"/>applySharedSettingsToIntegrationForm() {</text:p>
      <text:p text:style-name="Standard"><text:s text:c="8"/>const inputs = {</text:p>
      <text:p text:style-name="Standard"><text:s text:c="12"/>'temperature': this.sharedSettings.temperature,</text:p>
      <text:p text:style-name="Standard"><text:s text:c="12"/>'max-tokens': this.sharedSettings.max_tokens,</text:p>
      <text:p text:style-name="Standard"><text:s text:c="12"/>'system-prompt': this.sharedSettings.system_prompt,</text:p>
      <text:p text:style-name="Standard"><text:s text:c="12"/>'response-format': this.sharedSettings.response_format,</text:p>
      <text:p text:style-name="Standard"><text:s text:c="12"/>'language': this.sharedSettings.language,</text:p>
      <text:p text:style-name="Standard"><text:s text:c="8"/>};</text:p>
      <text:p text:style-name="Standard"><text:soft-page-break/></text:p>
      <text:p text:style-name="Standard"><text:s text:c="8"/>Object.entries(inputs).forEach(([id, value]) =&gt; {</text:p>
      <text:p text:style-name="Standard"><text:s text:c="12"/>const input = this.container.querySelector(`#${id}`);</text:p>
      <text:p text:style-name="Standard"><text:s text:c="12"/>if (input) {</text:p>
      <text:p text:style-name="Standard"><text:s text:c="16"/>input.value = value;</text:p>
      <text:p text:style-name="Standard"><text:s text:c="12"/>}</text:p>
      <text:p text:style-name="Standard"><text:s text:c="8"/>});</text:p>
      <text:p text:style-name="Standard"><text:s text:c="4"/>}</text:p>
      <text:p text:style-name="Standard"/>
      <text:p text:style-name="Standard"><text:s text:c="4"/>/**</text:p>
      <text:p text:style-name="Standard"><text:s text:c="5"/>* Updates the shared settings from the local AI settings form.</text:p>
      <text:p text:style-name="Standard"><text:s text:c="5"/>*/</text:p>
      <text:p text:style-name="Standard"><text:s text:c="4"/>updateSharedSettingsFromLocalForm() {</text:p>
      <text:p text:style-name="Standard"><text:s text:c="8"/>const inputs = {</text:p>
      <text:p text:style-name="Standard"><text:s text:c="12"/>'temperature': 'value',</text:p>
      <text:p text:style-name="Standard"><text:s text:c="12"/>'max-tokens': 'value',</text:p>
      <text:p text:style-name="Standard"><text:s text:c="12"/>'system-prompt': 'value',</text:p>
      <text:p text:style-name="Standard"><text:s text:c="12"/>'response-format': 'value',</text:p>
      <text:p text:style-name="Standard"><text:s text:c="12"/>'language': 'value',</text:p>
      <text:p text:style-name="Standard"><text:s text:c="8"/>};</text:p>
      <text:p text:style-name="Standard"/>
      <text:p text:style-name="Standard"><text:s text:c="8"/>Object.entries(inputs).forEach(([id, prop]) =&gt; {</text:p>
      <text:p text:style-name="Standard"><text:s text:c="12"/>const input = this.container.querySelector(`#${id}`);</text:p>
      <text:p text:style-name="Standard"><text:s text:c="12"/>if (input) {</text:p>
      <text:p text:style-name="Standard"><text:s text:c="16"/>this.sharedSettings[id.replace('-', '_')] = input[prop];</text:p>
      <text:p text:style-name="Standard"><text:s text:c="12"/>}</text:p>
      <text:p text:style-name="Standard"><text:s text:c="8"/>});</text:p>
      <text:p text:style-name="Standard"><text:s text:c="4"/>}</text:p>
      <text:p text:style-name="Standard"/>
      <text:p text:style-name="Standard"><text:s text:c="4"/>/**</text:p>
      <text:p text:style-name="Standard"><text:s text:c="5"/>* Updates the shared settings from the third-party AI integration form.</text:p>
      <text:p text:style-name="Standard"><text:s text:c="5"/>*/</text:p>
      <text:p text:style-name="Standard"><text:s text:c="4"/>updateSharedSettingsFromIntegrationForm() {</text:p>
      <text:p text:style-name="Standard"><text:s text:c="8"/>const inputs = {</text:p>
      <text:p text:style-name="Standard"><text:s text:c="12"/>'temperature': 'value',</text:p>
      <text:p text:style-name="Standard"><text:s text:c="12"/>'max-tokens': 'value',</text:p>
      <text:p text:style-name="Standard"><text:s text:c="12"/>'system-prompt': 'value',</text:p>
      <text:p text:style-name="Standard"><text:s text:c="12"/>'response-format': 'value',</text:p>
      <text:p text:style-name="Standard"><text:s text:c="12"/>'language': 'value',</text:p>
      <text:p text:style-name="Standard"><text:s text:c="8"/>};</text:p>
      <text:p text:style-name="Standard"/>
      <text:p text:style-name="Standard"><text:s text:c="8"/>Object.entries(inputs).forEach(([id, prop]) =&gt; {</text:p>
      <text:p text:style-name="Standard"><text:s text:c="12"/>const input = this.container.querySelector(`#${id}`);</text:p>
      <text:p text:style-name="Standard"><text:s text:c="12"/>if (input) {</text:p>
      <text:p text:style-name="Standard"><text:s text:c="16"/>this.sharedSettings[id.replace('-', '_')] = input[prop];</text:p>
      <text:p text:style-name="Standard"><text:s text:c="12"/>}</text:p>
      <text:p text:style-name="Standard"><text:s text:c="8"/>});</text:p>
      <text:p text:style-name="Standard"><text:s text:c="4"/>}</text:p>
      <text:p text:style-name="Standard"/>
      <text:p text:style-name="Standard"><text:s text:c="4"/>// ... (other methods)</text:p>
      <text:p text:style-name="Standard">}</text:p>
      <text:p text:style-name="Standard">Event Listeners for Shared Settings</text:p>
      <text:p text:style-name="Standard"><text:soft-page-break/>javascript</text:p>
      <text:p text:style-name="Standard">Copy</text:p>
      <text:p text:style-name="Standard">setupEventListeners() {</text:p>
      <text:p text:style-name="Standard"><text:s text:c="4"/>// Save Settings button</text:p>
      <text:p text:style-name="Standard"><text:s text:c="4"/>const saveSettingsBtn = this.container.querySelector('#save-settings-btn');</text:p>
      <text:p text:style-name="Standard"><text:s text:c="4"/>if (saveSettingsBtn) {</text:p>
      <text:p text:style-name="Standard"><text:s text:c="8"/>saveSettingsBtn.addEventListener('click', () =&gt; {</text:p>
      <text:p text:style-name="Standard"><text:s text:c="12"/>this.updateSharedSettingsFromLocalForm();</text:p>
      <text:p text:style-name="Standard"><text:s text:c="12"/>this.saveSettings();</text:p>
      <text:p text:style-name="Standard"><text:s text:c="8"/>});</text:p>
      <text:p text:style-name="Standard"><text:s text:c="4"/>}</text:p>
      <text:p text:style-name="Standard"/>
      <text:p text:style-name="Standard"><text:s text:c="4"/>// Save Integration button</text:p>
      <text:p text:style-name="Standard"><text:s text:c="4"/>const saveIntegrationBtn = this.container.querySelector('#save-integration-btn');</text:p>
      <text:p text:style-name="Standard"><text:s text:c="4"/>if (saveIntegrationBtn) {</text:p>
      <text:p text:style-name="Standard"><text:s text:c="8"/>saveIntegrationBtn.addEventListener('click', () =&gt; {</text:p>
      <text:p text:style-name="Standard"><text:s text:c="12"/>this.updateSharedSettingsFromIntegrationForm();</text:p>
      <text:p text:style-name="Standard"><text:s text:c="12"/>this.saveIntegration();</text:p>
      <text:p text:style-name="Standard"><text:s text:c="8"/>});</text:p>
      <text:p text:style-name="Standard"><text:s text:c="4"/>}</text:p>
      <text:p text:style-name="Standard"/>
      <text:p text:style-name="Standard"><text:s text:c="4"/>// AI Provider Dropdown change event</text:p>
      <text:p text:style-name="Standard"><text:s text:c="4"/>const aiProviderDropdown = this.container.querySelector('#ai-provider');</text:p>
      <text:p text:style-name="Standard"><text:s text:c="4"/>const apiEndpointInput = this.container.querySelector('#api-endpoint');</text:p>
      <text:p text:style-name="Standard"><text:s text:c="4"/>if (aiProviderDropdown &amp;&amp; apiEndpointInput) {</text:p>
      <text:p text:style-name="Standard"><text:s text:c="8"/>aiProviderDropdown.addEventListener('change', (event) =&gt; {</text:p>
      <text:p text:style-name="Standard"><text:s text:c="12"/>if (event.target.value === 'openai') {</text:p>
      <text:p text:style-name="Standard"><text:s text:c="16"/>apiEndpointInput.value = 'https://api.openai.com/v1';</text:p>
      <text:p text:style-name="Standard"><text:s text:c="16"/>apiEndpointInput.disabled = true; // Disable editing for OpenAI</text:p>
      <text:p text:style-name="Standard"><text:s text:c="12"/>} else {</text:p>
      <text:p text:style-name="Standard"><text:s text:c="16"/>apiEndpointInput.value = '';</text:p>
      <text:p text:style-name="Standard"><text:s text:c="16"/>apiEndpointInput.disabled = false; // Enable editing for custom providers</text:p>
      <text:p text:style-name="Standard"><text:s text:c="12"/>}</text:p>
      <text:p text:style-name="Standard"><text:s text:c="8"/>});</text:p>
      <text:p text:style-name="Standard"><text:s text:c="4"/>}</text:p>
      <text:p text:style-name="Standard">}</text:p>
      <text:p text:style-name="Standard">Summary</text:p>
      <text:p text:style-name="Standard">By introducing a shared settings object and methods to manage the overlap between local AI settings and third-party AI integration settings, we can ensure consistency and provide a better user experience. This approach allows settings to be carried forward seamlessly between the two forms, reducing the risk of inconsistencies and improving the overall usability of the widget.</text:p>
      <text:p text:style-name="Standard"/>
      <text:p text:style-name="Standard">what would we call this architecture? what about the security, modularity and other important considerations. what are you thoughts here?</text:p>
      <text:p text:style-name="Standard">The architecture described in the refactored SettingsWidget can be classified as a Shared State Management Architecture with Modular Form Handling. Here's a breakdown of the architecture and considerations for security, modularity, and other important aspects:</text:p>
      <text:p text:style-name="Standard"/>
      <text:p text:style-name="Standard">Architecture Name: Shared State Management Architecture</text:p>
      <text:p text:style-name="Standard">This architecture is centered around a shared state object (sharedSettings) that acts as a single source of truth for common settings used across different forms (local AI settings and third-party AI integration). The key characteristics of this architecture are:</text:p>
      <text:p text:style-name="Standard"><text:soft-page-break/></text:p>
      <text:p text:style-name="Standard">Shared State Object:</text:p>
      <text:p text:style-name="Standard"/>
      <text:p text:style-name="Standard">A centralized object (sharedSettings) stores common settings like temperature, max_tokens, system_prompt, etc.</text:p>
      <text:p text:style-name="Standard"/>
      <text:p text:style-name="Standard">This object is updated and synchronized across different forms (local and third-party) to ensure consistency.</text:p>
      <text:p text:style-name="Standard"/>
      <text:p text:style-name="Standard">Modular Form Handling:</text:p>
      <text:p text:style-name="Standard"/>
      <text:p text:style-name="Standard">Each form (local AI settings and third-party integration) is treated as a separate module with its own rendering, validation, and submission logic.</text:p>
      <text:p text:style-name="Standard"/>
      <text:p text:style-name="Standard">The shared state object bridges these modules, ensuring that changes in one form are reflected in the other.</text:p>
      <text:p text:style-name="Standard"/>
      <text:p text:style-name="Standard">Event-Driven Updates:</text:p>
      <text:p text:style-name="Standard"/>
      <text:p text:style-name="Standard">Event listeners (e.g., click, change) trigger updates to the shared state object and synchronize the UI.</text:p>
      <text:p text:style-name="Standard"/>
      <text:p text:style-name="Standard">Separation of Concerns:</text:p>
      <text:p text:style-name="Standard"/>
      <text:p text:style-name="Standard">The logic for rendering forms, managing shared state, and handling backend communication is separated into distinct methods, making the codebase easier to maintain and extend.</text:p>
      <text:p text:style-name="Standard"/>
      <text:p text:style-name="Standard">Security Considerations</text:p>
      <text:p text:style-name="Standard">API Key Handling:</text:p>
      <text:p text:style-name="Standard"/>
      <text:p text:style-name="Standard">API keys are sensitive information and should be handled securely. In the current implementation, the API key is masked in the UI (using type="password"), but additional measures should be taken:</text:p>
      <text:p text:style-name="Standard"/>
      <text:p text:style-name="Standard">Encryption: Encrypt API keys before storing them in the backend database.</text:p>
      <text:p text:style-name="Standard"/>
      <text:p text:style-name="Standard">Secure Transmission: Ensure that API keys are transmitted over HTTPS to prevent interception.</text:p>
      <text:p text:style-name="Standard"/>
      <text:p text:style-name="Standard">Environment Variables: Avoid hardcoding API keys in the frontend code. Use environment variables or secure vaults for sensitive data.</text:p>
      <text:p text:style-name="Standard"/>
      <text:p text:style-name="Standard">Input Validation:</text:p>
      <text:p text:style-name="Standard"/>
      <text:p text:style-name="Standard">Validate all user inputs (e.g., API keys, model names, endpoints) to prevent injection attacks or malformed data.</text:p>
      <text:p text:style-name="Standard"/>
      <text:p text:style-name="Standard">Use regular expressions or backend validation to ensure API keys and endpoints are in the correct format.</text:p>
      <text:p text:style-name="Standard"/>
      <text:p text:style-name="Standard">Access Control:</text:p>
      <text:p text:style-name="Standard"/>
      <text:p text:style-name="Standard">Ensure that only authenticated users can access and modify settings. The current implementation uses a session_id for authorization, but additional checks (e.g., role-based access control) can be <text:soft-page-break/>added for enhanced security.</text:p>
      <text:p text:style-name="Standard"/>
      <text:p text:style-name="Standard">Masking Sensitive Data:</text:p>
      <text:p text:style-name="Standard"/>
      <text:p text:style-name="Standard">Sensitive fields like API keys should remain masked (e.g., *******) when displayed in the UI, even after submission.</text:p>
      <text:p text:style-name="Standard"/>
      <text:p text:style-name="Standard">Modularity Considerations</text:p>
      <text:p text:style-name="Standard">Reusable Components:</text:p>
      <text:p text:style-name="Standard"/>
      <text:p text:style-name="Standard">The createElement, createLabel, createDropdown, and other helper methods promote reusability and reduce code duplication.</text:p>
      <text:p text:style-name="Standard"/>
      <text:p text:style-name="Standard">These components can be extracted into a separate utility module for even better modularity.</text:p>
      <text:p text:style-name="Standard"/>
      <text:p text:style-name="Standard">Form Independence:</text:p>
      <text:p text:style-name="Standard"/>
      <text:p text:style-name="Standard">Each form (local AI settings and third-party integration) is independent, with its own rendering and validation logic. This makes it easier to add or remove forms in the future.</text:p>
      <text:p text:style-name="Standard"/>
      <text:p text:style-name="Standard">Shared State Management:</text:p>
      <text:p text:style-name="Standard"/>
      <text:p text:style-name="Standard">The shared state object (sharedSettings) acts as a bridge between forms, ensuring consistency without tightly coupling the forms.</text:p>
      <text:p text:style-name="Standard"/>
      <text:p text:style-name="Standard">Extensibility:</text:p>
      <text:p text:style-name="Standard"/>
      <text:p text:style-name="Standard">The architecture is designed to be extensible. For example, adding a new form (e.g., for another third-party AI provider) would only require creating a new rendering method and connecting it to the shared state object.</text:p>
      <text:p text:style-name="Standard"/>
      <text:p text:style-name="Standard">Other Important Considerations</text:p>
      <text:p text:style-name="Standard">User Experience (UX):</text:p>
      <text:p text:style-name="Standard"/>
      <text:p text:style-name="Standard">Real-Time Validation: Provide real-time feedback to users when they enter invalid data (e.g., missing API key or invalid endpoint).</text:p>
      <text:p text:style-name="Standard"/>
      <text:p text:style-name="Standard">Loading States: Show loading spinners or disable buttons during API calls to prevent duplicate submissions.</text:p>
      <text:p text:style-name="Standard"/>
      <text:p text:style-name="Standard">Success/Error Messages: Display clear and actionable messages after form submissions.</text:p>
      <text:p text:style-name="Standard"/>
      <text:p text:style-name="Standard">Backend Integration:</text:p>
      <text:p text:style-name="Standard"/>
      <text:p text:style-name="Standard">Ensure that the backend can handle both local AI settings and third-party integration settings.</text:p>
      <text:p text:style-name="Standard"/>
      <text:p text:style-name="Standard">Use separate endpoints or a unified endpoint with a payload that distinguishes between local and third-party settings.</text:p>
      <text:p text:style-name="Standard"/>
      <text:p text:style-name="Standard">Testing:</text:p>
      <text:p text:style-name="Standard"/>
      <text:p text:style-name="Standard">Unit Tests: Write unit tests for shared state management, form validation, and event handling.</text:p>
      <text:p text:style-name="Standard"><text:soft-page-break/></text:p>
      <text:p text:style-name="Standard">Integration Tests: Test the interaction between the frontend and backend to ensure settings are saved and applied correctly.</text:p>
      <text:p text:style-name="Standard"/>
      <text:p text:style-name="Standard">Edge Cases: Test edge cases like empty inputs, invalid API keys, and network failures.</text:p>
      <text:p text:style-name="Standard"/>
      <text:p text:style-name="Standard">Performance:</text:p>
      <text:p text:style-name="Standard"/>
      <text:p text:style-name="Standard">Minimize unnecessary re-renders of the UI by only updating the shared state object when necessary.</text:p>
      <text:p text:style-name="Standard"/>
      <text:p text:style-name="Standard">Use debouncing for input fields (e.g., API endpoint) to reduce the number of API calls or state updates.</text:p>
      <text:p text:style-name="Standard"/>
      <text:p text:style-name="Standard">Documentation:</text:p>
      <text:p text:style-name="Standard"/>
      <text:p text:style-name="Standard">Document the shared state object, form structures, and event handling logic to make it easier for other developers to understand and extend the codebase.</text:p>
      <text:p text:style-name="Standard"/>
      <text:p text:style-name="Standard">Example of Enhanced Security and Modularity</text:p>
      <text:p text:style-name="Standard">Here’s how you can enhance the architecture with better security and modularity:</text:p>
      <text:p text:style-name="Standard"/>
      <text:p text:style-name="Standard">Encrypting API Keys</text:p>
      <text:p text:style-name="Standard">javascript</text:p>
      <text:p text:style-name="Standard">Copy</text:p>
      <text:p text:style-name="Standard">async function encryptAPIKey(apiKey) {</text:p>
      <text:p text:style-name="Standard"><text:s text:c="4"/>// Use a library like CryptoJS or Web Crypto API to encrypt the API key</text:p>
      <text:p text:style-name="Standard"><text:s text:c="4"/>const encryptedKey = await crypto.subtle.encrypt(</text:p>
      <text:p text:style-name="Standard"><text:s text:c="8"/>{ name: 'AES-GCM', iv: new Uint8Array(12) },</text:p>
      <text:p text:style-name="Standard"><text:s text:c="8"/>cryptoKey,</text:p>
      <text:p text:style-name="Standard"><text:s text:c="8"/>new TextEncoder().encode(apiKey)</text:p>
      <text:p text:style-name="Standard"><text:s text:c="4"/>);</text:p>
      <text:p text:style-name="Standard"><text:s text:c="4"/>return encryptedKey;</text:p>
      <text:p text:style-name="Standard">}</text:p>
      <text:p text:style-name="Standard"/>
      <text:p text:style-name="Standard">// Usage in saveIntegration</text:p>
      <text:p text:style-name="Standard">const apiKey = this.container.querySelector('#api-key').value;</text:p>
      <text:p text:style-name="Standard">const encryptedKey = await encryptAPIKey(apiKey);</text:p>
      <text:p text:style-name="Standard">settings.api_key = encryptedKey;</text:p>
      <text:p text:style-name="Standard">Extracting Reusable Components</text:p>
      <text:p text:style-name="Standard">javascript</text:p>
      <text:p text:style-name="Standard">Copy</text:p>
      <text:p text:style-name="Standard">// utils.js</text:p>
      <text:p text:style-name="Standard">export function createElement(tag, attributes, parent) {</text:p>
      <text:p text:style-name="Standard"><text:s text:c="4"/>const element = document.createElement(tag);</text:p>
      <text:p text:style-name="Standard"><text:s text:c="4"/>Object.entries(attributes).forEach(([key, value]) =&gt; {</text:p>
      <text:p text:style-name="Standard"><text:s text:c="8"/>if (key === 'textContent') {</text:p>
      <text:p text:style-name="Standard"><text:s text:c="12"/>element.textContent = value;</text:p>
      <text:p text:style-name="Standard"><text:s text:c="8"/>} else {</text:p>
      <text:p text:style-name="Standard"><text:s text:c="12"/>element.setAttribute(key, value);</text:p>
      <text:p text:style-name="Standard"><text:s text:c="8"/>}</text:p>
      <text:p text:style-name="Standard"><text:s text:c="4"/>});</text:p>
      <text:p text:style-name="Standard"><text:s text:c="4"/>parent.appendChild(element);</text:p>
      <text:p text:style-name="Standard"><text:soft-page-break/><text:s text:c="4"/>return element;</text:p>
      <text:p text:style-name="Standard">}</text:p>
      <text:p text:style-name="Standard"/>
      <text:p text:style-name="Standard">export function createLabel(text, forId, parent) {</text:p>
      <text:p text:style-name="Standard"><text:s text:c="4"/>createElement('label', { textContent: text, for: forId }, parent);</text:p>
      <text:p text:style-name="Standard">}</text:p>
      <text:p text:style-name="Standard"/>
      <text:p text:style-name="Standard">// Usage in SettingsWidget</text:p>
      <text:p text:style-name="Standard">import { createElement, createLabel } from './utils.js';</text:p>
      <text:p text:style-name="Standard">Thoughts on the Architecture</text:p>
      <text:p text:style-name="Standard">This architecture strikes a good balance between simplicity and scalability. It is well-suited for applications that need to manage overlapping settings across multiple forms. However, as the application grows, you may want to consider:</text:p>
      <text:p text:style-name="Standard"/>
      <text:p text:style-name="Standard">State Management Libraries:</text:p>
      <text:p text:style-name="Standard"/>
      <text:p text:style-name="Standard">For larger applications, consider using a state management library like Redux or Zustand to manage shared state more effectively.</text:p>
      <text:p text:style-name="Standard"/>
      <text:p text:style-name="Standard">Backend-First Design:</text:p>
      <text:p text:style-name="Standard"/>
      <text:p text:style-name="Standard">Ensure that the backend is designed to handle the shared state and third-party integrations efficiently. This includes proper database schema design and API endpoint structure.</text:p>
      <text:p text:style-name="Standard"/>
      <text:p text:style-name="Standard">Feature Flags:</text:p>
      <text:p text:style-name="Standard"/>
      <text:p text:style-name="Standard">Use feature flags to enable/disable third-party integration features based on user roles or subscription plans.</text:p>
      <text:p text:style-name="Standard"/>
      <text:p text:style-name="Standard">By addressing security, modularity, and scalability, this architecture can serve as a robust foundation for managing AI settings and third-party integrations in your application.</text:p>
      <text:p text:style-name="Standard"/>
      <text:p text:style-name="Standard">taking all this into account, what other important considerations should we think about and plan</text:p>
      <text:p text:style-name="Standard">When designing and implementing the Shared State Management Architecture for the SettingsWidget, there are several additional considerations to ensure the system is robust, scalable, and maintainable. Below is a comprehensive list of important considerations and planning steps to address:</text:p>
      <text:p text:style-name="Standard"/>
      <text:p text:style-name="Standard">1. Scalability</text:p>
      <text:p text:style-name="Standard">As the application grows, the architecture should be able to handle additional features, forms, and integrations without significant refactoring.</text:p>
      <text:p text:style-name="Standard"/>
      <text:p text:style-name="Standard">Dynamic Form Rendering:</text:p>
      <text:p text:style-name="Standard"/>
      <text:p text:style-name="Standard">Use a configuration-driven approach to render forms dynamically. For example, define form fields (e.g., dropdowns, sliders) in a JSON configuration file or backend response, and render them based on the configuration.</text:p>
      <text:p text:style-name="Standard"/>
      <text:p text:style-name="Standard">This makes it easier to add new forms or fields without modifying the core logic.</text:p>
      <text:p text:style-name="Standard"/>
      <text:p text:style-name="Standard">State Management for Large Applications:</text:p>
      <text:p text:style-name="Standard"/>
      <text:p text:style-name="Standard"><text:soft-page-break/>If the application grows in complexity, consider using a state management library like Redux, Zustand, or Recoil to manage shared state across multiple components.</text:p>
      <text:p text:style-name="Standard"/>
      <text:p text:style-name="Standard">Backend Scalability:</text:p>
      <text:p text:style-name="Standard"/>
      <text:p text:style-name="Standard">Ensure the backend can handle increased load from multiple users and integrations. Use caching, load balancing, and database optimization techniques.</text:p>
      <text:p text:style-name="Standard"/>
      <text:p text:style-name="Standard">2. Error Handling and Recovery</text:p>
      <text:p text:style-name="Standard">Robust error handling is critical for a good user experience and system reliability.</text:p>
      <text:p text:style-name="Standard"/>
      <text:p text:style-name="Standard">Graceful Degradation:</text:p>
      <text:p text:style-name="Standard"/>
      <text:p text:style-name="Standard">If the backend fails to fetch settings or save integrations, provide fallback options (e.g., default settings) and display user-friendly error messages.</text:p>
      <text:p text:style-name="Standard"/>
      <text:p text:style-name="Standard">Retry Mechanisms:</text:p>
      <text:p text:style-name="Standard"/>
      <text:p text:style-name="Standard">Implement retry logic for failed API calls (e.g., using exponential backoff) to handle transient network issues.</text:p>
      <text:p text:style-name="Standard"/>
      <text:p text:style-name="Standard">Error Logging and Monitoring:</text:p>
      <text:p text:style-name="Standard"/>
      <text:p text:style-name="Standard">Log errors on the frontend and backend for debugging and monitoring. Use tools like Sentry or LogRocket for frontend error tracking.</text:p>
      <text:p text:style-name="Standard"/>
      <text:p text:style-name="Standard">3. Internationalization (i18n)</text:p>
      <text:p text:style-name="Standard">If the application is used by a global audience, support for multiple languages and locales is essential.</text:p>
      <text:p text:style-name="Standard"/>
      <text:p text:style-name="Standard">Localized Labels and Messages:</text:p>
      <text:p text:style-name="Standard"/>
      <text:p text:style-name="Standard">Use a library like i18next to manage translations for UI labels, tooltips, and error messages.</text:p>
      <text:p text:style-name="Standard"/>
      <text:p text:style-name="Standard">Store translations in JSON files or fetch them from the backend.</text:p>
      <text:p text:style-name="Standard"/>
      <text:p text:style-name="Standard">Locale-Specific Settings:</text:p>
      <text:p text:style-name="Standard"/>
      <text:p text:style-name="Standard">Allow users to select their preferred language and apply locale-specific settings (e.g., date formats, number formats).</text:p>
      <text:p text:style-name="Standard"/>
      <text:p text:style-name="Standard">4. Accessibility (a11y)</text:p>
      <text:p text:style-name="Standard">Ensure the widget is accessible to all users, including those with disabilities.</text:p>
      <text:p text:style-name="Standard"/>
      <text:p text:style-name="Standard">Semantic HTML:</text:p>
      <text:p text:style-name="Standard"/>
      <text:p text:style-name="Standard">Use semantic HTML elements (e.g., &lt;fieldset&gt;, &lt;legend&gt;, &lt;label&gt;) to improve screen reader compatibility.</text:p>
      <text:p text:style-name="Standard"/>
      <text:p text:style-name="Standard">Keyboard Navigation:</text:p>
      <text:p text:style-name="Standard"/>
      <text:p text:style-name="Standard">Ensure all form elements are navigable using the keyboard (e.g., Tab key).</text:p>
      <text:p text:style-name="Standard"><text:soft-page-break/></text:p>
      <text:p text:style-name="Standard">ARIA Attributes:</text:p>
      <text:p text:style-name="Standard"/>
      <text:p text:style-name="Standard">Use ARIA attributes (e.g., aria-label, aria-describedby) to provide additional context for screen readers.</text:p>
      <text:p text:style-name="Standard"/>
      <text:p text:style-name="Standard">Contrast and Readability:</text:p>
      <text:p text:style-name="Standard"/>
      <text:p text:style-name="Standard">Ensure sufficient color contrast and readable font sizes for users with visual impairments.</text:p>
      <text:p text:style-name="Standard"/>
      <text:p text:style-name="Standard">5. Performance Optimization</text:p>
      <text:p text:style-name="Standard">Optimize the widget for fast rendering and smooth interactions.</text:p>
      <text:p text:style-name="Standard"/>
      <text:p text:style-name="Standard">Lazy Loading:</text:p>
      <text:p text:style-name="Standard"/>
      <text:p text:style-name="Standard">Load forms and settings only when needed (e.g., when the user clicks on a tab or button).</text:p>
      <text:p text:style-name="Standard"/>
      <text:p text:style-name="Standard">Debouncing Inputs:</text:p>
      <text:p text:style-name="Standard"/>
      <text:p text:style-name="Standard">Use debouncing for input fields (e.g., API endpoint) to reduce the number of API calls or state updates.</text:p>
      <text:p text:style-name="Standard"/>
      <text:p text:style-name="Standard">Minimize Re-Renders:</text:p>
      <text:p text:style-name="Standard"/>
      <text:p text:style-name="Standard">Use memoization (e.g., React.memo or useMemo) to prevent unnecessary re-renders of form components.</text:p>
      <text:p text:style-name="Standard"/>
      <text:p text:style-name="Standard">6. Testing and Quality Assurance</text:p>
      <text:p text:style-name="Standard">Comprehensive testing ensures the widget works as expected and is free of bugs.</text:p>
      <text:p text:style-name="Standard"/>
      <text:p text:style-name="Standard">Unit Tests:</text:p>
      <text:p text:style-name="Standard"/>
      <text:p text:style-name="Standard">Write unit tests for shared state management, form validation, and event handling using frameworks like Jest or Mocha.</text:p>
      <text:p text:style-name="Standard"/>
      <text:p text:style-name="Standard">Integration Tests:</text:p>
      <text:p text:style-name="Standard"/>
      <text:p text:style-name="Standard">Test the interaction between the frontend and backend to ensure settings are saved and applied correctly.</text:p>
      <text:p text:style-name="Standard"/>
      <text:p text:style-name="Standard">End-to-End (E2E) Tests:</text:p>
      <text:p text:style-name="Standard"/>
      <text:p text:style-name="Standard">Use tools like Cypress or Playwright to simulate user interactions and test the entire workflow.</text:p>
      <text:p text:style-name="Standard"/>
      <text:p text:style-name="Standard">Edge Cases:</text:p>
      <text:p text:style-name="Standard"/>
      <text:p text:style-name="Standard">Test edge cases like empty inputs, invalid API keys, and network failures.</text:p>
      <text:p text:style-name="Standard"/>
      <text:p text:style-name="Standard">7. Documentation</text:p>
      <text:p text:style-name="Standard">Clear documentation helps developers understand and extend the codebase.</text:p>
      <text:p text:style-name="Standard"/>
      <text:p text:style-name="Standard">Code Comments:</text:p>
      <text:p text:style-name="Standard"><text:soft-page-break/></text:p>
      <text:p text:style-name="Standard">Add comments to explain complex logic or decisions.</text:p>
      <text:p text:style-name="Standard"/>
      <text:p text:style-name="Standard">API Documentation:</text:p>
      <text:p text:style-name="Standard"/>
      <text:p text:style-name="Standard">Document the backend API endpoints, payloads, and responses using tools like Swagger or Postman.</text:p>
      <text:p text:style-name="Standard"/>
      <text:p text:style-name="Standard">User Guides:</text:p>
      <text:p text:style-name="Standard"/>
      <text:p text:style-name="Standard">Provide user-friendly guides or tooltips within the widget to help users understand how to use it.</text:p>
      <text:p text:style-name="Standard"/>
      <text:p text:style-name="Standard">8. Backend Integration</text:p>
      <text:p text:style-name="Standard">The backend plays a critical role in managing settings and integrations.</text:p>
      <text:p text:style-name="Standard"/>
      <text:p text:style-name="Standard">Unified API Design:</text:p>
      <text:p text:style-name="Standard"/>
      <text:p text:style-name="Standard">Use a unified API design to handle both local AI settings and third-party integrations. For example:</text:p>
      <text:p text:style-name="Standard"/>
      <text:p text:style-name="Standard">json</text:p>
      <text:p text:style-name="Standard">Copy</text:p>
      <text:p text:style-name="Standard">{</text:p>
      <text:p text:style-name="Standard"><text:s text:c="2"/>"type": "local" | "third_party",</text:p>
      <text:p text:style-name="Standard"><text:s text:c="2"/>"settings": {</text:p>
      <text:p text:style-name="Standard"><text:s text:c="4"/>"temperature": 0.7,</text:p>
      <text:p text:style-name="Standard"><text:s text:c="4"/>"max_tokens": 100,</text:p>
      <text:p text:style-name="Standard"><text:s text:c="4"/>"api_key": "*******",</text:p>
      <text:p text:style-name="Standard"><text:s text:c="4"/>"api_endpoint": "https://api.openai.com/v1"</text:p>
      <text:p text:style-name="Standard"><text:s text:c="2"/>}</text:p>
      <text:p text:style-name="Standard">}</text:p>
      <text:p text:style-name="Standard">Database Schema:</text:p>
      <text:p text:style-name="Standard"/>
      <text:p text:style-name="Standard">Design a database schema that supports both local and third-party settings. For example:</text:p>
      <text:p text:style-name="Standard"/>
      <text:p text:style-name="Standard">sql</text:p>
      <text:p text:style-name="Standard">Copy</text:p>
      <text:p text:style-name="Standard">CREATE TABLE ai_settings (</text:p>
      <text:p text:style-name="Standard"><text:s text:c="2"/>id SERIAL PRIMARY KEY,</text:p>
      <text:p text:style-name="Standard"><text:s text:c="2"/>user_id INT REFERENCES users(id),</text:p>
      <text:p text:style-name="Standard"><text:s text:c="2"/>type ENUM('local', 'third_party'),</text:p>
      <text:p text:style-name="Standard"><text:s text:c="2"/>settings JSONB</text:p>
      <text:p text:style-name="Standard">);</text:p>
      <text:p text:style-name="Standard">Data Validation:</text:p>
      <text:p text:style-name="Standard"/>
      <text:p text:style-name="Standard">Validate all incoming data on the backend to prevent malformed or malicious payloads.</text:p>
      <text:p text:style-name="Standard"/>
      <text:p text:style-name="Standard">9. User Roles and Permissions</text:p>
      <text:p text:style-name="Standard">If the application has multiple user roles (e.g., admin, user), implement role-based access control (RBAC).</text:p>
      <text:p text:style-name="Standard"/>
      <text:p text:style-name="Standard">Role-Specific Settings:</text:p>
      <text:p text:style-name="Standard"/>
      <text:p text:style-name="Standard"><text:soft-page-break/>Allow admins to configure global settings, while users can only modify their personal settings.</text:p>
      <text:p text:style-name="Standard"/>
      <text:p text:style-name="Standard">Permission Checks:</text:p>
      <text:p text:style-name="Standard"/>
      <text:p text:style-name="Standard">Add permission checks on the backend to ensure users can only access or modify settings they are authorized to.</text:p>
      <text:p text:style-name="Standard"/>
      <text:p text:style-name="Standard">10. Analytics and Usage Tracking</text:p>
      <text:p text:style-name="Standard">Track how users interact with the widget to identify pain points and improve the user experience.</text:p>
      <text:p text:style-name="Standard"/>
      <text:p text:style-name="Standard">Event Tracking:</text:p>
      <text:p text:style-name="Standard"/>
      <text:p text:style-name="Standard">Use tools like Google Analytics or Mixpanel to track user interactions (e.g., form submissions, errors).</text:p>
      <text:p text:style-name="Standard"/>
      <text:p text:style-name="Standard">A/B Testing:</text:p>
      <text:p text:style-name="Standard"/>
      <text:p text:style-name="Standard">Experiment with different UI designs or workflows to determine what works best for users.</text:p>
      <text:p text:style-name="Standard"/>
      <text:p text:style-name="Standard">11. Backup and Recovery</text:p>
      <text:p text:style-name="Standard">Ensure that settings and integrations can be recovered in case of data loss.</text:p>
      <text:p text:style-name="Standard"/>
      <text:p text:style-name="Standard">Backup Strategy:</text:p>
      <text:p text:style-name="Standard"/>
      <text:p text:style-name="Standard">Regularly back up the database and settings to a secure location.</text:p>
      <text:p text:style-name="Standard"/>
      <text:p text:style-name="Standard">Disaster Recovery Plan:</text:p>
      <text:p text:style-name="Standard"/>
      <text:p text:style-name="Standard">Define a disaster recovery plan to restore settings and integrations in case of a failure.</text:p>
      <text:p text:style-name="Standard"/>
      <text:p text:style-name="Standard">12. Compliance</text:p>
      <text:p text:style-name="Standard">Ensure the widget complies with relevant regulations and standards.</text:p>
      <text:p text:style-name="Standard"/>
      <text:p text:style-name="Standard">GDPR Compliance:</text:p>
      <text:p text:style-name="Standard"/>
      <text:p text:style-name="Standard">If the application handles personal data, ensure compliance with GDPR (e.g., provide options for data deletion or export).</text:p>
      <text:p text:style-name="Standard"/>
      <text:p text:style-name="Standard">Security Standards:</text:p>
      <text:p text:style-name="Standard"/>
      <text:p text:style-name="Standard">Follow security best practices (e.g., OWASP Top 10) to protect against common vulnerabilities.</text:p>
      <text:p text:style-name="Standard"/>
      <text:p text:style-name="Standard">13. Future-Proofing</text:p>
      <text:p text:style-name="Standard">Plan for future enhancements and integrations.</text:p>
      <text:p text:style-name="Standard"/>
      <text:p text:style-name="Standard">Plugin Architecture:</text:p>
      <text:p text:style-name="Standard"/>
      <text:p text:style-name="Standard">Design the widget to support plugins or extensions for additional AI providers or features.</text:p>
      <text:p text:style-name="Standard"/>
      <text:p text:style-name="Standard">API Versioning:</text:p>
      <text:p text:style-name="Standard"/>
      <text:p text:style-name="Standard">Use versioned APIs to ensure backward compatibility when introducing new features.</text:p>
      <text:p text:style-name="Standard"><text:soft-page-break/></text:p>
      <text:p text:style-name="Standard">Feature Flags:</text:p>
      <text:p text:style-name="Standard"/>
      <text:p text:style-name="Standard">Use feature flags to enable/disable new features without deploying new code.</text:p>
      <text:p text:style-name="Standard"/>
      <text:p text:style-name="Standard">Summary of Planning Steps</text:p>
      <text:p text:style-name="Standard">Define Requirements:</text:p>
      <text:p text:style-name="Standard"/>
      <text:p text:style-name="Standard">Gather requirements for scalability, security, accessibility, and compliance.</text:p>
      <text:p text:style-name="Standard"/>
      <text:p text:style-name="Standard">Design the Architecture:</text:p>
      <text:p text:style-name="Standard"/>
      <text:p text:style-name="Standard">Finalize the shared state management architecture and backend integration.</text:p>
      <text:p text:style-name="Standard"/>
      <text:p text:style-name="Standard">Implement Security Measures:</text:p>
      <text:p text:style-name="Standard"/>
      <text:p text:style-name="Standard">Add encryption, input validation, and access control.</text:p>
      <text:p text:style-name="Standard"/>
      <text:p text:style-name="Standard">Develop Modular Components:</text:p>
      <text:p text:style-name="Standard"/>
      <text:p text:style-name="Standard">Create reusable components and dynamic form rendering logic.</text:p>
      <text:p text:style-name="Standard"/>
      <text:p text:style-name="Standard">Write Tests:</text:p>
      <text:p text:style-name="Standard"/>
      <text:p text:style-name="Standard">Develop unit, integration, and E2E tests.</text:p>
      <text:p text:style-name="Standard"/>
      <text:p text:style-name="Standard">Document the System:</text:p>
      <text:p text:style-name="Standard"/>
      <text:p text:style-name="Standard">Write clear documentation for developers and users.</text:p>
      <text:p text:style-name="Standard"/>
      <text:p text:style-name="Standard">Deploy and Monitor:</text:p>
      <text:p text:style-name="Standard"/>
      <text:p text:style-name="Standard">Deploy the widget and monitor its performance and usage.</text:p>
      <text:p text:style-name="Standard"/>
      <text:p text:style-name="Standard">Iterate and Improve:</text:p>
      <text:p text:style-name="Standard"/>
      <text:p text:style-name="Standard">Gather feedback and continuously improve the widget.</text:p>
      <text:p text:style-name="Standard"/>
      <text:p text:style-name="Standard">By addressing these considerations and following the planning steps, you can build a robust, scalable, and user-friendly SettingsWidget that meets the needs of your application and users.</text:p>
      <text:p text:style-name="Standard"/>
      <text:p text:style-name="Standard">thank you. What is it that the market needs today with urgency and high relevance for this product? explore product market fit and addressable market, pain points per type of customers / stakeholders</text:p>
      <text:p text:style-name="Standard">To determine the market needs, product-market fit, and addressable market for a product like the SettingsWidget (focused on AI settings and third-party integrations), we need to analyze the current landscape, identify key stakeholders, and understand their pain points. Here's a detailed exploration:</text:p>
      <text:p text:style-name="Standard"/>
      <text:p text:style-name="Standard">1. Market Needs with Urgency and High Relevance</text:p>
      <text:p text:style-name="Standard">The market today is increasingly reliant on AI-driven solutions across industries. However, many organizations and individuals face challenges in effectively managing and integrating AI systems. Here are the most urgent and relevant needs:</text:p>
      <text:p text:style-name="Standard"/>
      <text:p text:style-name="Standard"><text:soft-page-break/>a. Simplified AI Integration</text:p>
      <text:p text:style-name="Standard">Problem: Many businesses struggle to integrate third-party AI systems (e.g., OpenAI, Hugging Face) into their workflows due to technical complexity.</text:p>
      <text:p text:style-name="Standard"/>
      <text:p text:style-name="Standard">Solution: A user-friendly widget that simplifies AI integration by providing a centralized interface for managing API keys, endpoints, and model configurations.</text:p>
      <text:p text:style-name="Standard"/>
      <text:p text:style-name="Standard">b. Customizable AI Settings</text:p>
      <text:p text:style-name="Standard">Problem: Users often need to fine-tune AI models (e.g., adjusting temperature, max tokens) but lack the tools to do so easily.</text:p>
      <text:p text:style-name="Standard"/>
      <text:p text:style-name="Standard">Solution: A widget that allows users to customize AI settings in real-time, with intuitive controls like sliders and dropdowns.</text:p>
      <text:p text:style-name="Standard"/>
      <text:p text:style-name="Standard">c. Centralized AI Management</text:p>
      <text:p text:style-name="Standard">Problem: Organizations using multiple AI systems face fragmentation, with settings and configurations scattered across different platforms.</text:p>
      <text:p text:style-name="Standard"/>
      <text:p text:style-name="Standard">Solution: A unified widget that consolidates all AI settings and integrations in one place.</text:p>
      <text:p text:style-name="Standard"/>
      <text:p text:style-name="Standard">d. Security and Compliance</text:p>
      <text:p text:style-name="Standard">Problem: Handling sensitive data (e.g., API keys) securely and ensuring compliance with regulations (e.g., GDPR) is a major concern.</text:p>
      <text:p text:style-name="Standard"/>
      <text:p text:style-name="Standard">Solution: Built-in security features like API key masking, encryption, and compliance with data protection standards.</text:p>
      <text:p text:style-name="Standard"/>
      <text:p text:style-name="Standard">e. Real-Time Feedback and Validation</text:p>
      <text:p text:style-name="Standard">Problem: Users often encounter errors (e.g., invalid API keys, incorrect endpoints) without clear guidance on how to fix them.</text:p>
      <text:p text:style-name="Standard"/>
      <text:p text:style-name="Standard">Solution: Real-time validation and user-friendly error messages to guide users through the setup process.</text:p>
      <text:p text:style-name="Standard"/>
      <text:p text:style-name="Standard">2. Product-Market Fit</text:p>
      <text:p text:style-name="Standard">To achieve product-market fit, the SettingsWidget must address the specific needs of its target customers. Here's how it aligns with market demands:</text:p>
      <text:p text:style-name="Standard"/>
      <text:p text:style-name="Standard">a. Target Customers</text:p>
      <text:p text:style-name="Standard">Small and Medium Businesses (SMBs):</text:p>
      <text:p text:style-name="Standard"/>
      <text:p text:style-name="Standard">Pain Points: Lack of technical expertise to integrate and manage AI systems.</text:p>
      <text:p text:style-name="Standard"/>
      <text:p text:style-name="Standard">Value Proposition: Simplifies AI integration and management, enabling SMBs to leverage AI without needing a dedicated technical team.</text:p>
      <text:p text:style-name="Standard"/>
      <text:p text:style-name="Standard">Enterprises:</text:p>
      <text:p text:style-name="Standard"/>
      <text:p text:style-name="Standard">Pain Points: Managing multiple AI systems across departments, ensuring consistency and security.</text:p>
      <text:p text:style-name="Standard"/>
      <text:p text:style-name="Standard">Value Proposition: Provides a centralized platform for managing AI settings and integrations, improving efficiency and security.</text:p>
      <text:p text:style-name="Standard"><text:soft-page-break/></text:p>
      <text:p text:style-name="Standard">Developers and Data Scientists:</text:p>
      <text:p text:style-name="Standard"/>
      <text:p text:style-name="Standard">Pain Points: Spending too much time configuring AI models and troubleshooting integration issues.</text:p>
      <text:p text:style-name="Standard"/>
      <text:p text:style-name="Standard">Value Proposition: Reduces setup time and provides tools for fine-tuning AI models, allowing developers to focus on building applications.</text:p>
      <text:p text:style-name="Standard"/>
      <text:p text:style-name="Standard">AI Enthusiasts and Hobbyists:</text:p>
      <text:p text:style-name="Standard"/>
      <text:p text:style-name="Standard">Pain Points: Difficulty in experimenting with different AI models and settings.</text:p>
      <text:p text:style-name="Standard"/>
      <text:p text:style-name="Standard">Value Proposition: Offers an intuitive interface for exploring and customizing AI models, making AI experimentation accessible.</text:p>
      <text:p text:style-name="Standard"/>
      <text:p text:style-name="Standard">b. Key Features for Product-Market Fit</text:p>
      <text:p text:style-name="Standard">Ease of Use: Intuitive UI with drag-and-drop or form-based controls.</text:p>
      <text:p text:style-name="Standard"/>
      <text:p text:style-name="Standard">Flexibility: Supports multiple AI providers (e.g., OpenAI, Hugging Face) and custom integrations.</text:p>
      <text:p text:style-name="Standard"/>
      <text:p text:style-name="Standard">Security: Built-in encryption, API key masking, and compliance with data protection standards.</text:p>
      <text:p text:style-name="Standard"/>
      <text:p text:style-name="Standard">Scalability: Handles both small-scale and enterprise-level use cases.</text:p>
      <text:p text:style-name="Standard"/>
      <text:p text:style-name="Standard">Real-Time Feedback: Provides instant validation and error messages to guide users.</text:p>
      <text:p text:style-name="Standard"/>
      <text:p text:style-name="Standard">3. Addressable Market</text:p>
      <text:p text:style-name="Standard">The addressable market for the SettingsWidget includes organizations and individuals using AI systems across various industries. Here's a breakdown:</text:p>
      <text:p text:style-name="Standard"/>
      <text:p text:style-name="Standard">a. By Industry</text:p>
      <text:p text:style-name="Standard">Healthcare:</text:p>
      <text:p text:style-name="Standard"/>
      <text:p text:style-name="Standard">Use Case: AI for diagnostics, patient data analysis.</text:p>
      <text:p text:style-name="Standard"/>
      <text:p text:style-name="Standard">Market Size: $6.6 billion (AI in healthcare, 2023).</text:p>
      <text:p text:style-name="Standard"/>
      <text:p text:style-name="Standard">Finance:</text:p>
      <text:p text:style-name="Standard"/>
      <text:p text:style-name="Standard">Use Case: Fraud detection, risk assessment, customer support.</text:p>
      <text:p text:style-name="Standard"/>
      <text:p text:style-name="Standard">Market Size: $9.4 billion (AI in finance, 2023).</text:p>
      <text:p text:style-name="Standard"/>
      <text:p text:style-name="Standard">Retail and E-Commerce:</text:p>
      <text:p text:style-name="Standard"/>
      <text:p text:style-name="Standard">Use Case: Personalized recommendations, inventory management.</text:p>
      <text:p text:style-name="Standard"/>
      <text:p text:style-name="Standard">Market Size: $8.8 billion (AI in retail, 2023).</text:p>
      <text:p text:style-name="Standard"/>
      <text:p text:style-name="Standard">Education:</text:p>
      <text:p text:style-name="Standard"/>
      <text:p text:style-name="Standard">Use Case: Personalized learning, automated grading.</text:p>
      <text:p text:style-name="Standard"><text:soft-page-break/></text:p>
      <text:p text:style-name="Standard">Market Size: $3.7 billion (AI in education, 2023).</text:p>
      <text:p text:style-name="Standard"/>
      <text:p text:style-name="Standard">Technology and Software Development:</text:p>
      <text:p text:style-name="Standard"/>
      <text:p text:style-name="Standard">Use Case: AI-powered tools for developers, code generation.</text:p>
      <text:p text:style-name="Standard"/>
      <text:p text:style-name="Standard">Market Size: $14.7 billion (AI in software, 2023).</text:p>
      <text:p text:style-name="Standard"/>
      <text:p text:style-name="Standard">b. By Customer Type</text:p>
      <text:p text:style-name="Standard">SMBs:</text:p>
      <text:p text:style-name="Standard"/>
      <text:p text:style-name="Standard">Estimated Market Size: 30 million SMBs globally.</text:p>
      <text:p text:style-name="Standard"/>
      <text:p text:style-name="Standard">Adoption Rate: Increasing due to the affordability of AI tools.</text:p>
      <text:p text:style-name="Standard"/>
      <text:p text:style-name="Standard">Enterprises:</text:p>
      <text:p text:style-name="Standard"/>
      <text:p text:style-name="Standard">Estimated Market Size: 10,000+ large enterprises globally.</text:p>
      <text:p text:style-name="Standard"/>
      <text:p text:style-name="Standard">Adoption Rate: High, as enterprises invest heavily in AI.</text:p>
      <text:p text:style-name="Standard"/>
      <text:p text:style-name="Standard">Developers and Data Scientists:</text:p>
      <text:p text:style-name="Standard"/>
      <text:p text:style-name="Standard">Estimated Market Size: 27 million developers globally.</text:p>
      <text:p text:style-name="Standard"/>
      <text:p text:style-name="Standard">Adoption Rate: High, as developers seek tools to streamline AI integration.</text:p>
      <text:p text:style-name="Standard"/>
      <text:p text:style-name="Standard">AI Enthusiasts and Hobbyists:</text:p>
      <text:p text:style-name="Standard"/>
      <text:p text:style-name="Standard">Estimated Market Size: 5 million+ globally.</text:p>
      <text:p text:style-name="Standard"/>
      <text:p text:style-name="Standard">Adoption Rate: Growing, driven by the democratization of AI.</text:p>
      <text:p text:style-name="Standard"/>
      <text:p text:style-name="Standard">4. Pain Points by Customer Type</text:p>
      <text:p text:style-name="Standard">Understanding the specific pain points of each customer type helps tailor the product to their needs.</text:p>
      <text:p text:style-name="Standard"/>
      <text:p text:style-name="Standard">a. SMBs</text:p>
      <text:p text:style-name="Standard">Pain Points:</text:p>
      <text:p text:style-name="Standard"/>
      <text:p text:style-name="Standard">Lack of technical expertise to integrate AI systems.</text:p>
      <text:p text:style-name="Standard"/>
      <text:p text:style-name="Standard">Limited budget for AI tools and infrastructure.</text:p>
      <text:p text:style-name="Standard"/>
      <text:p text:style-name="Standard">Solutions:</text:p>
      <text:p text:style-name="Standard"/>
      <text:p text:style-name="Standard">Provide an affordable, easy-to-use widget.</text:p>
      <text:p text:style-name="Standard"/>
      <text:p text:style-name="Standard">Offer pre-configured templates for common use cases.</text:p>
      <text:p text:style-name="Standard"/>
      <text:p text:style-name="Standard">b. Enterprises</text:p>
      <text:p text:style-name="Standard">Pain Points:</text:p>
      <text:p text:style-name="Standard"><text:soft-page-break/></text:p>
      <text:p text:style-name="Standard">Managing multiple AI systems across departments.</text:p>
      <text:p text:style-name="Standard"/>
      <text:p text:style-name="Standard">Ensuring compliance with data protection regulations.</text:p>
      <text:p text:style-name="Standard"/>
      <text:p text:style-name="Standard">Solutions:</text:p>
      <text:p text:style-name="Standard"/>
      <text:p text:style-name="Standard">Provide centralized management and role-based access control.</text:p>
      <text:p text:style-name="Standard"/>
      <text:p text:style-name="Standard">Ensure compliance with GDPR, HIPAA, etc.</text:p>
      <text:p text:style-name="Standard"/>
      <text:p text:style-name="Standard">c. Developers and Data Scientists</text:p>
      <text:p text:style-name="Standard">Pain Points:</text:p>
      <text:p text:style-name="Standard"/>
      <text:p text:style-name="Standard">Time-consuming setup and configuration of AI models.</text:p>
      <text:p text:style-name="Standard"/>
      <text:p text:style-name="Standard">Lack of tools for fine-tuning and experimentation.</text:p>
      <text:p text:style-name="Standard"/>
      <text:p text:style-name="Standard">Solutions:</text:p>
      <text:p text:style-name="Standard"/>
      <text:p text:style-name="Standard">Offer real-time feedback and validation.</text:p>
      <text:p text:style-name="Standard"/>
      <text:p text:style-name="Standard">Provide advanced customization options.</text:p>
      <text:p text:style-name="Standard"/>
      <text:p text:style-name="Standard">d. AI Enthusiasts and Hobbyists</text:p>
      <text:p text:style-name="Standard">Pain Points:</text:p>
      <text:p text:style-name="Standard"/>
      <text:p text:style-name="Standard">Difficulty in experimenting with different AI models.</text:p>
      <text:p text:style-name="Standard"/>
      <text:p text:style-name="Standard">Lack of affordable tools for AI exploration.</text:p>
      <text:p text:style-name="Standard"/>
      <text:p text:style-name="Standard">Solutions:</text:p>
      <text:p text:style-name="Standard"/>
      <text:p text:style-name="Standard">Provide a free or low-cost version of the widget.</text:p>
      <text:p text:style-name="Standard"/>
      <text:p text:style-name="Standard">Offer tutorials and documentation for beginners.</text:p>
      <text:p text:style-name="Standard"/>
      <text:p text:style-name="Standard">5. Competitive Landscape</text:p>
      <text:p text:style-name="Standard">To position the SettingsWidget effectively, analyze the competitive landscape:</text:p>
      <text:p text:style-name="Standard"/>
      <text:p text:style-name="Standard">a. Competitors</text:p>
      <text:p text:style-name="Standard">AI Platforms with Built-In Settings Management:</text:p>
      <text:p text:style-name="Standard"/>
      <text:p text:style-name="Standard">Examples: OpenAI Playground, Hugging Face Spaces.</text:p>
      <text:p text:style-name="Standard"/>
      <text:p text:style-name="Standard">Strengths: Integrated with their respective AI systems.</text:p>
      <text:p text:style-name="Standard"/>
      <text:p text:style-name="Standard">Weaknesses: Limited to their own platforms, lack of customization.</text:p>
      <text:p text:style-name="Standard"/>
      <text:p text:style-name="Standard">Third-Party Integration Tools:</text:p>
      <text:p text:style-name="Standard"/>
      <text:p text:style-name="Standard">Examples: Zapier, Make (formerly Integromat).</text:p>
      <text:p text:style-name="Standard"><text:soft-page-break/></text:p>
      <text:p text:style-name="Standard">Strengths: Support for multiple integrations.</text:p>
      <text:p text:style-name="Standard"/>
      <text:p text:style-name="Standard">Weaknesses: Not specifically designed for AI settings management.</text:p>
      <text:p text:style-name="Standard"/>
      <text:p text:style-name="Standard">Custom Solutions:</text:p>
      <text:p text:style-name="Standard"/>
      <text:p text:style-name="Standard">Examples: In-house tools developed by enterprises.</text:p>
      <text:p text:style-name="Standard"/>
      <text:p text:style-name="Standard">Strengths: Tailored to specific needs.</text:p>
      <text:p text:style-name="Standard"/>
      <text:p text:style-name="Standard">Weaknesses: Expensive and time-consuming to develop.</text:p>
      <text:p text:style-name="Standard"/>
      <text:p text:style-name="Standard">b. Differentiation</text:p>
      <text:p text:style-name="Standard">Unified Interface: Combines settings management and third-party integrations in one place.</text:p>
      <text:p text:style-name="Standard"/>
      <text:p text:style-name="Standard">Customization: Offers advanced customization options for AI models.</text:p>
      <text:p text:style-name="Standard"/>
      <text:p text:style-name="Standard">Security: Built-in encryption and compliance features.</text:p>
      <text:p text:style-name="Standard"/>
      <text:p text:style-name="Standard">6. Go-to-Market Strategy</text:p>
      <text:p text:style-name="Standard">To capture the addressable market, consider the following strategies:</text:p>
      <text:p text:style-name="Standard"/>
      <text:p text:style-name="Standard">a. Pricing Model</text:p>
      <text:p text:style-name="Standard">Freemium: Offer a free version with basic features and a paid version for advanced features.</text:p>
      <text:p text:style-name="Standard"/>
      <text:p text:style-name="Standard">Subscription: Monthly or annual subscription plans based on usage (e.g., number of integrations, API calls).</text:p>
      <text:p text:style-name="Standard"/>
      <text:p text:style-name="Standard">b. Distribution Channels</text:p>
      <text:p text:style-name="Standard">Direct Sales: Target enterprises and SMBs through direct outreach.</text:p>
      <text:p text:style-name="Standard"/>
      <text:p text:style-name="Standard">Marketplaces: List the widget on platforms like GitHub, Product Hunt, and AI marketplaces.</text:p>
      <text:p text:style-name="Standard"/>
      <text:p text:style-name="Standard">Partnerships: Partner with AI providers (e.g., OpenAI, Hugging Face) to bundle the widget with their services.</text:p>
      <text:p text:style-name="Standard"/>
      <text:p text:style-name="Standard">c. Marketing and Outreach</text:p>
      <text:p text:style-name="Standard">Content Marketing: Publish blogs, tutorials, and case studies to educate potential customers.</text:p>
      <text:p text:style-name="Standard"/>
      <text:p text:style-name="Standard">Community Engagement: Engage with AI communities on platforms like Reddit, Discord, and LinkedIn.</text:p>
      <text:p text:style-name="Standard"/>
      <text:p text:style-name="Standard">Webinars and Demos: Host webinars to showcase the widget's features and benefits.</text:p>
      <text:p text:style-name="Standard"/>
      <text:p text:style-name="Standard">Conclusion</text:p>
      <text:p text:style-name="Standard">The SettingsWidget addresses a critical market need for simplified AI integration and management. By focusing on ease of use, security, and customization, it can achieve strong product-market fit across SMBs, enterprises, developers, and AI enthusiasts. The addressable market is vast, spanning multiple industries, and the widget's differentiation from competitors positions it well for success. A well-executed go-to-market strategy will be key to capturing this market and driving adoption.</text:p>
      <text:p text:style-name="Standard"/>
      <text:p text:style-name="Standard"><text:soft-page-break/>write an executive summary for investors</text:p>
      <text:p text:style-name="Standard">Executive Summary: SettingsWidget – Simplifying AI Integration and Management</text:p>
      <text:p text:style-name="Standard">Overview</text:p>
      <text:p text:style-name="Standard">SettingsWidget is a cutting-edge solution designed to simplify the integration and management of AI systems for businesses and individuals. As AI adoption accelerates across industries, organizations face significant challenges in configuring, customizing, and securing AI models. SettingsWidget addresses these pain points by providing a user-friendly, centralized platform for managing AI settings and third-party integrations, enabling users to unlock the full potential of AI without technical complexity.</text:p>
      <text:p text:style-name="Standard"/>
      <text:p text:style-name="Standard">The Problem</text:p>
      <text:p text:style-name="Standard">Complex Integration: Businesses struggle to integrate third-party AI systems (e.g., OpenAI, Hugging Face) due to technical barriers.</text:p>
      <text:p text:style-name="Standard"/>
      <text:p text:style-name="Standard">Fragmented Management: Organizations using multiple AI systems face inefficiencies and inconsistencies in managing settings.</text:p>
      <text:p text:style-name="Standard"/>
      <text:p text:style-name="Standard">Lack of Customization: Users need tools to fine-tune AI models (e.g., temperature, max tokens) but lack accessible solutions.</text:p>
      <text:p text:style-name="Standard"/>
      <text:p text:style-name="Standard">Security Concerns: Handling sensitive data (e.g., API keys) securely and ensuring compliance with regulations is a major challenge.</text:p>
      <text:p text:style-name="Standard"/>
      <text:p text:style-name="Standard">The Solution</text:p>
      <text:p text:style-name="Standard">SettingsWidget offers a unified, intuitive interface for managing AI settings and integrations. Key features include:</text:p>
      <text:p text:style-name="Standard"/>
      <text:p text:style-name="Standard">Simplified Integration: Easily connect to third-party AI systems with pre-configured templates and real-time validation.</text:p>
      <text:p text:style-name="Standard"/>
      <text:p text:style-name="Standard">Customizable Settings: Fine-tune AI models with intuitive controls like sliders, dropdowns, and text fields.</text:p>
      <text:p text:style-name="Standard"/>
      <text:p text:style-name="Standard">Centralized Management: Consolidate all AI settings and integrations in one place for seamless management.</text:p>
      <text:p text:style-name="Standard"/>
      <text:p text:style-name="Standard">Built-In Security: Protect sensitive data with API key masking, encryption, and compliance with data protection standards.</text:p>
      <text:p text:style-name="Standard"/>
      <text:p text:style-name="Standard">Real-Time Feedback: Guide users with instant validation and error messages for a smooth setup experience.</text:p>
      <text:p text:style-name="Standard"/>
      <text:p text:style-name="Standard">Market Opportunity</text:p>
      <text:p text:style-name="Standard">The global AI market is projected to reach $1.8 trillion by 2030, with significant growth in AI adoption across industries. SettingsWidget targets a vast and growing addressable market, including:</text:p>
      <text:p text:style-name="Standard"/>
      <text:p text:style-name="Standard">Small and Medium Businesses (SMBs): 30 million+ globally, seeking affordable and easy-to-use AI tools.</text:p>
      <text:p text:style-name="Standard"/>
      <text:p text:style-name="Standard">Enterprises: 10,000+ large organizations needing centralized AI management and compliance.</text:p>
      <text:p text:style-name="Standard"/>
      <text:p text:style-name="Standard"><text:soft-page-break/>Developers and Data Scientists: 27 million+ globally, looking for tools to streamline AI integration and experimentation.</text:p>
      <text:p text:style-name="Standard"/>
      <text:p text:style-name="Standard">AI Enthusiasts and Hobbyists: 5 million+ globally, exploring AI with accessible and customizable tools.</text:p>
      <text:p text:style-name="Standard"/>
      <text:p text:style-name="Standard">Competitive Advantage</text:p>
      <text:p text:style-name="Standard">SettingsWidget differentiates itself through:</text:p>
      <text:p text:style-name="Standard"/>
      <text:p text:style-name="Standard">Unified Platform: Combines settings management and third-party integrations in one place.</text:p>
      <text:p text:style-name="Standard"/>
      <text:p text:style-name="Standard">Ease of Use: Intuitive UI designed for both technical and non-technical users.</text:p>
      <text:p text:style-name="Standard"/>
      <text:p text:style-name="Standard">Customization: Advanced tools for fine-tuning AI models to meet specific needs.</text:p>
      <text:p text:style-name="Standard"/>
      <text:p text:style-name="Standard">Security: Built-in encryption, API key masking, and compliance with GDPR and other regulations.</text:p>
      <text:p text:style-name="Standard"/>
      <text:p text:style-name="Standard">Scalability: Supports both small-scale and enterprise-level use cases.</text:p>
      <text:p text:style-name="Standard"/>
      <text:p text:style-name="Standard">Revenue Model</text:p>
      <text:p text:style-name="Standard">SettingsWidget will generate revenue through:</text:p>
      <text:p text:style-name="Standard"/>
      <text:p text:style-name="Standard">Freemium Model: Offer a free version with basic features and a paid version for advanced functionality.</text:p>
      <text:p text:style-name="Standard"/>
      <text:p text:style-name="Standard">Subscription Plans: Monthly or annual subscriptions based on usage (e.g., number of integrations, API calls).</text:p>
      <text:p text:style-name="Standard"/>
      <text:p text:style-name="Standard">Enterprise Licensing: Custom pricing for large organizations with specific needs.</text:p>
      <text:p text:style-name="Standard"/>
      <text:p text:style-name="Standard">Go-to-Market Strategy</text:p>
      <text:p text:style-name="Standard">Direct Sales: Target enterprises and SMBs through direct outreach and partnerships.</text:p>
      <text:p text:style-name="Standard"/>
      <text:p text:style-name="Standard">Marketplaces: List the widget on platforms like GitHub, Product Hunt, and AI marketplaces.</text:p>
      <text:p text:style-name="Standard"/>
      <text:p text:style-name="Standard">Content Marketing: Publish blogs, tutorials, and case studies to educate potential customers.</text:p>
      <text:p text:style-name="Standard"/>
      <text:p text:style-name="Standard">Community Engagement: Build a strong presence in AI communities on Reddit, Discord, and LinkedIn.</text:p>
      <text:p text:style-name="Standard"/>
      <text:p text:style-name="Standard">Webinars and Demos: Host webinars to showcase the widget’s features and benefits.</text:p>
      <text:p text:style-name="Standard"/>
      <text:p text:style-name="Standard">Financial Projections</text:p>
      <text:p text:style-name="Standard">Year 1: Focus on product development, user acquisition, and market validation. Target 10,000 users with $500,000 in revenue.</text:p>
      <text:p text:style-name="Standard"/>
      <text:p text:style-name="Standard">Year 2: Scale operations, expand features, and target 50,000 users with $2.5 million in revenue.</text:p>
      <text:p text:style-name="Standard"/>
      <text:p text:style-name="Standard">Year 3: Achieve profitability with 200,000+ users and $10 million in revenue.</text:p>
      <text:p text:style-name="Standard"/>
      <text:p text:style-name="Standard">Team</text:p>
      <text:p text:style-name="Standard">The SettingsWidget team comprises experienced professionals in AI, software development, and <text:soft-page-break/>business strategy:</text:p>
      <text:p text:style-name="Standard"/>
      <text:p text:style-name="Standard">CEO: [Name], a seasoned entrepreneur with a track record of building successful SaaS products.</text:p>
      <text:p text:style-name="Standard"/>
      <text:p text:style-name="Standard">CTO: [Name], an AI expert with 10+ years of experience in machine learning and software engineering.</text:p>
      <text:p text:style-name="Standard"/>
      <text:p text:style-name="Standard">Head of Product: [Name], a product management leader with expertise in UX/UI design and customer-centric development.</text:p>
      <text:p text:style-name="Standard"/>
      <text:p text:style-name="Standard">Advisors: Industry veterans in AI, cybersecurity, and SaaS growth strategies.</text:p>
      <text:p text:style-name="Standard"/>
      <text:p text:style-name="Standard">Investment Opportunity</text:p>
      <text:p text:style-name="Standard">We are seeking $2 million in seed funding to:</text:p>
      <text:p text:style-name="Standard"/>
      <text:p text:style-name="Standard">Accelerate product development and feature enhancements.</text:p>
      <text:p text:style-name="Standard"/>
      <text:p text:style-name="Standard">Expand the sales and marketing team to drive user acquisition.</text:p>
      <text:p text:style-name="Standard"/>
      <text:p text:style-name="Standard">Build partnerships with AI providers and industry leaders.</text:p>
      <text:p text:style-name="Standard"/>
      <text:p text:style-name="Standard">Scale operations to meet growing demand.</text:p>
      <text:p text:style-name="Standard"/>
      <text:p text:style-name="Standard">Why Invest in SettingsWidget?</text:p>
      <text:p text:style-name="Standard">High Growth Potential: The AI market is booming, and SettingsWidget is positioned to capture a significant share.</text:p>
      <text:p text:style-name="Standard"/>
      <text:p text:style-name="Standard">Strong Product-Market Fit: Addresses urgent and relevant pain points for a wide range of customers.</text:p>
      <text:p text:style-name="Standard"/>
      <text:p text:style-name="Standard">Scalable Business Model: Freemium and subscription-based revenue models ensure recurring revenue.</text:p>
      <text:p text:style-name="Standard"/>
      <text:p text:style-name="Standard">Experienced Team: A proven team with the expertise to execute the vision and drive growth.</text:p>
      <text:p text:style-name="Standard"/>
      <text:p text:style-name="Standard">Conclusion</text:p>
      <text:p text:style-name="Standard">SettingsWidget is poised to become the go-to solution for AI integration and management, empowering businesses and individuals to harness the power of AI with ease. By investing in SettingsWidget, you are supporting a transformative product with massive market potential and a clear path to success.</text:p>
      <text:p text:style-name="Standard"/>
      <text:p text:style-name="Standard">Contact Us:</text:p>
      <text:p text:style-name="Standard">[Your Name]</text:p>
      <text:p text:style-name="Standard">[Your Title]</text:p>
      <text:p text:style-name="Standard">[Email Address]</text:p>
      <text:p text:style-name="Standard">[Phone Number]</text:p>
      <text:p text:style-name="Standard">[Website]</text:p>
      <text:p text:style-name="Standard"/>
      <text:p text:style-name="Standard">This executive summary provides a compelling case for investors to support SettingsWidget, highlighting its market relevance, competitive edge, and growth potential.</text:p>
      <text:p text:style-name="Standard"/>
      <text:p text:style-name="Standard">what is the competition matrix and USPs? is there a way to generate a patent or strong IP protection <text:soft-page-break/>or code encryption technology</text:p>
      <text:p text:style-name="Standard">Competition Matrix and Unique Selling Propositions (USPs)</text:p>
      <text:p text:style-name="Standard">To position SettingsWidget effectively in the market, it’s important to analyze the competition and highlight the product’s Unique Selling Propositions (USPs). Below is a detailed competition matrix and a discussion of IP protection strategies, including patents and code encryption.</text:p>
      <text:p text:style-name="Standard"/>
      <text:p text:style-name="Standard">Competition Matrix</text:p>
      <text:p text:style-name="Standard">Feature/Aspect<text:tab/>SettingsWidget<text:tab/>OpenAI Playground<text:tab/>Hugging Face Spaces<text:tab/>Zapier/Make<text:tab/>Custom Solutions</text:p>
      <text:p text:style-name="Standard">Ease of Use<text:tab/>Intuitive, user-friendly interface<text:tab/>Technical, developer-focused<text:tab/>Technical, developer-focused<text:tab/>Non-technical, but not AI-specific<text:tab/>Varies, often complex</text:p>
      <text:p text:style-name="Standard">Customization<text:tab/>Advanced (sliders, dropdowns, etc.)<text:tab/>Limited<text:tab/>Limited<text:tab/>Limited<text:tab/>High, but requires development</text:p>
      <text:p text:style-name="Standard">Third-Party Integrations<text:tab/>Supports multiple AI providers<text:tab/>OpenAI only<text:tab/>Hugging Face only<text:tab/>General-purpose, not AI-specific<text:tab/>Custom, limited to one provider</text:p>
      <text:p text:style-name="Standard">Centralized Management<text:tab/>Yes<text:tab/>No<text:tab/>No<text:tab/>No<text:tab/>Yes, but costly to develop</text:p>
      <text:p text:style-name="Standard">Security<text:tab/>Built-in encryption, API key masking<text:tab/>Basic<text:tab/>Basic<text:tab/>Basic<text:tab/>Varies</text:p>
      <text:p text:style-name="Standard">Real-Time Feedback<text:tab/>Yes<text:tab/>No<text:tab/>No<text:tab/>No<text:tab/>No</text:p>
      <text:p text:style-name="Standard">Scalability<text:tab/>Supports SMBs to enterprises<text:tab/>Limited to OpenAI users<text:tab/>Limited to Hugging Face users<text:tab/>Limited to non-AI use cases<text:tab/>High, but expensive</text:p>
      <text:p text:style-name="Standard">Pricing<text:tab/>Freemium + subscription model<text:tab/>Free (limited), paid API usage<text:tab/>Free (limited), paid upgrades<text:tab/>Subscription-based<text:tab/>High upfront cost</text:p>
      <text:p text:style-name="Standard">Unique Selling Propositions (USPs)</text:p>
      <text:p text:style-name="Standard">Unified Platform:</text:p>
      <text:p text:style-name="Standard"/>
      <text:p text:style-name="Standard">SettingsWidget is the only solution that combines AI settings management and third-party integrations in one place, eliminating the need for multiple tools.</text:p>
      <text:p text:style-name="Standard"/>
      <text:p text:style-name="Standard">Ease of Use:</text:p>
      <text:p text:style-name="Standard"/>
      <text:p text:style-name="Standard">Designed for both technical and non-technical users, SettingsWidget offers an intuitive interface with drag-and-drop controls, sliders, and real-time feedback.</text:p>
      <text:p text:style-name="Standard"/>
      <text:p text:style-name="Standard">Advanced Customization:</text:p>
      <text:p text:style-name="Standard"/>
      <text:p text:style-name="Standard">Users can fine-tune AI models with advanced controls (e.g., temperature, max tokens) that are not available in competing platforms.</text:p>
      <text:p text:style-name="Standard"/>
      <text:p text:style-name="Standard">Built-In Security:</text:p>
      <text:p text:style-name="Standard"/>
      <text:p text:style-name="Standard">SettingsWidget prioritizes security with API key masking, encryption, and compliance with data protection standards (e.g., GDPR, HIPAA).</text:p>
      <text:p text:style-name="Standard"/>
      <text:p text:style-name="Standard">Real-Time Feedback:</text:p>
      <text:p text:style-name="Standard"/>
      <text:p text:style-name="Standard">The widget provides instant validation and error messages, guiding users through the setup process and reducing frustration.</text:p>
      <text:p text:style-name="Standard"/>
      <text:p text:style-name="Standard">Scalability:</text:p>
      <text:p text:style-name="Standard"/>
      <text:p text:style-name="Standard">SettingsWidget is designed to scale from SMBs to enterprises, offering flexible pricing and features to meet diverse needs.</text:p>
      <text:p text:style-name="Standard"><text:soft-page-break/></text:p>
      <text:p text:style-name="Standard">Cross-Platform Support:</text:p>
      <text:p text:style-name="Standard"/>
      <text:p text:style-name="Standard">Unlike competitors that are tied to a single AI provider, SettingsWidget supports multiple AI systems (e.g., OpenAI, Hugging Face, custom providers).</text:p>
      <text:p text:style-name="Standard"/>
      <text:p text:style-name="Standard">IP Protection and Code Encryption</text:p>
      <text:p text:style-name="Standard">To protect the intellectual property (IP) of SettingsWidget and ensure its competitive advantage, consider the following strategies:</text:p>
      <text:p text:style-name="Standard"/>
      <text:p text:style-name="Standard">1. Patent Protection</text:p>
      <text:p text:style-name="Standard">While software patents can be challenging to obtain, certain aspects of SettingsWidget may be eligible for patent protection:</text:p>
      <text:p text:style-name="Standard"/>
      <text:p text:style-name="Standard">Innovative Features:</text:p>
      <text:p text:style-name="Standard"/>
      <text:p text:style-name="Standard">The unified interface for managing AI settings and third-party integrations could be considered a novel invention.</text:p>
      <text:p text:style-name="Standard"/>
      <text:p text:style-name="Standard">The real-time feedback and validation system may also qualify for a patent.</text:p>
      <text:p text:style-name="Standard"/>
      <text:p text:style-name="Standard">Process Patents:</text:p>
      <text:p text:style-name="Standard"/>
      <text:p text:style-name="Standard">If SettingsWidget implements a unique process for managing AI settings (e.g., dynamic form rendering based on AI provider), this could be patented.</text:p>
      <text:p text:style-name="Standard"/>
      <text:p text:style-name="Standard">Steps to Pursue a Patent:</text:p>
      <text:p text:style-name="Standard"/>
      <text:p text:style-name="Standard">Patent Search: Conduct a thorough search to ensure the innovation is novel and non-obvious.</text:p>
      <text:p text:style-name="Standard"/>
      <text:p text:style-name="Standard">File a Provisional Patent: This provides temporary protection while refining the invention.</text:p>
      <text:p text:style-name="Standard"/>
      <text:p text:style-name="Standard">File a Utility Patent: Submit a detailed application to the USPTO or other relevant patent offices.</text:p>
      <text:p text:style-name="Standard"/>
      <text:p text:style-name="Standard">2. Trade Secrets</text:p>
      <text:p text:style-name="Standard">Some aspects of SettingsWidget may be better protected as trade secrets rather than patents:</text:p>
      <text:p text:style-name="Standard"/>
      <text:p text:style-name="Standard">Algorithmic Innovations:</text:p>
      <text:p text:style-name="Standard"/>
      <text:p text:style-name="Standard">If the widget uses proprietary algorithms for dynamic form rendering or real-time validation, these can be kept as trade secrets.</text:p>
      <text:p text:style-name="Standard"/>
      <text:p text:style-name="Standard">Security Measures:</text:p>
      <text:p text:style-name="Standard"/>
      <text:p text:style-name="Standard">The encryption methods and API key masking techniques can be protected as trade secrets.</text:p>
      <text:p text:style-name="Standard"/>
      <text:p text:style-name="Standard">Best Practices for Trade Secrets:</text:p>
      <text:p text:style-name="Standard"/>
      <text:p text:style-name="Standard">Use non-disclosure agreements (NDAs) with employees and partners.</text:p>
      <text:p text:style-name="Standard"/>
      <text:p text:style-name="Standard">Implement access controls to limit who can view sensitive code or processes.</text:p>
      <text:p text:style-name="Standard"/>
      <text:p text:style-name="Standard"><text:soft-page-break/>Regularly audit and update security measures to prevent leaks.</text:p>
      <text:p text:style-name="Standard"/>
      <text:p text:style-name="Standard">3. Code Encryption and Obfuscation</text:p>
      <text:p text:style-name="Standard">To protect the source code from reverse engineering, consider the following techniques:</text:p>
      <text:p text:style-name="Standard"/>
      <text:p text:style-name="Standard">Code Obfuscation:</text:p>
      <text:p text:style-name="Standard"/>
      <text:p text:style-name="Standard">Use tools like JavaScript Obfuscator or ProGuard to make the code difficult to read and understand.</text:p>
      <text:p text:style-name="Standard"/>
      <text:p text:style-name="Standard">Encryption:</text:p>
      <text:p text:style-name="Standard"/>
      <text:p text:style-name="Standard">Encrypt sensitive parts of the code (e.g., API key handling logic) using AES-256 or similar algorithms.</text:p>
      <text:p text:style-name="Standard"/>
      <text:p text:style-name="Standard">Minification:</text:p>
      <text:p text:style-name="Standard"/>
      <text:p text:style-name="Standard">Minify the code to reduce its size and make it harder to analyze.</text:p>
      <text:p text:style-name="Standard"/>
      <text:p text:style-name="Standard">Secure Deployment:</text:p>
      <text:p text:style-name="Standard"/>
      <text:p text:style-name="Standard">Use containerization (e.g., Docker) and serverless architectures to deploy the widget securely.</text:p>
      <text:p text:style-name="Standard"/>
      <text:p text:style-name="Standard">4. Copyright Protection</text:p>
      <text:p text:style-name="Standard">Code and UI Design:</text:p>
      <text:p text:style-name="Standard"/>
      <text:p text:style-name="Standard">Automatically protected by copyright law as soon as the code is written and the UI is designed.</text:p>
      <text:p text:style-name="Standard"/>
      <text:p text:style-name="Standard">Register the copyright with the relevant authorities for additional legal protection.</text:p>
      <text:p text:style-name="Standard"/>
      <text:p text:style-name="Standard">Documentation and Branding:</text:p>
      <text:p text:style-name="Standard"/>
      <text:p text:style-name="Standard">Protect user manuals, marketing materials, and branding elements under copyright law.</text:p>
      <text:p text:style-name="Standard"/>
      <text:p text:style-name="Standard">5. Licensing Model</text:p>
      <text:p text:style-name="Standard">Proprietary Licensing:</text:p>
      <text:p text:style-name="Standard"/>
      <text:p text:style-name="Standard">Offer SettingsWidget under a proprietary license that restricts modification, redistribution, or reverse engineering.</text:p>
      <text:p text:style-name="Standard"/>
      <text:p text:style-name="Standard">Open Source with Restrictions:</text:p>
      <text:p text:style-name="Standard"/>
      <text:p text:style-name="Standard">Consider releasing a limited open-source version with restricted features, while keeping the full version proprietary.</text:p>
      <text:p text:style-name="Standard"/>
      <text:p text:style-name="Standard">Conclusion</text:p>
      <text:p text:style-name="Standard">SettingsWidget’s competition matrix highlights its unique position in the market, offering a unified, user-friendly, and secure platform for AI integration and management. Its USPs—such as advanced customization, real-time feedback, and cross-platform support—make it a compelling choice for businesses and individuals.</text:p>
      <text:p text:style-name="Standard"/>
      <text:p text:style-name="Standard">To protect its IP, SettingsWidget can pursue a combination of patents, trade secrets, code encryption, and copyright protection. These strategies will ensure that the product remains <text:soft-page-break/>competitive and secure in a rapidly evolving market.</text:p>
      <text:p text:style-name="Standard"/>
      <text:p text:style-name="Standard">By leveraging its USPs and implementing robust IP protection measures, SettingsWidget is well-positioned to capture a significant share of the growing AI integration market.</text:p>
      <text:p text:style-name="Standard"/>
      <text:p text:style-name="Standard">excellent.</text:p>
      <text:p text:style-name="Standard"/>
      <text:p text:style-name="Standard">what are the top questions to ask here?</text:p>
      <text:p text:style-name="Standard">To ensure the success of SettingsWidget and address all critical aspects of its development, market fit, and growth, here are the top questions to ask. These questions are categorized into product development, market fit, competition, IP protection, and scalability.</text:p>
      <text:p text:style-name="Standard"/>
      <text:p text:style-name="Standard">Product Development</text:p>
      <text:p text:style-name="Standard">Core Functionality:</text:p>
      <text:p text:style-name="Standard"/>
      <text:p text:style-name="Standard">What are the must-have features for the initial release of SettingsWidget?</text:p>
      <text:p text:style-name="Standard"/>
      <text:p text:style-name="Standard">How can we ensure the widget is intuitive and user-friendly for both technical and non-technical users?</text:p>
      <text:p text:style-name="Standard"/>
      <text:p text:style-name="Standard">Technical Architecture:</text:p>
      <text:p text:style-name="Standard"/>
      <text:p text:style-name="Standard">What is the most scalable and secure architecture for the widget (e.g., microservices, serverless)?</text:p>
      <text:p text:style-name="Standard"/>
      <text:p text:style-name="Standard">How can we ensure real-time performance for features like dynamic form rendering and validation?</text:p>
      <text:p text:style-name="Standard"/>
      <text:p text:style-name="Standard">Security:</text:p>
      <text:p text:style-name="Standard"/>
      <text:p text:style-name="Standard">What are the best practices for securing API keys and sensitive data in the widget?</text:p>
      <text:p text:style-name="Standard"/>
      <text:p text:style-name="Standard">How can we ensure compliance with data protection regulations (e.g., GDPR, HIPAA)?</text:p>
      <text:p text:style-name="Standard"/>
      <text:p text:style-name="Standard">Customization:</text:p>
      <text:p text:style-name="Standard"/>
      <text:p text:style-name="Standard">How can we allow users to fine-tune AI models without overwhelming them with technical details?</text:p>
      <text:p text:style-name="Standard"/>
      <text:p text:style-name="Standard">What are the most commonly adjusted AI settings (e.g., temperature, max tokens) that should be prioritized?</text:p>
      <text:p text:style-name="Standard"/>
      <text:p text:style-name="Standard">Integration:</text:p>
      <text:p text:style-name="Standard"/>
      <text:p text:style-name="Standard">Which third-party AI providers (e.g., OpenAI, Hugging Face) should we support in the initial release?</text:p>
      <text:p text:style-name="Standard"/>
      <text:p text:style-name="Standard">How can we ensure seamless integration with these providers?</text:p>
      <text:p text:style-name="Standard"/>
      <text:p text:style-name="Standard">Market Fit</text:p>
      <text:p text:style-name="Standard">Target Audience:</text:p>
      <text:p text:style-name="Standard"/>
      <text:p text:style-name="Standard">Who are the primary users of SettingsWidget (e.g., SMBs, enterprises, developers, AI enthusiasts)?</text:p>
      <text:p text:style-name="Standard"/>
      <text:p text:style-name="Standard">What are the key pain points of each user segment, and how does SettingsWidget address them?</text:p>
      <text:p text:style-name="Standard"><text:soft-page-break/></text:p>
      <text:p text:style-name="Standard">Value Proposition:</text:p>
      <text:p text:style-name="Standard"/>
      <text:p text:style-name="Standard">What is the unique value that SettingsWidget offers compared to existing solutions?</text:p>
      <text:p text:style-name="Standard"/>
      <text:p text:style-name="Standard">How can we communicate this value effectively to potential customers?</text:p>
      <text:p text:style-name="Standard"/>
      <text:p text:style-name="Standard">Pricing Strategy:</text:p>
      <text:p text:style-name="Standard"/>
      <text:p text:style-name="Standard">What pricing model (e.g., freemium, subscription) will resonate most with our target audience?</text:p>
      <text:p text:style-name="Standard"/>
      <text:p text:style-name="Standard">How can we ensure the pricing is competitive while maintaining profitability?</text:p>
      <text:p text:style-name="Standard"/>
      <text:p text:style-name="Standard">User Feedback:</text:p>
      <text:p text:style-name="Standard"/>
      <text:p text:style-name="Standard">How can we gather early user feedback to refine the product before the full launch?</text:p>
      <text:p text:style-name="Standard"/>
      <text:p text:style-name="Standard">What metrics will we use to measure user satisfaction and product-market fit?</text:p>
      <text:p text:style-name="Standard"/>
      <text:p text:style-name="Standard">Competition</text:p>
      <text:p text:style-name="Standard">Competitive Landscape:</text:p>
      <text:p text:style-name="Standard"/>
      <text:p text:style-name="Standard">Who are the main competitors in the AI integration and management space?</text:p>
      <text:p text:style-name="Standard"/>
      <text:p text:style-name="Standard">What are their strengths and weaknesses, and how can we differentiate SettingsWidget?</text:p>
      <text:p text:style-name="Standard"/>
      <text:p text:style-name="Standard">Market Positioning:</text:p>
      <text:p text:style-name="Standard"/>
      <text:p text:style-name="Standard">How should we position SettingsWidget in the market (e.g., as a premium product, a budget-friendly option)?</text:p>
      <text:p text:style-name="Standard"/>
      <text:p text:style-name="Standard">What marketing channels (e.g., social media, content marketing, partnerships) will be most effective for reaching our target audience?</text:p>
      <text:p text:style-name="Standard"/>
      <text:p text:style-name="Standard">Barriers to Entry:</text:p>
      <text:p text:style-name="Standard"/>
      <text:p text:style-name="Standard">What are the barriers to entry for new competitors in this space?</text:p>
      <text:p text:style-name="Standard"/>
      <text:p text:style-name="Standard">How can we build a moat around SettingsWidget to maintain a competitive advantage?</text:p>
      <text:p text:style-name="Standard"/>
      <text:p text:style-name="Standard">IP Protection</text:p>
      <text:p text:style-name="Standard">Patentability:</text:p>
      <text:p text:style-name="Standard"/>
      <text:p text:style-name="Standard">Which aspects of SettingsWidget are eligible for patent protection (e.g., unified interface, real-time feedback system)?</text:p>
      <text:p text:style-name="Standard"/>
      <text:p text:style-name="Standard">What is the process and cost of filing a patent, and how long will it take?</text:p>
      <text:p text:style-name="Standard"/>
      <text:p text:style-name="Standard">Trade Secrets:</text:p>
      <text:p text:style-name="Standard"/>
      <text:p text:style-name="Standard">What proprietary algorithms or processes should be protected as trade secrets?</text:p>
      <text:p text:style-name="Standard"/>
      <text:p text:style-name="Standard"><text:soft-page-break/>How can we ensure these trade secrets are not leaked (e.g., through NDAs, access controls)?</text:p>
      <text:p text:style-name="Standard"/>
      <text:p text:style-name="Standard">Code Protection:</text:p>
      <text:p text:style-name="Standard"/>
      <text:p text:style-name="Standard">What code encryption and obfuscation techniques should we use to protect the widget from reverse engineering?</text:p>
      <text:p text:style-name="Standard"/>
      <text:p text:style-name="Standard">How can we ensure the security of the deployment pipeline (e.g., containerization, serverless)?</text:p>
      <text:p text:style-name="Standard"/>
      <text:p text:style-name="Standard">Licensing:</text:p>
      <text:p text:style-name="Standard"/>
      <text:p text:style-name="Standard">Should SettingsWidget be offered under a proprietary license, or should we consider an open-source model with restrictions?</text:p>
      <text:p text:style-name="Standard"/>
      <text:p text:style-name="Standard">What are the legal implications of each licensing model?</text:p>
      <text:p text:style-name="Standard"/>
      <text:p text:style-name="Standard">Scalability</text:p>
      <text:p text:style-name="Standard">Technical Scalability:</text:p>
      <text:p text:style-name="Standard"/>
      <text:p text:style-name="Standard">How can we ensure that SettingsWidget can scale to handle thousands or millions of users?</text:p>
      <text:p text:style-name="Standard"/>
      <text:p text:style-name="Standard">What cloud infrastructure (e.g., AWS, Azure, Google Cloud) is best suited for scaling the widget?</text:p>
      <text:p text:style-name="Standard"/>
      <text:p text:style-name="Standard">Operational Scalability:</text:p>
      <text:p text:style-name="Standard"/>
      <text:p text:style-name="Standard">What processes and tools do we need to scale operations (e.g., customer support, sales, marketing)?</text:p>
      <text:p text:style-name="Standard"/>
      <text:p text:style-name="Standard">How can we ensure consistent quality as we grow?</text:p>
      <text:p text:style-name="Standard"/>
      <text:p text:style-name="Standard">Monetization:</text:p>
      <text:p text:style-name="Standard"/>
      <text:p text:style-name="Standard">What are the key revenue streams (e.g., subscriptions, enterprise licensing) that will drive growth?</text:p>
      <text:p text:style-name="Standard"/>
      <text:p text:style-name="Standard">How can we optimize pricing to maximize revenue while remaining competitive?</text:p>
      <text:p text:style-name="Standard"/>
      <text:p text:style-name="Standard">Partnerships:</text:p>
      <text:p text:style-name="Standard"/>
      <text:p text:style-name="Standard">Which AI providers (e.g., OpenAI, Hugging Face) should we partner with to enhance the widget’s capabilities?</text:p>
      <text:p text:style-name="Standard"/>
      <text:p text:style-name="Standard">How can we leverage reseller partnerships to expand our reach?</text:p>
      <text:p text:style-name="Standard"/>
      <text:p text:style-name="Standard">Go-to-Market Strategy</text:p>
      <text:p text:style-name="Standard">Launch Plan:</text:p>
      <text:p text:style-name="Standard"/>
      <text:p text:style-name="Standard">What is the timeline for the initial release of SettingsWidget?</text:p>
      <text:p text:style-name="Standard"/>
      <text:p text:style-name="Standard">What marketing campaigns (e.g., product launch, webinars, demos) will drive awareness and adoption?</text:p>
      <text:p text:style-name="Standard"/>
      <text:p text:style-name="Standard">User Acquisition:</text:p>
      <text:p text:style-name="Standard"/>
      <text:p text:style-name="Standard"><text:soft-page-break/>What channels (e.g., social media, content marketing, paid ads) will be most effective for acquiring users?</text:p>
      <text:p text:style-name="Standard"/>
      <text:p text:style-name="Standard">How can we leverage community engagement (e.g., Reddit, Discord, LinkedIn) to build a loyal user base?</text:p>
      <text:p text:style-name="Standard"/>
      <text:p text:style-name="Standard">Customer Retention:</text:p>
      <text:p text:style-name="Standard"/>
      <text:p text:style-name="Standard">What onboarding process will ensure users get the most out of SettingsWidget?</text:p>
      <text:p text:style-name="Standard"/>
      <text:p text:style-name="Standard">How can we reduce churn and increase customer lifetime value?</text:p>
      <text:p text:style-name="Standard"/>
      <text:p text:style-name="Standard">Financial and Legal Considerations</text:p>
      <text:p text:style-name="Standard">Funding:</text:p>
      <text:p text:style-name="Standard"/>
      <text:p text:style-name="Standard">How much funding is required to develop, launch, and scale SettingsWidget?</text:p>
      <text:p text:style-name="Standard"/>
      <text:p text:style-name="Standard">What milestones will we use to demonstrate progress to investors?</text:p>
      <text:p text:style-name="Standard"/>
      <text:p text:style-name="Standard">Legal Compliance:</text:p>
      <text:p text:style-name="Standard"/>
      <text:p text:style-name="Standard">What legal requirements (e.g., data protection, consumer rights) must we comply with in each target market?</text:p>
      <text:p text:style-name="Standard"/>
      <text:p text:style-name="Standard">How can we ensure that our terms of service and privacy policy protect both the company and users?</text:p>
      <text:p text:style-name="Standard"/>
      <text:p text:style-name="Standard">Risk Management:</text:p>
      <text:p text:style-name="Standard"/>
      <text:p text:style-name="Standard">What are the key risks (e.g., competition, technical challenges, regulatory changes) that could impact SettingsWidget?</text:p>
      <text:p text:style-name="Standard"/>
      <text:p text:style-name="Standard">How can we mitigate these risks?</text:p>
      <text:p text:style-name="Standard"/>
      <text:p text:style-name="Standard">Conclusion</text:p>
      <text:p text:style-name="Standard">These questions provide a comprehensive framework for evaluating the feasibility, market potential, and growth strategy of SettingsWidget. By addressing these questions, you can ensure that the product is well-positioned to succeed in the competitive AI integration and management market.</text:p>
      <text:p text:style-name="Standard"/>
      <text:p text:style-name="Standard">Here’s a quick summary of the top 10 questions to prioritize:</text:p>
      <text:p text:style-name="Standard"/>
      <text:p text:style-name="Standard">What are the must-have features for the initial release?</text:p>
      <text:p text:style-name="Standard"/>
      <text:p text:style-name="Standard">Who are the primary users, and what are their key pain points?</text:p>
      <text:p text:style-name="Standard"/>
      <text:p text:style-name="Standard">How can we differentiate SettingsWidget from competitors?</text:p>
      <text:p text:style-name="Standard"/>
      <text:p text:style-name="Standard">Which aspects of the widget are eligible for patent protection?</text:p>
      <text:p text:style-name="Standard"/>
      <text:p text:style-name="Standard">What pricing model will resonate most with our target audience?</text:p>
      <text:p text:style-name="Standard"/>
      <text:p text:style-name="Standard"><text:soft-page-break/>How can we ensure real-time performance and scalability?</text:p>
      <text:p text:style-name="Standard"/>
      <text:p text:style-name="Standard">What marketing channels will be most effective for user acquisition?</text:p>
      <text:p text:style-name="Standard"/>
      <text:p text:style-name="Standard">How can we protect the source code from reverse engineering?</text:p>
      <text:p text:style-name="Standard"/>
      <text:p text:style-name="Standard">What funding is required, and what milestones will we use to demonstrate progress?</text:p>
      <text:p text:style-name="Standard"/>
      <text:p text:style-name="Standard">What are the key risks, and how can we mitigate them?</text:p>
      <text:p text:style-name="Standard"/>
      <text:p text:style-name="Standard">By answering these questions, you can build a strong foundation for SettingsWidget and ensure its success in the market.</text:p>
      <text:p text:style-name="Standard"/>
      <text:p text:style-name="Standard">How can we differentiate SettingsWidget from competitors?</text:p>
      <text:p text:style-name="Standard">Differentiating SettingsWidget from competitors is crucial to capturing market share and establishing a strong position in the AI integration and management space. Here are key strategies to differentiate the product, along with specific actions to implement them:</text:p>
      <text:p text:style-name="Standard"/>
      <text:p text:style-name="Standard">1. Unified Platform for AI Integration and Management</text:p>
      <text:p text:style-name="Standard">Differentiation:</text:p>
      <text:p text:style-name="Standard">SettingsWidget is the only solution that combines AI settings management and third-party integrations in one place, eliminating the need for multiple tools.</text:p>
      <text:p text:style-name="Standard"/>
      <text:p text:style-name="Standard">Actions:</text:p>
      <text:p text:style-name="Standard">Centralized Dashboard: Provide a single interface where users can manage all their AI settings and integrations.</text:p>
      <text:p text:style-name="Standard"/>
      <text:p text:style-name="Standard">Cross-Platform Support: Support multiple AI providers (e.g., OpenAI, Hugging Face, custom providers) in one platform.</text:p>
      <text:p text:style-name="Standard"/>
      <text:p text:style-name="Standard">Unified API: Offer a single API for users to interact with all supported AI systems.</text:p>
      <text:p text:style-name="Standard"/>
      <text:p text:style-name="Standard">2. Advanced Customization and Fine-Tuning</text:p>
      <text:p text:style-name="Standard">Differentiation:</text:p>
      <text:p text:style-name="Standard">SettingsWidget allows users to fine-tune AI models with advanced controls (e.g., temperature, max tokens) that are not available in competing platforms.</text:p>
      <text:p text:style-name="Standard"/>
      <text:p text:style-name="Standard">Actions:</text:p>
      <text:p text:style-name="Standard">Intuitive Controls: Provide sliders, dropdowns, and input fields for adjusting AI settings in real-time.</text:p>
      <text:p text:style-name="Standard"/>
      <text:p text:style-name="Standard">Preset Configurations: Offer pre-configured templates for common use cases (e.g., customer support, content generation).</text:p>
      <text:p text:style-name="Standard"/>
      <text:p text:style-name="Standard">Custom Scripting: Allow advanced users to write custom scripts for highly specific use cases.</text:p>
      <text:p text:style-name="Standard"/>
      <text:p text:style-name="Standard">3. User-Friendly Interface for Non-Technical Users</text:p>
      <text:p text:style-name="Standard">Differentiation:</text:p>
      <text:p text:style-name="Standard">SettingsWidget is designed for both technical and non-technical users, making AI integration accessible to a broader audience.</text:p>
      <text:p text:style-name="Standard"/>
      <text:p text:style-name="Standard">Actions:</text:p>
      <text:p text:style-name="Standard"><text:soft-page-break/>Drag-and-Drop Interface: Enable users to configure AI settings and integrations with simple drag-and-drop actions.</text:p>
      <text:p text:style-name="Standard"/>
      <text:p text:style-name="Standard">Guided Setup: Provide step-by-step wizards to guide users through the setup process.</text:p>
      <text:p text:style-name="Standard"/>
      <text:p text:style-name="Standard">Tooltips and Documentation: Include tooltips, FAQs, and documentation to help users understand each feature.</text:p>
      <text:p text:style-name="Standard"/>
      <text:p text:style-name="Standard">4. Real-Time Feedback and Validation</text:p>
      <text:p text:style-name="Standard">Differentiation:</text:p>
      <text:p text:style-name="Standard">SettingsWidget provides instant validation and error messages, guiding users through the setup process and reducing frustration.</text:p>
      <text:p text:style-name="Standard"/>
      <text:p text:style-name="Standard">Actions:</text:p>
      <text:p text:style-name="Standard">Real-Time Validation: Validate API keys, endpoints, and other inputs as users type.</text:p>
      <text:p text:style-name="Standard"/>
      <text:p text:style-name="Standard">Error Messages: Display clear, actionable error messages with suggestions for fixing issues.</text:p>
      <text:p text:style-name="Standard"/>
      <text:p text:style-name="Standard">Success Indicators: Show visual indicators (e.g., green checkmarks) when settings are correctly configured.</text:p>
      <text:p text:style-name="Standard"/>
      <text:p text:style-name="Standard">5. Built-In Security and Compliance</text:p>
      <text:p text:style-name="Standard">Differentiation:</text:p>
      <text:p text:style-name="Standard">SettingsWidget prioritizes security with API key masking, encryption, and compliance with data protection standards (e.g., GDPR, HIPAA).</text:p>
      <text:p text:style-name="Standard"/>
      <text:p text:style-name="Standard">Actions:</text:p>
      <text:p text:style-name="Standard">API Key Masking: Mask API keys in the UI to prevent unauthorized access.</text:p>
      <text:p text:style-name="Standard"/>
      <text:p text:style-name="Standard">Encryption: Encrypt sensitive data (e.g., API keys, user settings) both in transit and at rest.</text:p>
      <text:p text:style-name="Standard"/>
      <text:p text:style-name="Standard">Compliance: Ensure the widget complies with relevant regulations (e.g., GDPR, HIPAA) and provide documentation for users.</text:p>
      <text:p text:style-name="Standard"/>
      <text:p text:style-name="Standard">6. Scalability for SMBs to Enterprises</text:p>
      <text:p text:style-name="Standard">Differentiation:</text:p>
      <text:p text:style-name="Standard">SettingsWidget is designed to scale from SMBs to enterprises, offering flexible pricing and features to meet diverse needs.</text:p>
      <text:p text:style-name="Standard"/>
      <text:p text:style-name="Standard">Actions:</text:p>
      <text:p text:style-name="Standard">Tiered Pricing: Offer different pricing tiers (e.g., Basic, Pro, Enterprise) with varying levels of features and support.</text:p>
      <text:p text:style-name="Standard"/>
      <text:p text:style-name="Standard">Role-Based Access Control: Allow enterprises to manage user permissions and access levels.</text:p>
      <text:p text:style-name="Standard"/>
      <text:p text:style-name="Standard">High Availability: Ensure the widget can handle high traffic and usage without downtime.</text:p>
      <text:p text:style-name="Standard"/>
      <text:p text:style-name="Standard">7. Cross-Platform Support</text:p>
      <text:p text:style-name="Standard">Differentiation:</text:p>
      <text:p text:style-name="Standard">Unlike competitors tied to a single AI provider, SettingsWidget supports multiple AI systems (e.g., OpenAI, Hugging Face, custom providers).</text:p>
      <text:p text:style-name="Standard"/>
      <text:p text:style-name="Standard"><text:soft-page-break/>Actions:</text:p>
      <text:p text:style-name="Standard">Provider Agnostic: Design the widget to work with any AI provider that exposes an API.</text:p>
      <text:p text:style-name="Standard"/>
      <text:p text:style-name="Standard">Custom Integrations: Allow users to add custom AI providers by specifying their API endpoints and configurations.</text:p>
      <text:p text:style-name="Standard"/>
      <text:p text:style-name="Standard">Plugin Architecture: Enable third-party developers to create plugins for additional AI providers.</text:p>
      <text:p text:style-name="Standard"/>
      <text:p text:style-name="Standard">8. Community and Ecosystem</text:p>
      <text:p text:style-name="Standard">Differentiation:</text:p>
      <text:p text:style-name="Standard">SettingsWidget fosters a vibrant community and ecosystem of users, developers, and partners.</text:p>
      <text:p text:style-name="Standard"/>
      <text:p text:style-name="Standard">Actions:</text:p>
      <text:p text:style-name="Standard">Community Forum: Create a forum where users can share tips, ask questions, and provide feedback.</text:p>
      <text:p text:style-name="Standard"/>
      <text:p text:style-name="Standard">Developer SDK: Provide an SDK for developers to build custom integrations and extensions.</text:p>
      <text:p text:style-name="Standard"/>
      <text:p text:style-name="Standard">Partner Program: Establish a partner program to incentivize third-party developers and resellers.</text:p>
      <text:p text:style-name="Standard"/>
      <text:p text:style-name="Standard">9. Continuous Innovation and Updates</text:p>
      <text:p text:style-name="Standard">Differentiation:</text:p>
      <text:p text:style-name="Standard">SettingsWidget is committed to continuous innovation, regularly adding new features and improvements based on user feedback.</text:p>
      <text:p text:style-name="Standard"/>
      <text:p text:style-name="Standard">Actions:</text:p>
      <text:p text:style-name="Standard">Roadmap Transparency: Share a public roadmap to keep users informed about upcoming features.</text:p>
      <text:p text:style-name="Standard"/>
      <text:p text:style-name="Standard">Beta Program: Offer a beta program for users to test new features and provide feedback.</text:p>
      <text:p text:style-name="Standard"/>
      <text:p text:style-name="Standard">Regular Updates: Release regular updates with new features, bug fixes, and performance improvements.</text:p>
      <text:p text:style-name="Standard"/>
      <text:p text:style-name="Standard">10. Exceptional Customer Support</text:p>
      <text:p text:style-name="Standard">Differentiation:</text:p>
      <text:p text:style-name="Standard">SettingsWidget offers exceptional customer support to ensure users get the most out of the product.</text:p>
      <text:p text:style-name="Standard"/>
      <text:p text:style-name="Standard">Actions:</text:p>
      <text:p text:style-name="Standard">24/7 Support: Provide 24/7 customer support via chat, email, and phone.</text:p>
      <text:p text:style-name="Standard"/>
      <text:p text:style-name="Standard">Knowledge Base: Maintain a comprehensive knowledge base with tutorials, guides, and troubleshooting tips.</text:p>
      <text:p text:style-name="Standard"/>
      <text:p text:style-name="Standard">Dedicated Account Managers: Offer dedicated account managers for enterprise customers.</text:p>
      <text:p text:style-name="Standard"/>
      <text:p text:style-name="Standard">Competition Matrix: Differentiation Highlights</text:p>
      <text:p text:style-name="Standard">Feature/Aspect<text:tab/>SettingsWidget<text:tab/>Competitors</text:p>
      <text:p text:style-name="Standard">Unified Platform<text:tab/>Yes<text:tab/>No</text:p>
      <text:p text:style-name="Standard">Advanced Customization<text:tab/>Yes<text:tab/>Limited</text:p>
      <text:p text:style-name="Standard">User-Friendly Interface<text:tab/>Yes<text:tab/>Varies</text:p>
      <text:p text:style-name="Standard">Real-Time Feedback<text:tab/>Yes<text:tab/>No</text:p>
      <text:p text:style-name="Standard">Built-In Security<text:tab/>Yes<text:tab/>Basic</text:p>
      <text:p text:style-name="Standard">Scalability<text:tab/>SMBs to enterprises<text:tab/>Limited</text:p>
      <text:p text:style-name="Standard"><text:soft-page-break/>Cross-Platform Support<text:tab/>Yes<text:tab/>No</text:p>
      <text:p text:style-name="Standard">Community and Ecosystem<text:tab/>Yes<text:tab/>Limited</text:p>
      <text:p text:style-name="Standard">Continuous Innovation<text:tab/>Yes<text:tab/>Varies</text:p>
      <text:p text:style-name="Standard">Customer Support<text:tab/>24/7, dedicated account managers<text:tab/>Varies</text:p>
      <text:p text:style-name="Standard">Conclusion</text:p>
      <text:p text:style-name="Standard">By focusing on these differentiation strategies, SettingsWidget can stand out in a crowded market and attract a wide range of users, from SMBs to enterprises. The key is to leverage its unique strengths—such as the unified platform, advanced customization, and user-friendly interface—while continuously innovating and providing exceptional customer support. This approach will not only differentiate SettingsWidget from competitors but also build a loyal user base and drive long-term success.</text:p>
      <text:p text:style-name="Standard"/>
      <text:p text:style-name="Standard">I am thinking of two complementary products</text:p>
      <text:p text:style-name="Standard">MemoryCore </text:p>
      <text:p text:style-name="Standard">AgentManager</text:p>
      <text:p text:style-name="Standard"/>
      <text:p text:style-name="Standard">what do you think? broader and deeper ?</text:p>
      <text:p text:style-name="Standard">The idea of introducing two complementary products—MemoryCore and AgentManager—alongside SettingsWidget is an excellent strategy to create a broader and deeper ecosystem for AI integration and management. This approach allows you to address multiple layers of the AI stack, from data management to agent orchestration, while providing a comprehensive solution for businesses and developers. Here's a detailed exploration of how these products can complement SettingsWidget and each other:</text:p>
      <text:p text:style-name="Standard"/>
      <text:p text:style-name="Standard">1. MemoryCore: Data Management and Contextual Memory</text:p>
      <text:p text:style-name="Standard">Purpose:</text:p>
      <text:p text:style-name="Standard">MemoryCore focuses on data management and contextual memory for AI systems. It enables users to store, retrieve, and manage data that AI models can use to provide context-aware responses and personalized interactions.</text:p>
      <text:p text:style-name="Standard"/>
      <text:p text:style-name="Standard">Key Features:</text:p>
      <text:p text:style-name="Standard">Data Storage: Store structured and unstructured data (e.g., user preferences, historical interactions).</text:p>
      <text:p text:style-name="Standard"/>
      <text:p text:style-name="Standard">Contextual Memory: Provide AI models with access to contextual data for more accurate and personalized responses.</text:p>
      <text:p text:style-name="Standard"/>
      <text:p text:style-name="Standard">Data Security: Ensure data is encrypted and compliant with regulations (e.g., GDPR, HIPAA).</text:p>
      <text:p text:style-name="Standard"/>
      <text:p text:style-name="Standard">APIs for Integration: Offer APIs for seamless integration with AI models and other systems.</text:p>
      <text:p text:style-name="Standard"/>
      <text:p text:style-name="Standard">How It Complements SettingsWidget:</text:p>
      <text:p text:style-name="Standard">Enhanced AI Performance: MemoryCore provides the data foundation that AI models need to deliver context-aware responses, enhancing the functionality of AI systems managed through SettingsWidget.</text:p>
      <text:p text:style-name="Standard"/>
      <text:p text:style-name="Standard">Unified Data Management: Users can manage both AI settings (via SettingsWidget) and data (via MemoryCore) in a unified ecosystem.</text:p>
      <text:p text:style-name="Standard"/>
      <text:p text:style-name="Standard">Market Fit:</text:p>
      <text:p text:style-name="Standard">Use Cases: Customer support (e.g., remembering past interactions), personalized recommendations, and context-aware chatbots.</text:p>
      <text:p text:style-name="Standard"/>
      <text:p text:style-name="Standard"><text:soft-page-break/>Target Audience: Enterprises, SMBs, and developers who need robust data management for their AI systems.</text:p>
      <text:p text:style-name="Standard"/>
      <text:p text:style-name="Standard">2. AgentManager: AI Agent Orchestration</text:p>
      <text:p text:style-name="Standard">Purpose:</text:p>
      <text:p text:style-name="Standard">AgentManager focuses on orchestrating multiple AI agents to work together seamlessly. It allows users to define workflows, manage agent interactions, and monitor performance.</text:p>
      <text:p text:style-name="Standard"/>
      <text:p text:style-name="Standard">Key Features:</text:p>
      <text:p text:style-name="Standard">Workflow Design: Define workflows where multiple AI agents collaborate to complete tasks (e.g., customer support, content generation).</text:p>
      <text:p text:style-name="Standard"/>
      <text:p text:style-name="Standard">Agent Monitoring: Monitor the performance of individual agents and the overall workflow.</text:p>
      <text:p text:style-name="Standard"/>
      <text:p text:style-name="Standard">Error Handling: Provide tools for handling errors and retries in agent workflows.</text:p>
      <text:p text:style-name="Standard"/>
      <text:p text:style-name="Standard">APIs for Integration: Offer APIs for integrating with AI models and other systems.</text:p>
      <text:p text:style-name="Standard"/>
      <text:p text:style-name="Standard">How It Complements SettingsWidget:</text:p>
      <text:p text:style-name="Standard">Workflow Automation: AgentManager enables users to automate complex workflows involving multiple AI agents, leveraging the AI systems managed through SettingsWidget.</text:p>
      <text:p text:style-name="Standard"/>
      <text:p text:style-name="Standard">Enhanced Capabilities: Users can combine the customization of SettingsWidget with the orchestration capabilities of AgentManager to create powerful AI-driven solutions.</text:p>
      <text:p text:style-name="Standard"/>
      <text:p text:style-name="Standard">Market Fit:</text:p>
      <text:p text:style-name="Standard">Use Cases: Multi-agent workflows for customer support, content generation, and data analysis.</text:p>
      <text:p text:style-name="Standard"/>
      <text:p text:style-name="Standard">Target Audience: Enterprises and developers who need to orchestrate multiple AI agents for complex tasks.</text:p>
      <text:p text:style-name="Standard"/>
      <text:p text:style-name="Standard">Broader and Deeper Ecosystem</text:p>
      <text:p text:style-name="Standard">By introducing MemoryCore and AgentManager, you create a broader and deeper ecosystem that addresses multiple layers of the AI stack:</text:p>
      <text:p text:style-name="Standard"/>
      <text:p text:style-name="Standard">Broader:</text:p>
      <text:p text:style-name="Standard">Expanded Market Reach: The three products (SettingsWidget, MemoryCore, AgentManager) cater to different aspects of AI integration and management, allowing you to target a wider audience.</text:p>
      <text:p text:style-name="Standard"/>
      <text:p text:style-name="Standard">Comprehensive Solution: Together, these products provide a complete solution for managing AI systems, data, and workflows, making your ecosystem more attractive to potential customers.</text:p>
      <text:p text:style-name="Standard"/>
      <text:p text:style-name="Standard">Deeper:</text:p>
      <text:p text:style-name="Standard">Enhanced Functionality: Each product adds depth to the ecosystem by addressing specific needs (e.g., data management, agent orchestration) that go beyond basic AI settings management.</text:p>
      <text:p text:style-name="Standard"/>
      <text:p text:style-name="Standard">Synergistic Integration: The products are designed to work together seamlessly, creating a unified ecosystem where users can manage all aspects of their AI systems in one place.</text:p>
      <text:p text:style-name="Standard"/>
      <text:p text:style-name="Standard">Product Synergy</text:p>
      <text:p text:style-name="Standard">The three products—SettingsWidget, MemoryCore, and AgentManager—work together to provide a comprehensive AI ecosystem:</text:p>
      <text:p text:style-name="Standard"><text:soft-page-break/></text:p>
      <text:p text:style-name="Standard">SettingsWidget:</text:p>
      <text:p text:style-name="Standard"/>
      <text:p text:style-name="Standard">Manages AI settings and third-party integrations.</text:p>
      <text:p text:style-name="Standard"/>
      <text:p text:style-name="Standard">Provides tools for fine-tuning AI models and customizing interactions.</text:p>
      <text:p text:style-name="Standard"/>
      <text:p text:style-name="Standard">MemoryCore:</text:p>
      <text:p text:style-name="Standard"/>
      <text:p text:style-name="Standard">Manages data and contextual memory for AI systems.</text:p>
      <text:p text:style-name="Standard"/>
      <text:p text:style-name="Standard">Enhances AI performance by providing context-aware data.</text:p>
      <text:p text:style-name="Standard"/>
      <text:p text:style-name="Standard">AgentManager:</text:p>
      <text:p text:style-name="Standard"/>
      <text:p text:style-name="Standard">Orchestrates multiple AI agents to work together.</text:p>
      <text:p text:style-name="Standard"/>
      <text:p text:style-name="Standard">Enables workflow automation and complex task completion.</text:p>
      <text:p text:style-name="Standard"/>
      <text:p text:style-name="Standard">Market Positioning</text:p>
      <text:p text:style-name="Standard">Value Proposition:</text:p>
      <text:p text:style-name="Standard">For SMBs: A user-friendly, all-in-one solution for managing AI systems, data, and workflows without needing a dedicated technical team.</text:p>
      <text:p text:style-name="Standard"/>
      <text:p text:style-name="Standard">For Enterprises: A scalable, secure, and customizable ecosystem for managing complex AI-driven workflows and data.</text:p>
      <text:p text:style-name="Standard"/>
      <text:p text:style-name="Standard">For Developers: A powerful toolkit for building and managing AI-driven applications with minimal effort.</text:p>
      <text:p text:style-name="Standard"/>
      <text:p text:style-name="Standard">Competitive Advantage:</text:p>
      <text:p text:style-name="Standard">Unified Ecosystem: The combination of SettingsWidget, MemoryCore, and AgentManager provides a unique, unified ecosystem that no single competitor offers.</text:p>
      <text:p text:style-name="Standard"/>
      <text:p text:style-name="Standard">End-to-End Solution: From data management to agent orchestration, the ecosystem covers all aspects of AI integration and management.</text:p>
      <text:p text:style-name="Standard"/>
      <text:p text:style-name="Standard">Revenue Model</text:p>
      <text:p text:style-name="Standard">Pricing Strategy:</text:p>
      <text:p text:style-name="Standard">Freemium Model: Offer a free version of each product with basic features and a paid version for advanced functionality.</text:p>
      <text:p text:style-name="Standard"/>
      <text:p text:style-name="Standard">Subscription Plans: Monthly or annual subscriptions based on usage (e.g., number of AI agents, data storage).</text:p>
      <text:p text:style-name="Standard"/>
      <text:p text:style-name="Standard">Enterprise Licensing: Custom pricing for large organizations with specific needs.</text:p>
      <text:p text:style-name="Standard"/>
      <text:p text:style-name="Standard">Bundling:</text:p>
      <text:p text:style-name="Standard">Product Bundles: Offer discounted bundles for customers who purchase multiple products (e.g., SettingsWidget + MemoryCore).</text:p>
      <text:p text:style-name="Standard"/>
      <text:p text:style-name="Standard">Tiered Pricing: Provide different tiers (e.g., Basic, Pro, Enterprise) for each product to cater to <text:soft-page-break/>different customer segments.</text:p>
      <text:p text:style-name="Standard"/>
      <text:p text:style-name="Standard">Next Steps</text:p>
      <text:p text:style-name="Standard">Product Development:</text:p>
      <text:p text:style-name="Standard"/>
      <text:p text:style-name="Standard">Define the core features and roadmap for MemoryCore and AgentManager.</text:p>
      <text:p text:style-name="Standard"/>
      <text:p text:style-name="Standard">Ensure seamless integration between the three products.</text:p>
      <text:p text:style-name="Standard"/>
      <text:p text:style-name="Standard">Market Validation:</text:p>
      <text:p text:style-name="Standard"/>
      <text:p text:style-name="Standard">Conduct user research to validate the need for MemoryCore and AgentManager.</text:p>
      <text:p text:style-name="Standard"/>
      <text:p text:style-name="Standard">Gather feedback from early adopters to refine the products.</text:p>
      <text:p text:style-name="Standard"/>
      <text:p text:style-name="Standard">Go-to-Market Strategy:</text:p>
      <text:p text:style-name="Standard"/>
      <text:p text:style-name="Standard">Develop a marketing plan to promote the ecosystem (e.g., webinars, case studies, partnerships).</text:p>
      <text:p text:style-name="Standard"/>
      <text:p text:style-name="Standard">Leverage cross-selling opportunities to existing SettingsWidget users.</text:p>
      <text:p text:style-name="Standard"/>
      <text:p text:style-name="Standard">Scaling:</text:p>
      <text:p text:style-name="Standard"/>
      <text:p text:style-name="Standard">Build the technical infrastructure to support the ecosystem (e.g., cloud services, APIs).</text:p>
      <text:p text:style-name="Standard"/>
      <text:p text:style-name="Standard">Scale the sales and support teams to handle increased demand.</text:p>
      <text:p text:style-name="Standard"/>
      <text:p text:style-name="Standard">Conclusion</text:p>
      <text:p text:style-name="Standard">Introducing MemoryCore and AgentManager as complementary products to SettingsWidget is a strategic move that creates a broader and deeper ecosystem for AI integration and management. This ecosystem addresses multiple layers of the AI stack, from data management to agent orchestration, providing a comprehensive solution for businesses and developers. By leveraging the synergy between these products, you can differentiate your offering, capture a larger market share, and drive long-term growth.</text:p>
      <text:p text:style-name="Standard"/>
      <text:p text:style-name="Standard">what other products may be need to create a whole product experience</text:p>
      <text:p text:style-name="Standard">Creating a whole product experience involves addressing all aspects of the customer journey, from initial discovery to ongoing usage and support. To complement SettingsWidget, MemoryCore, and AgentManager, you may need additional products or services that fill gaps in the ecosystem and provide a seamless, end-to-end experience for users. Below are additional products and services that could enhance the ecosystem:</text:p>
      <text:p text:style-name="Standard"/>
      <text:p text:style-name="Standard">1. AI Marketplace (ModelHub)</text:p>
      <text:p text:style-name="Standard">Purpose:</text:p>
      <text:p text:style-name="Standard">A marketplace where users can discover, purchase, and deploy pre-trained AI models and plugins.</text:p>
      <text:p text:style-name="Standard"/>
      <text:p text:style-name="Standard">Key Features:</text:p>
      <text:p text:style-name="Standard">Model Catalog: A curated list of AI models (e.g., GPT, BERT, custom models) with detailed descriptions and pricing.</text:p>
      <text:p text:style-name="Standard"/>
      <text:p text:style-name="Standard">Plugin Ecosystem: Allow third-party developers to create and sell plugins for SettingsWidget, MemoryCore, and AgentManager.</text:p>
      <text:p text:style-name="Standard"><text:soft-page-break/></text:p>
      <text:p text:style-name="Standard">One-Click Deployment: Enable users to deploy models and plugins directly into their workflows.</text:p>
      <text:p text:style-name="Standard"/>
      <text:p text:style-name="Standard">How It Complements the Ecosystem:</text:p>
      <text:p text:style-name="Standard">Expands Capabilities: Users can easily add new AI models and functionalities to their workflows.</text:p>
      <text:p text:style-name="Standard"/>
      <text:p text:style-name="Standard">Monetization: Provides a revenue stream for third-party developers and incentivizes ecosystem growth.</text:p>
      <text:p text:style-name="Standard"/>
      <text:p text:style-name="Standard">2. Analytics and Monitoring (InsightAI)</text:p>
      <text:p text:style-name="Standard">Purpose:</text:p>
      <text:p text:style-name="Standard">A tool for monitoring and analyzing the performance of AI systems, workflows, and agents.</text:p>
      <text:p text:style-name="Standard"/>
      <text:p text:style-name="Standard">Key Features:</text:p>
      <text:p text:style-name="Standard">Performance Metrics: Track key metrics like response time, accuracy, and resource usage.</text:p>
      <text:p text:style-name="Standard"/>
      <text:p text:style-name="Standard">Error Tracking: Identify and troubleshoot errors in AI workflows.</text:p>
      <text:p text:style-name="Standard"/>
      <text:p text:style-name="Standard">Custom Dashboards: Create custom dashboards to visualize data and insights.</text:p>
      <text:p text:style-name="Standard"/>
      <text:p text:style-name="Standard">How It Complements the Ecosystem:</text:p>
      <text:p text:style-name="Standard">Optimization: Helps users optimize their AI systems and workflows for better performance.</text:p>
      <text:p text:style-name="Standard"/>
      <text:p text:style-name="Standard">Proactive Support: Enables users to identify and resolve issues before they impact operations.</text:p>
      <text:p text:style-name="Standard"/>
      <text:p text:style-name="Standard">3. Training and Onboarding (AcademyAI)</text:p>
      <text:p text:style-name="Standard">Purpose:</text:p>
      <text:p text:style-name="Standard">An educational platform that provides training, tutorials, and certifications for using the ecosystem.</text:p>
      <text:p text:style-name="Standard"/>
      <text:p text:style-name="Standard">Key Features:</text:p>
      <text:p text:style-name="Standard">Interactive Tutorials: Step-by-step guides for setting up and using SettingsWidget, MemoryCore, and AgentManager.</text:p>
      <text:p text:style-name="Standard"/>
      <text:p text:style-name="Standard">Certification Programs: Offer certifications for users who complete advanced training programs.</text:p>
      <text:p text:style-name="Standard"/>
      <text:p text:style-name="Standard">Community Forum: A platform for users to ask questions, share tips, and collaborate.</text:p>
      <text:p text:style-name="Standard"/>
      <text:p text:style-name="Standard">How It Complements the Ecosystem:</text:p>
      <text:p text:style-name="Standard">User Empowerment: Helps users get the most out of the ecosystem by providing the knowledge and skills they need.</text:p>
      <text:p text:style-name="Standard"/>
      <text:p text:style-name="Standard">Community Building: Fosters a sense of community and encourages user engagement.</text:p>
      <text:p text:style-name="Standard"/>
      <text:p text:style-name="Standard">4. Security and Compliance (SecureAI)</text:p>
      <text:p text:style-name="Standard">Purpose:</text:p>
      <text:p text:style-name="Standard">A tool for ensuring the security and compliance of AI systems and data.</text:p>
      <text:p text:style-name="Standard"/>
      <text:p text:style-name="Standard">Key Features:</text:p>
      <text:p text:style-name="Standard">Data Encryption: Encrypt data at rest and in transit to protect sensitive information.</text:p>
      <text:p text:style-name="Standard"/>
      <text:p text:style-name="Standard">Compliance Checks: Automatically check for compliance with regulations like GDPR, HIPAA, and CCPA.</text:p>
      <text:p text:style-name="Standard"><text:soft-page-break/></text:p>
      <text:p text:style-name="Standard">Access Control: Manage user permissions and access levels to ensure data security.</text:p>
      <text:p text:style-name="Standard"/>
      <text:p text:style-name="Standard">How It Complements the Ecosystem:</text:p>
      <text:p text:style-name="Standard">Risk Mitigation: Reduces the risk of data breaches and regulatory violations.</text:p>
      <text:p text:style-name="Standard"/>
      <text:p text:style-name="Standard">Trust Building: Builds trust with users by demonstrating a commitment to security and compliance.</text:p>
      <text:p text:style-name="Standard"/>
      <text:p text:style-name="Standard">5. Customer Support and Success (SupportAI)</text:p>
      <text:p text:style-name="Standard">Purpose:</text:p>
      <text:p text:style-name="Standard">A platform for providing customer support and ensuring user success.</text:p>
      <text:p text:style-name="Standard"/>
      <text:p text:style-name="Standard">Key Features:</text:p>
      <text:p text:style-name="Standard">24/7 Support: Offer round-the-clock support via chat, email, and phone.</text:p>
      <text:p text:style-name="Standard"/>
      <text:p text:style-name="Standard">Dedicated Success Managers: Provide personalized support for enterprise customers.</text:p>
      <text:p text:style-name="Standard"/>
      <text:p text:style-name="Standard">Knowledge Base: Maintain a comprehensive knowledge base with tutorials, guides, and troubleshooting tips.</text:p>
      <text:p text:style-name="Standard"/>
      <text:p text:style-name="Standard">How It Complements the Ecosystem:</text:p>
      <text:p text:style-name="Standard">User Satisfaction: Ensures users have the support they need to succeed, reducing churn and increasing loyalty.</text:p>
      <text:p text:style-name="Standard"/>
      <text:p text:style-name="Standard">Feedback Loop: Provides valuable feedback for improving the ecosystem.</text:p>
      <text:p text:style-name="Standard"/>
      <text:p text:style-name="Standard">6. Integration Platform (ConnectAI)</text:p>
      <text:p text:style-name="Standard">Purpose:</text:p>
      <text:p text:style-name="Standard">A platform for integrating the ecosystem with other tools and systems.</text:p>
      <text:p text:style-name="Standard"/>
      <text:p text:style-name="Standard">Key Features:</text:p>
      <text:p text:style-name="Standard">Pre-Built Connectors: Offer pre-built connectors for popular tools (e.g., Salesforce, Slack, Google Workspace).</text:p>
      <text:p text:style-name="Standard"/>
      <text:p text:style-name="Standard">Custom Integrations: Allow users to create custom integrations using APIs and SDKs.</text:p>
      <text:p text:style-name="Standard"/>
      <text:p text:style-name="Standard">Data Sync: Ensure data is synchronized across all connected systems.</text:p>
      <text:p text:style-name="Standard"/>
      <text:p text:style-name="Standard">How It Complements the Ecosystem:</text:p>
      <text:p text:style-name="Standard">Interoperability: Makes it easy for users to integrate the ecosystem with their existing tools and workflows.</text:p>
      <text:p text:style-name="Standard"/>
      <text:p text:style-name="Standard">Flexibility: Provides the flexibility to adapt the ecosystem to different use cases and environments.</text:p>
      <text:p text:style-name="Standard"/>
      <text:p text:style-name="Standard">7. AI Ethics and Bias Monitoring (EthicsAI)</text:p>
      <text:p text:style-name="Standard">Purpose:</text:p>
      <text:p text:style-name="Standard">A tool for monitoring and mitigating ethical issues and biases in AI systems.</text:p>
      <text:p text:style-name="Standard"/>
      <text:p text:style-name="Standard">Key Features:</text:p>
      <text:p text:style-name="Standard">Bias Detection: Identify and mitigate biases in AI models and workflows.</text:p>
      <text:p text:style-name="Standard"/>
      <text:p text:style-name="Standard">Ethical Guidelines: Provide guidelines and best practices for ethical AI usage.</text:p>
      <text:p text:style-name="Standard"><text:soft-page-break/></text:p>
      <text:p text:style-name="Standard">Audit Trails: Maintain audit trails for AI decisions to ensure transparency and accountability.</text:p>
      <text:p text:style-name="Standard"/>
      <text:p text:style-name="Standard">How It Complements the Ecosystem:</text:p>
      <text:p text:style-name="Standard">Responsible AI: Demonstrates a commitment to ethical AI practices, building trust with users and stakeholders.</text:p>
      <text:p text:style-name="Standard"/>
      <text:p text:style-name="Standard">Risk Management: Reduces the risk of ethical issues and biases impacting AI performance and reputation.</text:p>
      <text:p text:style-name="Standard"/>
      <text:p text:style-name="Standard">8. AI Experimentation and Prototyping (LabAI)</text:p>
      <text:p text:style-name="Standard">Purpose:</text:p>
      <text:p text:style-name="Standard">A sandbox environment for experimenting with AI models and workflows.</text:p>
      <text:p text:style-name="Standard"/>
      <text:p text:style-name="Standard">Key Features:</text:p>
      <text:p text:style-name="Standard">Sandbox Environment: Provide a safe environment for testing and prototyping AI models and workflows.</text:p>
      <text:p text:style-name="Standard"/>
      <text:p text:style-name="Standard">Templates and Examples: Offer templates and examples to help users get started quickly.</text:p>
      <text:p text:style-name="Standard"/>
      <text:p text:style-name="Standard">Collaboration Tools: Enable teams to collaborate on AI projects in real-time.</text:p>
      <text:p text:style-name="Standard"/>
      <text:p text:style-name="Standard">How It Complements the Ecosystem:</text:p>
      <text:p text:style-name="Standard">Innovation: Encourages users to experiment and innovate with AI, driving new use cases and applications.</text:p>
      <text:p text:style-name="Standard"/>
      <text:p text:style-name="Standard">Risk-Free Testing: Allows users to test new ideas without impacting production systems.</text:p>
      <text:p text:style-name="Standard"/>
      <text:p text:style-name="Standard">9. AI Governance and Policy Management (GovernAI)</text:p>
      <text:p text:style-name="Standard">Purpose:</text:p>
      <text:p text:style-name="Standard">A tool for managing AI governance and policies across an organization.</text:p>
      <text:p text:style-name="Standard"/>
      <text:p text:style-name="Standard">Key Features:</text:p>
      <text:p text:style-name="Standard">Policy Management: Define and enforce AI usage policies across the organization.</text:p>
      <text:p text:style-name="Standard"/>
      <text:p text:style-name="Standard">Governance Frameworks: Provide frameworks for managing AI risks and compliance.</text:p>
      <text:p text:style-name="Standard"/>
      <text:p text:style-name="Standard">Reporting and Auditing: Generate reports and audits to demonstrate compliance with governance policies.</text:p>
      <text:p text:style-name="Standard"/>
      <text:p text:style-name="Standard">How It Complements the Ecosystem:</text:p>
      <text:p text:style-name="Standard">Organizational Control: Ensures AI systems are used in alignment with organizational goals and policies.</text:p>
      <text:p text:style-name="Standard"/>
      <text:p text:style-name="Standard">Compliance: Helps organizations comply with internal and external governance requirements.</text:p>
      <text:p text:style-name="Standard"/>
      <text:p text:style-name="Standard">10. AI Marketplace for Data (DataHub)</text:p>
      <text:p text:style-name="Standard">Purpose:</text:p>
      <text:p text:style-name="Standard">A marketplace where users can buy, sell, and share datasets for training AI models.</text:p>
      <text:p text:style-name="Standard"/>
      <text:p text:style-name="Standard">Key Features:</text:p>
      <text:p text:style-name="Standard">Dataset Catalog: A curated list of datasets with detailed descriptions and pricing.</text:p>
      <text:p text:style-name="Standard"><text:soft-page-break/></text:p>
      <text:p text:style-name="Standard">Data Licensing: Provide licensing options for datasets to ensure compliance with data usage policies.</text:p>
      <text:p text:style-name="Standard"/>
      <text:p text:style-name="Standard">Data Quality Metrics: Offer metrics and reviews to help users evaluate dataset quality.</text:p>
      <text:p text:style-name="Standard"/>
      <text:p text:style-name="Standard">How It Complements the Ecosystem:</text:p>
      <text:p text:style-name="Standard">Data Accessibility: Makes it easy for users to access high-quality datasets for training AI models.</text:p>
      <text:p text:style-name="Standard"/>
      <text:p text:style-name="Standard">Monetization: Provides a revenue stream for data providers and incentivizes ecosystem growth.</text:p>
      <text:p text:style-name="Standard"/>
      <text:p text:style-name="Standard">Conclusion</text:p>
      <text:p text:style-name="Standard">By adding these complementary products and services, you can create a whole product experience that addresses all aspects of the customer journey. This ecosystem approach not only enhances the value of SettingsWidget, MemoryCore, and AgentManager but also provides a comprehensive solution for managing AI systems, data, and workflows. The key is to integrate these products seamlessly and ensure they work together harmoniously to deliver a unified, end-to-end experience for users.</text:p>
      <text:p text:style-name="Standard"/>
      <text:p text:style-name="Standard">Summary of the Whole Product Ecosystem</text:p>
      <text:p text:style-name="Standard">SettingsWidget: AI settings management and third-party integrations.</text:p>
      <text:p text:style-name="Standard"/>
      <text:p text:style-name="Standard">MemoryCore: Data management and contextual memory.</text:p>
      <text:p text:style-name="Standard"/>
      <text:p text:style-name="Standard">AgentManager: AI agent orchestration and workflow automation.</text:p>
      <text:p text:style-name="Standard"/>
      <text:p text:style-name="Standard">ModelHub: AI marketplace for models and plugins.</text:p>
      <text:p text:style-name="Standard"/>
      <text:p text:style-name="Standard">InsightAI: Analytics and monitoring for AI systems.</text:p>
      <text:p text:style-name="Standard"/>
      <text:p text:style-name="Standard">AcademyAI: Training and onboarding platform.</text:p>
      <text:p text:style-name="Standard"/>
      <text:p text:style-name="Standard">SecureAI: Security and compliance tool.</text:p>
      <text:p text:style-name="Standard"/>
      <text:p text:style-name="Standard">SupportAI: Customer support and success platform.</text:p>
      <text:p text:style-name="Standard"/>
      <text:p text:style-name="Standard">ConnectAI: Integration platform for connecting with other tools.</text:p>
      <text:p text:style-name="Standard"/>
      <text:p text:style-name="Standard">EthicsAI: AI ethics and bias monitoring.</text:p>
      <text:p text:style-name="Standard"/>
      <text:p text:style-name="Standard">LabAI: AI experimentation and prototyping.</text:p>
      <text:p text:style-name="Standard"/>
      <text:p text:style-name="Standard">GovernAI: AI governance and policy management.</text:p>
      <text:p text:style-name="Standard"/>
      <text:p text:style-name="Standard">DataHub: Marketplace for datasets.</text:p>
      <text:p text:style-name="Standard"/>
      <text:p text:style-name="Standard">This ecosystem provides a complete solution for businesses and developers, enabling them to leverage AI effectively while addressing security, compliance, and ethical considerations.</text:p>
      <text:p text:style-name="Standard"/>
      <text:p text:style-name="Standard">what could this company be called that delivers such products. create a profile</text:p>
      <text:p text:style-name="Standard">Creating a company name and profile for an organization that delivers a comprehensive ecosystem of AI products like SettingsWidget, MemoryCore, AgentManager, and others requires a name that <text:soft-page-break/>reflects innovation, trust, and scalability. The name should resonate with both technical and non-technical audiences and convey the company's mission to simplify and enhance AI integration and management.</text:p>
      <text:p text:style-name="Standard"/>
      <text:p text:style-name="Standard">Company Name: NexusAI</text:p>
      <text:p text:style-name="Standard">Why NexusAI?</text:p>
      <text:p text:style-name="Standard">Nexus: Represents a central connection point or hub, reflecting the company's role as a unifying platform for AI tools and services.</text:p>
      <text:p text:style-name="Standard"/>
      <text:p text:style-name="Standard">AI: Clearly indicates the company's focus on artificial intelligence.</text:p>
      <text:p text:style-name="Standard"/>
      <text:p text:style-name="Standard">Together: The name suggests integration, collaboration, and synergy, which are core to the company's mission.</text:p>
      <text:p text:style-name="Standard"/>
      <text:p text:style-name="Standard">Company Profile: NexusAI</text:p>
      <text:p text:style-name="Standard">Tagline:</text:p>
      <text:p text:style-name="Standard">"Empowering Intelligent Futures"</text:p>
      <text:p text:style-name="Standard"/>
      <text:p text:style-name="Standard">Mission Statement:</text:p>
      <text:p text:style-name="Standard">"At NexusAI, we empower businesses and developers to harness the full potential of artificial intelligence through a unified ecosystem of tools and services. Our mission is to simplify AI integration, enhance performance, and ensure ethical and secure AI usage, enabling our customers to innovate and thrive in an AI-driven world."</text:p>
      <text:p text:style-name="Standard"/>
      <text:p text:style-name="Standard">Vision Statement:</text:p>
      <text:p text:style-name="Standard">"To become the global leader in AI integration and management, providing a seamless, end-to-end ecosystem that transforms how businesses and developers leverage artificial intelligence."</text:p>
      <text:p text:style-name="Standard"/>
      <text:p text:style-name="Standard">Core Values:</text:p>
      <text:p text:style-name="Standard">Innovation: We continuously push the boundaries of AI technology to deliver cutting-edge solutions.</text:p>
      <text:p text:style-name="Standard"/>
      <text:p text:style-name="Standard">Simplicity: We make AI accessible and easy to use for everyone, regardless of technical expertise.</text:p>
      <text:p text:style-name="Standard"/>
      <text:p text:style-name="Standard">Trust: We prioritize security, compliance, and ethical AI practices to build trust with our customers.</text:p>
      <text:p text:style-name="Standard"/>
      <text:p text:style-name="Standard">Collaboration: We foster a community of users, developers, and partners to drive collective success.</text:p>
      <text:p text:style-name="Standard"/>
      <text:p text:style-name="Standard">Customer-Centricity: We are committed to delivering exceptional value and support to our customers.</text:p>
      <text:p text:style-name="Standard"/>
      <text:p text:style-name="Standard">Product Ecosystem:</text:p>
      <text:p text:style-name="Standard">NexusAI offers a comprehensive suite of products designed to address every aspect of AI integration and management:</text:p>
      <text:p text:style-name="Standard"/>
      <text:p text:style-name="Standard">SettingsWidget: Simplifies AI settings management and third-party integrations.</text:p>
      <text:p text:style-name="Standard"/>
      <text:p text:style-name="Standard">MemoryCore: Manages data and contextual memory for AI systems.</text:p>
      <text:p text:style-name="Standard"/>
      <text:p text:style-name="Standard">AgentManager: Orchestrates AI agents and workflows for complex tasks.</text:p>
      <text:p text:style-name="Standard"/>
      <text:p text:style-name="Standard">ModelHub: A marketplace for discovering and deploying AI models and plugins.</text:p>
      <text:p text:style-name="Standard"><text:soft-page-break/></text:p>
      <text:p text:style-name="Standard">InsightAI: Provides analytics and monitoring for AI systems.</text:p>
      <text:p text:style-name="Standard"/>
      <text:p text:style-name="Standard">AcademyAI: Offers training and onboarding for users and developers.</text:p>
      <text:p text:style-name="Standard"/>
      <text:p text:style-name="Standard">SecureAI: Ensures security and compliance for AI systems and data.</text:p>
      <text:p text:style-name="Standard"/>
      <text:p text:style-name="Standard">SupportAI: Delivers customer support and success services.</text:p>
      <text:p text:style-name="Standard"/>
      <text:p text:style-name="Standard">ConnectAI: Enables seamless integration with other tools and systems.</text:p>
      <text:p text:style-name="Standard"/>
      <text:p text:style-name="Standard">EthicsAI: Monitors and mitigates ethical issues and biases in AI systems.</text:p>
      <text:p text:style-name="Standard"/>
      <text:p text:style-name="Standard">LabAI: A sandbox environment for AI experimentation and prototyping.</text:p>
      <text:p text:style-name="Standard"/>
      <text:p text:style-name="Standard">GovernAI: Manages AI governance and policy across organizations.</text:p>
      <text:p text:style-name="Standard"/>
      <text:p text:style-name="Standard">DataHub: A marketplace for buying, selling, and sharing datasets.</text:p>
      <text:p text:style-name="Standard"/>
      <text:p text:style-name="Standard">Target Market:</text:p>
      <text:p text:style-name="Standard">Small and Medium Businesses (SMBs):</text:p>
      <text:p text:style-name="Standard"/>
      <text:p text:style-name="Standard">Looking for affordable, easy-to-use AI tools to enhance operations and customer experiences.</text:p>
      <text:p text:style-name="Standard"/>
      <text:p text:style-name="Standard">Enterprises:</text:p>
      <text:p text:style-name="Standard"/>
      <text:p text:style-name="Standard">Seeking scalable, secure, and customizable AI solutions for complex workflows and large-scale deployments.</text:p>
      <text:p text:style-name="Standard"/>
      <text:p text:style-name="Standard">Developers and Data Scientists:</text:p>
      <text:p text:style-name="Standard"/>
      <text:p text:style-name="Standard">Needing powerful tools to build, manage, and optimize AI-driven applications.</text:p>
      <text:p text:style-name="Standard"/>
      <text:p text:style-name="Standard">AI Enthusiasts and Hobbyists:</text:p>
      <text:p text:style-name="Standard"/>
      <text:p text:style-name="Standard">Exploring AI with accessible and customizable tools for experimentation and learning.</text:p>
      <text:p text:style-name="Standard"/>
      <text:p text:style-name="Standard">Revenue Model:</text:p>
      <text:p text:style-name="Standard">Freemium Model:</text:p>
      <text:p text:style-name="Standard"/>
      <text:p text:style-name="Standard">Offer free versions of products with basic features and paid versions for advanced functionality.</text:p>
      <text:p text:style-name="Standard"/>
      <text:p text:style-name="Standard">Subscription Plans:</text:p>
      <text:p text:style-name="Standard"/>
      <text:p text:style-name="Standard">Monthly or annual subscriptions based on usage (e.g., number of AI agents, data storage).</text:p>
      <text:p text:style-name="Standard"/>
      <text:p text:style-name="Standard">Enterprise Licensing:</text:p>
      <text:p text:style-name="Standard"/>
      <text:p text:style-name="Standard">Custom pricing for large organizations with specific needs.</text:p>
      <text:p text:style-name="Standard"/>
      <text:p text:style-name="Standard">Marketplace Revenue:</text:p>
      <text:p text:style-name="Standard"/>
      <text:p text:style-name="Standard"><text:soft-page-break/>Take a percentage of sales from the ModelHub and DataHub marketplaces.</text:p>
      <text:p text:style-name="Standard"/>
      <text:p text:style-name="Standard">Training and Certification:</text:p>
      <text:p text:style-name="Standard"/>
      <text:p text:style-name="Standard">Charge for advanced training programs and certifications through AcademyAI.</text:p>
      <text:p text:style-name="Standard"/>
      <text:p text:style-name="Standard">Go-to-Market Strategy:</text:p>
      <text:p text:style-name="Standard">Direct Sales:</text:p>
      <text:p text:style-name="Standard"/>
      <text:p text:style-name="Standard">Target enterprises and SMBs through direct outreach and partnerships.</text:p>
      <text:p text:style-name="Standard"/>
      <text:p text:style-name="Standard">Marketplaces:</text:p>
      <text:p text:style-name="Standard"/>
      <text:p text:style-name="Standard">List products on platforms like GitHub, Product Hunt, and AI marketplaces.</text:p>
      <text:p text:style-name="Standard"/>
      <text:p text:style-name="Standard">Content Marketing:</text:p>
      <text:p text:style-name="Standard"/>
      <text:p text:style-name="Standard">Publish blogs, tutorials, and case studies to educate potential customers.</text:p>
      <text:p text:style-name="Standard"/>
      <text:p text:style-name="Standard">Community Engagement:</text:p>
      <text:p text:style-name="Standard"/>
      <text:p text:style-name="Standard">Build a strong presence in AI communities on Reddit, Discord, and LinkedIn.</text:p>
      <text:p text:style-name="Standard"/>
      <text:p text:style-name="Standard">Webinars and Demos:</text:p>
      <text:p text:style-name="Standard"/>
      <text:p text:style-name="Standard">Host webinars to showcase the ecosystem's features and benefits.</text:p>
      <text:p text:style-name="Standard"/>
      <text:p text:style-name="Standard">Competitive Advantage:</text:p>
      <text:p text:style-name="Standard">Unified Ecosystem:</text:p>
      <text:p text:style-name="Standard"/>
      <text:p text:style-name="Standard">NexusAI offers a complete solution for AI integration and management, unlike competitors that focus on individual tools.</text:p>
      <text:p text:style-name="Standard"/>
      <text:p text:style-name="Standard">Ease of Use:</text:p>
      <text:p text:style-name="Standard"/>
      <text:p text:style-name="Standard">Designed for both technical and non-technical users, making AI accessible to a broader audience.</text:p>
      <text:p text:style-name="Standard"/>
      <text:p text:style-name="Standard">Advanced Customization:</text:p>
      <text:p text:style-name="Standard"/>
      <text:p text:style-name="Standard">Provides tools for fine-tuning AI models and customizing workflows to meet specific needs.</text:p>
      <text:p text:style-name="Standard"/>
      <text:p text:style-name="Standard">Security and Compliance:</text:p>
      <text:p text:style-name="Standard"/>
      <text:p text:style-name="Standard">Built-in encryption, API key masking, and compliance with data protection standards.</text:p>
      <text:p text:style-name="Standard"/>
      <text:p text:style-name="Standard">Community and Ecosystem:</text:p>
      <text:p text:style-name="Standard"/>
      <text:p text:style-name="Standard">Fosters a vibrant community of users, developers, and partners to drive innovation and growth.</text:p>
      <text:p text:style-name="Standard"/>
      <text:p text:style-name="Standard">Team:</text:p>
      <text:p text:style-name="Standard">Leadership:</text:p>
      <text:p text:style-name="Standard"/>
      <text:p text:style-name="Standard"><text:soft-page-break/>CEO: [Name], a seasoned entrepreneur with a track record of building successful SaaS products.</text:p>
      <text:p text:style-name="Standard"/>
      <text:p text:style-name="Standard">CTO: [Name], an AI expert with 10+ years of experience in machine learning and software engineering.</text:p>
      <text:p text:style-name="Standard"/>
      <text:p text:style-name="Standard">Head of Product: [Name], a product management leader with expertise in UX/UI design and customer-centric development.</text:p>
      <text:p text:style-name="Standard"/>
      <text:p text:style-name="Standard">Advisors:</text:p>
      <text:p text:style-name="Standard"/>
      <text:p text:style-name="Standard">Industry veterans in AI, cybersecurity, and SaaS growth strategies.</text:p>
      <text:p text:style-name="Standard"/>
      <text:p text:style-name="Standard">Financial Projections:</text:p>
      <text:p text:style-name="Standard">Year 1:</text:p>
      <text:p text:style-name="Standard"/>
      <text:p text:style-name="Standard">Focus on product development, user acquisition, and market validation.</text:p>
      <text:p text:style-name="Standard"/>
      <text:p text:style-name="Standard">Target 10,000 users with $500,000 in revenue.</text:p>
      <text:p text:style-name="Standard"/>
      <text:p text:style-name="Standard">Year 2:</text:p>
      <text:p text:style-name="Standard"/>
      <text:p text:style-name="Standard">Scale operations, expand features, and target 50,000 users with $2.5 million in revenue.</text:p>
      <text:p text:style-name="Standard"/>
      <text:p text:style-name="Standard">Year 3:</text:p>
      <text:p text:style-name="Standard"/>
      <text:p text:style-name="Standard">Achieve profitability with 200,000+ users and $10 million in revenue.</text:p>
      <text:p text:style-name="Standard"/>
      <text:p text:style-name="Standard">Conclusion</text:p>
      <text:p text:style-name="Standard">NexusAI is poised to become a global leader in AI integration and management, offering a comprehensive ecosystem of tools and services that empower businesses and developers to harness the full potential of artificial intelligence. By focusing on innovation, simplicity, and trust, NexusAI is transforming how AI is used, making it accessible, secure, and ethical for everyone.</text:p>
      <text:p text:style-name="Standard"/>
      <text:p text:style-name="Standard">who is the competition for NexusAI? and what is the exit strategy</text:p>
      <text:p text:style-name="Standard">To position NexusAI effectively in the market, it’s important to understand the competitive landscape and develop a clear exit strategy. Below is an analysis of the competition and potential exit strategies for NexusAI.</text:p>
      <text:p text:style-name="Standard"/>
      <text:p text:style-name="Standard">Competition for NexusAI</text:p>
      <text:p text:style-name="Standard">NexusAI operates in the AI integration and management space, which is rapidly growing and highly competitive. The competition can be categorized into direct competitors (offering similar products) and indirect competitors (offering partial solutions or overlapping functionalities).</text:p>
      <text:p text:style-name="Standard"/>
      <text:p text:style-name="Standard">1. Direct Competitors</text:p>
      <text:p text:style-name="Standard">These companies offer AI integration platforms or AI management tools that overlap with NexusAI's offerings:</text:p>
      <text:p text:style-name="Standard"/>
      <text:p text:style-name="Standard">OpenAI:</text:p>
      <text:p text:style-name="Standard"/>
      <text:p text:style-name="Standard">Products: OpenAI API, GPT models, DALL-E.</text:p>
      <text:p text:style-name="Standard"/>
      <text:p text:style-name="Standard">Strengths: Leading AI research and development, strong brand recognition.</text:p>
      <text:p text:style-name="Standard"><text:soft-page-break/></text:p>
      <text:p text:style-name="Standard">Weaknesses: Limited to OpenAI models, lacks a unified ecosystem for managing multiple AI systems.</text:p>
      <text:p text:style-name="Standard"/>
      <text:p text:style-name="Standard">Hugging Face:</text:p>
      <text:p text:style-name="Standard"/>
      <text:p text:style-name="Standard">Products: Transformers library, Model Hub, Spaces.</text:p>
      <text:p text:style-name="Standard"/>
      <text:p text:style-name="Standard">Strengths: Open-source community, extensive model library.</text:p>
      <text:p text:style-name="Standard"/>
      <text:p text:style-name="Standard">Weaknesses: Focused on developers, lacks tools for non-technical users.</text:p>
      <text:p text:style-name="Standard"/>
      <text:p text:style-name="Standard">DataRobot:</text:p>
      <text:p text:style-name="Standard"/>
      <text:p text:style-name="Standard">Products: AI platform for automated machine learning (AutoML).</text:p>
      <text:p text:style-name="Standard"/>
      <text:p text:style-name="Standard">Strengths: Strong focus on enterprise AI, robust AutoML capabilities.</text:p>
      <text:p text:style-name="Standard"/>
      <text:p text:style-name="Standard">Weaknesses: Expensive, complex for SMBs, limited to machine learning models.</text:p>
      <text:p text:style-name="Standard"/>
      <text:p text:style-name="Standard">Algorithmia:</text:p>
      <text:p text:style-name="Standard"/>
      <text:p text:style-name="Standard">Products: AI model deployment and management platform.</text:p>
      <text:p text:style-name="Standard"/>
      <text:p text:style-name="Standard">Strengths: Focus on MLOps, scalable infrastructure.</text:p>
      <text:p text:style-name="Standard"/>
      <text:p text:style-name="Standard">Weaknesses: Niche focus on model deployment, lacks broader AI management tools.</text:p>
      <text:p text:style-name="Standard"/>
      <text:p text:style-name="Standard">Snorkel AI:</text:p>
      <text:p text:style-name="Standard"/>
      <text:p text:style-name="Standard">Products: Data-centric AI platform for programmatic data labeling.</text:p>
      <text:p text:style-name="Standard"/>
      <text:p text:style-name="Standard">Strengths: Innovative approach to data labeling, strong enterprise focus.</text:p>
      <text:p text:style-name="Standard"/>
      <text:p text:style-name="Standard">Weaknesses: Limited to data labeling, lacks broader AI integration tools.</text:p>
      <text:p text:style-name="Standard"/>
      <text:p text:style-name="Standard">2. Indirect Competitors</text:p>
      <text:p text:style-name="Standard">These companies offer partial solutions or overlapping functionalities that could compete with specific NexusAI products:</text:p>
      <text:p text:style-name="Standard"/>
      <text:p text:style-name="Standard">Zapier / Make (formerly Integromat):</text:p>
      <text:p text:style-name="Standard"/>
      <text:p text:style-name="Standard">Products: Workflow automation tools.</text:p>
      <text:p text:style-name="Standard"/>
      <text:p text:style-name="Standard">Strengths: Easy-to-use, supports a wide range of integrations.</text:p>
      <text:p text:style-name="Standard"/>
      <text:p text:style-name="Standard">Weaknesses: Not AI-specific, lacks advanced AI customization.</text:p>
      <text:p text:style-name="Standard"/>
      <text:p text:style-name="Standard">Google Cloud AI / AWS AI / Azure AI:</text:p>
      <text:p text:style-name="Standard"/>
      <text:p text:style-name="Standard">Products: Cloud-based AI services and tools.</text:p>
      <text:p text:style-name="Standard"/>
      <text:p text:style-name="Standard"><text:soft-page-break/>Strengths: Scalable infrastructure, wide range of AI services.</text:p>
      <text:p text:style-name="Standard"/>
      <text:p text:style-name="Standard">Weaknesses: Complex for non-technical users, fragmented across multiple services.</text:p>
      <text:p text:style-name="Standard"/>
      <text:p text:style-name="Standard">SAS AI:</text:p>
      <text:p text:style-name="Standard"/>
      <text:p text:style-name="Standard">Products: AI and analytics platform.</text:p>
      <text:p text:style-name="Standard"/>
      <text:p text:style-name="Standard">Strengths: Strong enterprise focus, robust analytics capabilities.</text:p>
      <text:p text:style-name="Standard"/>
      <text:p text:style-name="Standard">Weaknesses: Expensive, complex for SMBs.</text:p>
      <text:p text:style-name="Standard"/>
      <text:p text:style-name="Standard">IBM Watson:</text:p>
      <text:p text:style-name="Standard"/>
      <text:p text:style-name="Standard">Products: AI platform for enterprise applications.</text:p>
      <text:p text:style-name="Standard"/>
      <text:p text:style-name="Standard">Strengths: Strong brand, enterprise-grade solutions.</text:p>
      <text:p text:style-name="Standard"/>
      <text:p text:style-name="Standard">Weaknesses: Expensive, perceived as outdated by some users.</text:p>
      <text:p text:style-name="Standard"/>
      <text:p text:style-name="Standard">Rasa:</text:p>
      <text:p text:style-name="Standard"/>
      <text:p text:style-name="Standard">Products: Open-source conversational AI platform.</text:p>
      <text:p text:style-name="Standard"/>
      <text:p text:style-name="Standard">Strengths: Strong focus on chatbots and conversational AI.</text:p>
      <text:p text:style-name="Standard"/>
      <text:p text:style-name="Standard">Weaknesses: Limited to conversational AI, lacks broader AI management tools.</text:p>
      <text:p text:style-name="Standard"/>
      <text:p text:style-name="Standard">NexusAI's Competitive Advantage</text:p>
      <text:p text:style-name="Standard">NexusAI differentiates itself through:</text:p>
      <text:p text:style-name="Standard"/>
      <text:p text:style-name="Standard">Unified Ecosystem: Combines AI settings management, data management, and agent orchestration in one platform.</text:p>
      <text:p text:style-name="Standard"/>
      <text:p text:style-name="Standard">Ease of Use: Designed for both technical and non-technical users, making AI accessible to a broader audience.</text:p>
      <text:p text:style-name="Standard"/>
      <text:p text:style-name="Standard">Advanced Customization: Provides tools for fine-tuning AI models and customizing workflows.</text:p>
      <text:p text:style-name="Standard"/>
      <text:p text:style-name="Standard">Security and Compliance: Built-in encryption, API key masking, and compliance with data protection standards.</text:p>
      <text:p text:style-name="Standard"/>
      <text:p text:style-name="Standard">Community and Ecosystem: Fosters a vibrant community of users, developers, and partners.</text:p>
      <text:p text:style-name="Standard"/>
      <text:p text:style-name="Standard">Exit Strategy</text:p>
      <text:p text:style-name="Standard">An exit strategy is crucial for attracting investors and ensuring long-term success. Here are potential exit strategies for NexusAI:</text:p>
      <text:p text:style-name="Standard"/>
      <text:p text:style-name="Standard">1. Acquisition</text:p>
      <text:p text:style-name="Standard">Target Acquirers:</text:p>
      <text:p text:style-name="Standard"/>
      <text:p text:style-name="Standard">Tech Giants: Companies like Google, Microsoft, Amazon, or IBM may acquire NexusAI to <text:soft-page-break/>enhance their AI offerings.</text:p>
      <text:p text:style-name="Standard"/>
      <text:p text:style-name="Standard">AI-Focused Companies: Firms like OpenAI, Hugging Face, or DataRobot may acquire NexusAI to expand their product portfolios.</text:p>
      <text:p text:style-name="Standard"/>
      <text:p text:style-name="Standard">Enterprise Software Companies: Companies like Salesforce, SAP, or Oracle may acquire NexusAI to integrate AI capabilities into their platforms.</text:p>
      <text:p text:style-name="Standard"/>
      <text:p text:style-name="Standard">Why Acquisition?:</text:p>
      <text:p text:style-name="Standard"/>
      <text:p text:style-name="Standard">NexusAI's unified ecosystem and strong market position make it an attractive acquisition target.</text:p>
      <text:p text:style-name="Standard"/>
      <text:p text:style-name="Standard">Acquirers can leverage NexusAI's technology to enhance their own AI offerings and gain a competitive edge.</text:p>
      <text:p text:style-name="Standard"/>
      <text:p text:style-name="Standard">2. IPO (Initial Public Offering)</text:p>
      <text:p text:style-name="Standard">Why IPO?:</text:p>
      <text:p text:style-name="Standard"/>
      <text:p text:style-name="Standard">If NexusAI achieves significant growth and market penetration, an IPO could be a viable exit strategy.</text:p>
      <text:p text:style-name="Standard"/>
      <text:p text:style-name="Standard">Going public would provide liquidity for investors and raise capital for further expansion.</text:p>
      <text:p text:style-name="Standard"/>
      <text:p text:style-name="Standard">Preparation:</text:p>
      <text:p text:style-name="Standard"/>
      <text:p text:style-name="Standard">Build a strong financial track record with consistent revenue growth.</text:p>
      <text:p text:style-name="Standard"/>
      <text:p text:style-name="Standard">Establish a clear path to profitability.</text:p>
      <text:p text:style-name="Standard"/>
      <text:p text:style-name="Standard">Strengthen corporate governance and compliance.</text:p>
      <text:p text:style-name="Standard"/>
      <text:p text:style-name="Standard">3. Strategic Partnership</text:p>
      <text:p text:style-name="Standard">Why Strategic Partnership?:</text:p>
      <text:p text:style-name="Standard"/>
      <text:p text:style-name="Standard">Forming strategic partnerships with larger companies (e.g., cloud providers like AWS, Google Cloud, or Azure) can provide access to resources, distribution channels, and customers.</text:p>
      <text:p text:style-name="Standard"/>
      <text:p text:style-name="Standard">Partnerships can also lead to a partial acquisition or joint venture.</text:p>
      <text:p text:style-name="Standard"/>
      <text:p text:style-name="Standard">Examples:</text:p>
      <text:p text:style-name="Standard"/>
      <text:p text:style-name="Standard">Partner with cloud providers to offer NexusAI as a managed service.</text:p>
      <text:p text:style-name="Standard"/>
      <text:p text:style-name="Standard">Collaborate with AI model providers (e.g., OpenAI, Hugging Face) to integrate their models into NexusAI.</text:p>
      <text:p text:style-name="Standard"/>
      <text:p text:style-name="Standard">4. Private Equity Buyout</text:p>
      <text:p text:style-name="Standard">Why Private Equity?:</text:p>
      <text:p text:style-name="Standard"/>
      <text:p text:style-name="Standard">Private equity firms may acquire NexusAI to optimize operations, scale the business, and eventually sell it at a higher valuation.</text:p>
      <text:p text:style-name="Standard"/>
      <text:p text:style-name="Standard"><text:soft-page-break/>This option is suitable if NexusAI has strong growth potential but needs additional resources to scale.</text:p>
      <text:p text:style-name="Standard"/>
      <text:p text:style-name="Standard">5. Merger</text:p>
      <text:p text:style-name="Standard">Why Merger?:</text:p>
      <text:p text:style-name="Standard"/>
      <text:p text:style-name="Standard">Merging with a complementary company (e.g., an AI-focused MLOps or data management firm) can create a stronger, more competitive entity.</text:p>
      <text:p text:style-name="Standard"/>
      <text:p text:style-name="Standard">A merger can also provide access to new markets and customers.</text:p>
      <text:p text:style-name="Standard"/>
      <text:p text:style-name="Standard">Key Considerations for Exit Strategy</text:p>
      <text:p text:style-name="Standard">Timing:</text:p>
      <text:p text:style-name="Standard"/>
      <text:p text:style-name="Standard">Exit when the company has achieved significant growth, market penetration, and profitability.</text:p>
      <text:p text:style-name="Standard"/>
      <text:p text:style-name="Standard">Monitor market trends and investor interest in AI technologies.</text:p>
      <text:p text:style-name="Standard"/>
      <text:p text:style-name="Standard">Valuation:</text:p>
      <text:p text:style-name="Standard"/>
      <text:p text:style-name="Standard">Build a strong valuation by demonstrating consistent revenue growth, a large customer base, and a competitive advantage.</text:p>
      <text:p text:style-name="Standard"/>
      <text:p text:style-name="Standard">Investor Alignment:</text:p>
      <text:p text:style-name="Standard"/>
      <text:p text:style-name="Standard">Ensure that the exit strategy aligns with the goals of investors and stakeholders.</text:p>
      <text:p text:style-name="Standard"/>
      <text:p text:style-name="Standard">Post-Exit Vision:</text:p>
      <text:p text:style-name="Standard"/>
      <text:p text:style-name="Standard">Consider the long-term vision for NexusAI and how the exit strategy aligns with it (e.g., continued innovation, market expansion).</text:p>
      <text:p text:style-name="Standard"/>
      <text:p text:style-name="Standard">Conclusion</text:p>
      <text:p text:style-name="Standard">NexusAI operates in a highly competitive but rapidly growing market, with both direct and indirect competitors. By leveraging its unified ecosystem, ease of use, and advanced customization, NexusAI can differentiate itself and capture a significant share of the market.</text:p>
      <text:p text:style-name="Standard"/>
      <text:p text:style-name="Standard">For the exit strategy, NexusAI has multiple options, including acquisition, IPO, strategic partnerships, private equity buyout, and merger. The choice of exit strategy will depend on factors like market conditions, investor goals, and the company's long-term vision. By planning strategically and executing effectively, NexusAI can achieve a successful exit and deliver significant value to its stakehol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ystem-ui, apple-system, system-ui, 'Segoe UI', Roboto, 'Noto Sans', Ubuntu, Cantarell, 'Helvetica Neue', Oxygen, 'Open Sans', sans-serif"/>
    <style:font-face style:name="OpenSymbol" svg:font-family="OpenSymbol"/>
    <style:font-face style:name="var ds-font-family-code" svg:font-family="'var ds-font-family-cod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jinder Jhol</meta:initial-creator>
    <meta:creation-date>2025-01-13T23:02:26</meta:creation-date>
    <dc:date>2025-01-13T23:18:12</dc:date>
    <dc:creator>Rajinder Jhol</dc:creator>
    <meta:editing-duration>PT15M47S</meta:editing-duration>
    <meta:editing-cycles>3</meta:editing-cycles>
    <meta:generator>OpenOffice/4.1.12$Unix OpenOffice.org_project/4112m1$Build-9809</meta:generator>
    <meta:document-statistic meta:table-count="0" meta:image-count="0" meta:object-count="0" meta:page-count="59" meta:paragraph-count="1709" meta:word-count="13415" meta:character-count="103279"/>
  </office:meta>
</office:document-meta>
</file>